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114.28mm"/>
    </style:style>
    <style:style style:name="co3" style:family="table-column">
      <style:table-column-properties fo:break-before="auto" style:column-width="32.91mm"/>
    </style:style>
    <style:style style:name="co4" style:family="table-column">
      <style:table-column-properties fo:break-before="auto" style:column-width="33.41mm"/>
    </style:style>
    <style:style style:name="co5" style:family="table-column">
      <style:table-column-properties fo:break-before="page" style:column-width="10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page" style:column-width="13.3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6.48mm"/>
    </style:style>
    <style:style style:name="co10" style:family="table-column">
      <style:table-column-properties fo:break-before="auto" style:column-width="28.59mm"/>
    </style:style>
    <style:style style:name="co11" style:family="table-column">
      <style:table-column-properties fo:break-before="auto" style:column-width="31.47mm"/>
    </style:style>
    <style:style style:name="co12" style:family="table-column">
      <style:table-column-properties fo:break-before="auto" style:column-width="39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page" style:use-optimal-row-height="true"/>
    </style:style>
    <style:style style:name="ro3" style:family="table-row">
      <style:table-row-properties style:row-height="10.57mm" fo:break-before="auto" style:use-optimal-row-height="false"/>
    </style:style>
    <style:style style:name="ro4" style:family="table-row">
      <style:table-row-properties style:row-height="12.63mm" fo:break-before="auto" style:use-optimal-row-height="false"/>
    </style:style>
    <style:style style:name="ro5" style:family="table-row">
      <style:table-row-properties style:row-height="17.04mm" fo:break-before="auto" style:use-optimal-row-height="true"/>
    </style:style>
    <style:style style:name="ro6" style:family="table-row">
      <style:table-row-properties style:row-height="12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72953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order-bottom="0.06pt solid #000000" fo:background-color="#2c001e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9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fo:background-color="#5e275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2" style:family="table-cell" style:parent-style-name="Default">
      <style:table-cell-properties fo:border-bottom="0.06pt solid #000000" fo:background-color="#330099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/>
    </style:style>
    <style:style style:name="ce13" style:family="table-cell" style:parent-style-name="Default">
      <style:table-cell-properties fo:border-bottom="0.06pt solid #000000" fo:background-color="#00331a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ff"/>
    </style:style>
    <style:style style:name="ce14" style:family="table-cell" style:parent-style-name="Default">
      <style:table-cell-properties fo:border-bottom="0.06pt solid #000000" fo:background-color="#7e0021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772953" fo:border="0.06pt solid #000000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ff"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0.06pt solid #000000" fo:background-color="#2c001e" fo:border-left="none" fo:border-right="none" fo:border-top="0.06pt solid #000000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fo:background-color="#ff99ff"/>
    </style:style>
    <style:style style:name="ce26" style:family="table-cell" style:parent-style-name="Default" style:data-style-name="N3">
      <style:table-cell-properties fo:background-color="#dd4814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7" style:family="table-cell" style:parent-style-name="Default" style:data-style-name="N11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2c001e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</style:style>
    <style:style style:name="ce31" style:family="table-cell" style:parent-style-name="Default" style:data-style-name="N3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330099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>
      <style:table-cell-properties fo:background-color="#336666"/>
      <style:text-properties fo:color="#ffffff" fo:font-weight="bold" style:font-weight-asian="bold" style:font-weight-complex="bold"/>
    </style:style>
    <style:style style:name="ce38" style:family="table-cell" style:parent-style-name="Default" style:data-style-name="N4">
      <style:table-cell-properties fo:background-color="transparent"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ff0000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46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5e275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5e2750" fo:border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5e275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5e2750"/>
    </style:style>
    <style:style style:name="ce5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>
      <style:table-cell-properties fo:background-color="#772953"/>
    </style:style>
    <style:style style:name="ce56" style:family="table-cell" style:parent-style-name="Default" style:data-style-name="N4"/>
    <style:style style:name="ce57" style:family="table-cell" style:parent-style-name="Default">
      <style:table-cell-properties fo:background-color="#ff3333"/>
      <style:text-properties fo:color="#eeeeee" fo:font-weight="bold" style:font-weight-asian="bold" style:font-weight-complex="bold"/>
    </style:style>
    <style:style style:name="ce58" style:family="table-cell" style:parent-style-name="Default">
      <style:table-cell-properties fo:background-color="#ffff66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ff00"/>
    </style:style>
    <style:style style:name="ce62" style:family="table-cell" style:parent-style-name="Default">
      <style:text-properties fo:color="#000000"/>
    </style:style>
    <style:style style:name="ce63" style:family="table-cell" style:parent-style-name="Default">
      <style:text-properties fo:font-style="italic" style:font-style-asian="italic" style:font-style-complex="italic"/>
    </style:style>
    <style:style style:name="ce64" style:family="table-cell" style:parent-style-name="Default" style:data-style-name="N120"/>
    <style:style style:name="ce65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66" style:family="table-cell" style:parent-style-name="Default" style:data-style-name="N1">
      <style:table-cell-properties fo:background-color="#ffff00"/>
    </style:style>
    <style:style style:name="ce67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772953" style:text-align-source="fix" style:repeat-content="false" fo:border="0.06pt solid #000000"/>
      <style:paragraph-properties fo:text-align="end" fo:margin-left="0mm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ackground-color="transparent"/>
      <style:text-properties fo:color="#eeeeee"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ffccff" fo:border-left="none" fo:border-right="none" fo:border-top="0.06pt solid #000000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fo:color="#000000"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order-bottom="0.06pt solid #000000" fo:background-color="#9999ff" fo:border-left="none" fo:border-right="none" fo:border-top="0.06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75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76" style:family="table-cell" style:parent-style-name="Default">
      <style:table-cell-properties fo:border-bottom="0.06pt solid #000000" fo:background-color="#3465a4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ackground-color="#990099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8" style:family="table-cell" style:parent-style-name="Default">
      <style:table-cell-properties fo:border-bottom="0.06pt solid #000000" fo:background-color="#ffccff" fo:border-left="none" fo:border-right="none" fo:border-top="0.06pt solid #000000"/>
    </style:style>
    <style:style style:name="ce79" style:family="table-cell" style:parent-style-name="Default">
      <style:table-cell-properties fo:border-bottom="0.06pt solid #000000" fo:background-color="#99ff66" fo:border-left="none" fo:border-right="none" fo:border-top="0.06pt solid #000000"/>
    </style:style>
    <style:style style:name="ce80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/>
    </style:style>
    <style:style style:name="ce81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82" style:family="table-cell" style:parent-style-name="Default">
      <style:table-cell-properties fo:border-bottom="0.06pt solid #000000" fo:background-color="#99ffff" style:text-align-source="fix" style:repeat-content="false" fo:border-left="none" fo:border-right="none" fo:border-top="0.06pt solid #000000"/>
      <style:paragraph-properties fo:text-align="center" fo:margin-left="0mm"/>
    </style:style>
    <style:style style:name="ce83" style:family="table-cell" style:parent-style-name="Default">
      <style:table-cell-properties fo:border-bottom="0.06pt solid #000000" fo:background-color="#ffccff" style:text-align-source="fix" style:repeat-content="false" fo:border-left="none" fo:border-right="none" fo:border-top="0.06pt solid #000000"/>
      <style:paragraph-properties fo:text-align="center" fo:margin-left="0mm"/>
    </style:style>
    <style:style style:name="ce8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</style:style>
    <style:style style:name="ce8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86" style:family="table-cell" style:parent-style-name="Default">
      <style:table-cell-properties fo:border-bottom="0.06pt solid #000000" fo:border-left="none" fo:border-right="none" fo:border-top="0.06pt solid #000000"/>
      <style:text-properties fo:color="#ff3333" fo:font-weight="bold" style:font-weight-asian="bold" style:font-weight-complex="bold"/>
    </style:style>
    <style:style style:name="ce87" style:family="table-cell" style:parent-style-name="Default">
      <style:table-cell-properties fo:border-bottom="0.06pt solid #000000" fo:background-color="#99ffff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ffcc00" fo:border-left="none" fo:border-right="none" fo:border-top="0.06pt solid #000000"/>
      <style:text-properties fo:color="#800000"/>
    </style:style>
  </office:automatic-styles>
  <office:body>
    <office:spreadsheet>
      <table:calculation-settings table:automatic-find-labels="false"/>
      <table:table table:name="Base Test Cases" table:style-name="ta1">
        <office:forms form:automatic-focus="false" form:apply-design-mode="false"/>
        <table:table-header-columns>
          <table:table-column table:style-name="co1" table:default-cell-style-name="ce2"/>
          <table:table-column table:style-name="co2" table:default-cell-style-name="ce21"/>
          <table:table-column table:style-name="co3" table:default-cell-style-name="ce16"/>
        </table:table-header-columns>
        <table:table-column table:style-name="co4" table:default-cell-style-name="ce40"/>
        <table:table-column table:style-name="co4" table:number-columns-repeated="3" table:default-cell-style-name="ce35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3" table:default-cell-style-name="ce35"/>
        <table:table-column table:style-name="co5" table:default-cell-style-name="Default"/>
        <table:table-column table:style-name="co4" table:default-cell-style-name="ce40"/>
        <table:table-column table:style-name="co4" table:number-columns-repeated="7" table:default-cell-style-name="ce35"/>
        <table:table-column table:style-name="co4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40"/>
        <table:table-column table:style-name="co4" table:number-columns-repeated="7" table:default-cell-style-name="ce35"/>
        <table:table-column table:style-name="co4" table:number-columns-repeated="4" table:default-cell-style-name="Default"/>
        <table:table-column table:style-name="co8" table:number-columns-repeated="971" table:default-cell-style-name="Default"/>
        <table:table-header-rows>
          <table:table-row table:style-name="ro1">
            <table:table-cell table:style-name="Default"/>
            <table:table-cell table:style-name="ce7" office:value-type="string" calcext:value-type="string">
              <text:p>TEST CASE </text:p>
            </table:table-cell>
            <table:table-cell table:style-name="ce22" office:value-type="string" calcext:value-type="string">
              <text:p>DEFINITION </text:p>
            </table:table-cell>
            <table:table-cell table:style-name="ce29"/>
            <table:table-cell table:style-name="ce22" office:value-type="string" calcext:value-type="string">
              <text:p>PURPOSE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8" office:value-type="string" calcext:value-type="string">
              <text:p>PERFECT LEARNING </text:p>
            </table:table-cell>
            <table:table-cell table:style-name="ce23" office:value-type="string" calcext:value-type="string">
              <text:p>f0/Delta s (train) = int</text:p>
            </table:table-cell>
            <table:table-cell table:style-name="ce30"/>
            <table:table-cell table:style-name="ce30" office:value-type="string" calcext:value-type="string">
              <text:p>Multi-component signal with 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9" office:value-type="string" calcext:value-type="string">
              <text:p>IMPERFECT LEARNING </text:p>
            </table:table-cell>
            <table:table-cell table:style-name="ce23" office:value-type="string" calcext:value-type="string">
              <text:p>f0/Delta s (train) != int</text:p>
            </table:table-cell>
            <table:table-cell table:style-name="ce30"/>
            <table:table-cell table:style-name="ce30" office:value-type="string" calcext:value-type="string">
              <text:p>Multi-component signal with im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0" office:value-type="string" calcext:value-type="string">
              <text:p>ADEQUATE SAMPLING </text:p>
            </table:table-cell>
            <table:table-cell table:style-name="ce23" office:value-type="string" calcext:value-type="string">
              <text:p>B / b_delta &gt;= J</text:p>
            </table:table-cell>
            <table:table-cell table:style-name="ce30"/>
            <table:table-cell table:style-name="ce30" office:value-type="string" calcext:value-type="string">
              <text:p>Number of true components is less than computational basis; signal includes at least 1 complete period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1" office:value-type="string" calcext:value-type="string">
              <text:p>UNDER SAMPLING </text:p>
            </table:table-cell>
            <table:table-cell table:style-name="ce23" office:value-type="string" calcext:value-type="string">
              <text:p>B / b_delta &lt;&lt;&lt; J</text:p>
            </table:table-cell>
            <table:table-cell table:style-name="ce30"/>
            <table:table-cell table:style-name="ce30" office:value-type="string" calcext:value-type="string">
              <text:p>Number of true components is more than computational basis; signal is not periodic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2" office:value-type="string" calcext:value-type="string">
              <text:p>CONTROL REGIME</text:p>
            </table:table-cell>
            <table:table-cell table:style-name="ce23" office:value-type="string" calcext:value-type="string">
              <text:p>Jf0 &lt; 2B</text:p>
            </table:table-cell>
            <table:table-cell table:style-name="ce30"/>
            <table:table-cell table:style-name="ce30" office:value-type="string" calcext:value-type="string">
              <text:p>True signal is bandlimited by atleast 2B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3" office:value-type="string" calcext:value-type="string">
              <text:p>ALIASED REGIME</text:p>
            </table:table-cell>
            <table:table-cell table:style-name="ce24" office:value-type="string" calcext:value-type="string">
              <text:p>Jf0 &gt; 2B</text:p>
            </table:table-cell>
            <table:table-cell table:style-name="ce30"/>
            <table:table-cell table:style-name="ce30" office:value-type="string" calcext:value-type="string">
              <text:p>True signal is not bandlimited by 2B. Equivalently, <text:s/>noise process is not slow relative to the measurement action.</text:p>
            </table:table-cell>
            <table:table-cell table:style-name="Default" table:number-columns-repeated="2"/>
            <table:table-cell table:number-columns-repeated="5"/>
            <table:table-cell table:style-name="Default"/>
            <table:table-cell table:style-name="Default" table:formula="of:=0.5/650" office:value-type="float" office:value="0.000769230769230769" calcext:value-type="float">
              <text:p>0.0007692308</text:p>
            </table:table-cell>
            <table:table-cell table:style-name="Default" table:number-columns-repeated="11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4" office:value-type="string" calcext:value-type="string">
              <text:p>SKIP MSMTS</text:p>
            </table:table-cell>
            <table:table-cell table:style-name="ce24" office:value-type="string" calcext:value-type="string">
              <text:p>by adjusting Delta t, N or setting gain = 0</text:p>
            </table:table-cell>
            <table:table-cell table:style-name="ce30"/>
            <table:table-cell table:style-name="ce30" office:value-type="string" calcext:value-type="string">
              <text:p>Scanning fs – randomised intervals at which W=0 could be similar to compressed sensing approaches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5" office:value-type="string" calcext:value-type="string">
              <text:p>Hardcoded Values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6" office:value-type="string" calcext:value-type="string">
              <text:p>Formulae</text:p>
            </table:table-cell>
            <table:table-cell table:style-name="ce25" office:value-type="string" calcext:value-type="string">
              <text:p>Hardcoded or Forumale</text:p>
            </table:table-cell>
            <table:table-cell table:style-name="Default" table:number-columns-repeated="4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7" office:value-type="string" calcext:value-type="string">
              <text:p>Variation /Tuned Parameter for Testing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4"/>
            <table:table-cell table:style-name="ce37" office:value-type="string" calcext:value-type="string">
              <text:p>pegged for aliasing </text:p>
            </table:table-cell>
            <table:table-cell table:style-name="Default" table:number-columns-repeated="8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</table:table-header-rows>
        <table:table-row table:style-name="ro1">
          <table:table-cell table:style-name="Default"/>
          <table:table-cell table:style-name="ce18" office:value-type="string" calcext:value-type="string">
            <text:p>SKIP MSMTS</text:p>
          </table:table-cell>
          <table:table-cell table:number-columns-repeated="5" table:style-name="ce26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26" office:value-type="float" office:value="1" calcext:value-type="float">
            <text:p>1</text:p>
          </table:table-cell>
          <table:table-cell/>
          <table:table-cell table:number-columns-repeated="14" table:style-name="ce26" office:value-type="float" office:value="1" calcext:value-type="float">
            <text:p>1</text:p>
          </table:table-cell>
          <table:table-cell/>
          <table:table-cell table:number-columns-repeated="14" table:style-name="ce26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Default"/>
          <table:table-cell table:style-name="ce18" office:value-type="string" calcext:value-type="string">
            <text:p>LOW NOISE CASE</text:p>
          </table:table-cell>
          <table:table-cell table:number-columns-repeated="5" table:style-name="ce27" office:value-type="percentage" office:value="0.01" calcext:value-type="percentage">
            <text:p>1.00%</text:p>
          </table:table-cell>
          <table:table-cell table:number-columns-repeated="5"/>
          <table:table-cell table:number-columns-repeated="13" table:style-name="ce27" office:value-type="percentage" office:value="0.01" calcext:value-type="percentage">
            <text:p>1.00%</text:p>
          </table:table-cell>
          <table:table-cell/>
          <table:table-cell table:number-columns-repeated="14" table:style-name="ce27" office:value-type="percentage" office:value="0.01" calcext:value-type="percentage">
            <text:p>1.00%</text:p>
          </table:table-cell>
          <table:table-cell/>
          <table:table-cell table:number-columns-repeated="14" table:style-name="ce27" office:value-type="percentage" office:value="0.01" calcext:value-type="percentage">
            <text:p>1.00%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 table:number-columns-spanned="1" table:number-rows-spanned="7">
            <text:p>PARAMETER</text:p>
            <text:p>REGIMES</text:p>
          </table:table-cell>
          <table:table-cell table:style-name="ce19" office:value-type="string" calcext:value-type="string">
            <text:p>TEST CASE </text:p>
          </table:table-cell>
          <table:table-cell table:style-name="ce19" office:value-type="string" calcext:value-type="string">
            <text:p>NUM 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5"/>
          <table:table-cell table:number-columns-repeated="13" table:style-name="ce31" office:value-type="float" office:value="4" calcext:value-type="float">
            <text:p>4</text:p>
          </table:table-cell>
          <table:table-cell/>
          <table:table-cell table:number-columns-repeated="3" table:style-name="ce31" office:value-type="float" office:value="5" calcext:value-type="float">
            <text:p>5</text:p>
          </table:table-cell>
          <table:table-cell table:style-name="ce31" table:number-columns-repeated="11"/>
          <table:table-cell/>
          <table:table-cell table:number-columns-repeated="3" table:style-name="ce31" office:value-type="float" office:value="6" calcext:value-type="float">
            <text:p>6</text:p>
          </table:table-cell>
          <table:table-cell table:style-name="ce31" table:number-columns-repeated="11"/>
          <table:table-cell table:number-columns-repeated="9"/>
          <table:table-cell table:style-name="ce55" table:number-columns-repeated="960"/>
        </table:table-row>
        <table:table-row table:style-name="ro1">
          <table:covered-table-cell/>
          <table:table-cell table:style-name="ce20" office:value-type="string" calcext:value-type="string">
            <text:p>REGIME NAME</text:p>
          </table:table-cell>
          <table:table-cell table:style-name="ce20"/>
          <table:table-cell table:style-name="ce32" office:value-type="string" calcext:value-type="string" table:number-columns-spanned="4" table:number-rows-spanned="1">
            <text:p>CONTROL REGIME</text:p>
          </table:table-cell>
          <table:covered-table-cell table:number-columns-repeated="3" table:style-name="ce43"/>
          <table:table-cell table:number-columns-repeated="5"/>
          <table:table-cell table:style-name="ce50" office:value-type="string" calcext:value-type="string">
            <text:p>Test Case 4</text:p>
          </table:table-cell>
          <table:table-cell table:style-name="ce50"/>
          <table:table-cell table:style-name="ce51" table:number-columns-repeated="11"/>
          <table:table-cell/>
          <table:table-cell table:style-name="ce37" office:value-type="string" calcext:value-type="string">
            <text:p>From Unaliased to Physically Aliased Regime, n_train fixed</text:p>
          </table:table-cell>
          <table:table-cell table:style-name="ce37" table:number-columns-repeated="13"/>
          <table:table-cell/>
          <table:table-cell table:style-name="ce37" office:value-type="string" calcext:value-type="string">
            <text:p>From Computationally Aliased to Physically Aliased Regime, n_train fixed</text:p>
          </table:table-cell>
          <table:table-cell table:style-name="ce37" table:number-columns-repeated="13"/>
          <table:table-cell table:number-columns-repeated="969"/>
        </table:table-row>
        <table:table-row table:style-name="ro1">
          <table:covered-table-cell/>
          <table:table-cell table:style-name="ce20" table:number-columns-repeated="2"/>
          <table:table-cell table:style-name="ce33" office:value-type="string" calcext:value-type="string" table:number-columns-spanned="2" table:number-rows-spanned="1">
            <text:p>ADEQUATE SAMPLING 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UNDER SAMPLING </text:p>
          </table:table-cell>
          <table:covered-table-cell table:style-name="ce49"/>
          <table:table-cell table:number-columns-repeated="5"/>
          <table:table-cell table:style-name="ce49" office:value-type="string" calcext:value-type="string">
            <text:p>Imperfect Learning with Varying Levels of Undersampling</text:p>
          </table:table-cell>
          <table:table-cell table:style-name="ce49" table:number-columns-repeated="1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10"/>
          <table:table-cell table:style-name="ce37" office:value-type="string" calcext:value-type="string">
            <text:p>doesn’t make sense for r&lt;2</text:p>
          </table:table-cell>
          <table:table-cell table:style-name="ce37" table:number-columns-repeated="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10"/>
          <table:table-cell table:style-name="ce37" office:value-type="string" calcext:value-type="string">
            <text:p>doesn’t make sense for r&lt;2</text:p>
          </table:table-cell>
          <table:table-cell table:style-name="ce37" table:number-columns-repeated="2"/>
          <table:table-cell table:number-columns-repeated="969"/>
        </table:table-row>
        <table:table-row table:style-name="ro1">
          <table:covered-table-cell/>
          <table:table-cell table:style-name="ce20" table:number-columns-repeated="2"/>
          <table:table-cell table:style-name="ce33" office:value-type="string" calcext:value-type="string">
            <text:p>PERFECT LEARNING </text:p>
          </table:table-cell>
          <table:table-cell table:style-name="ce44" office:value-type="string" calcext:value-type="string">
            <text:p>IMPERFECT LEARNING </text:p>
          </table:table-cell>
          <table:table-cell table:style-name="ce49" office:value-type="string" calcext:value-type="string">
            <text:p>PERFECT LEARNING </text:p>
          </table:table-cell>
          <table:table-cell table:style-name="ce49" office:value-type="string" calcext:value-type="string">
            <text:p>IMPERFECT LEARNING </text:p>
          </table:table-cell>
          <table:table-cell table:number-columns-repeated="5"/>
          <table:table-cell table:style-name="ce49" table:number-columns-repeated="13"/>
          <table:table-cell/>
          <table:table-cell table:style-name="ce37" office:value-type="string" calcext:value-type="string">
            <text:p>Test Case 5 variation 0 == Test Case 4 Variation 5</text:p>
          </table:table-cell>
          <table:table-cell table:style-name="ce37" table:number-columns-repeated="10"/>
          <table:table-cell table:style-name="ce37" office:value-type="string" calcext:value-type="string">
            <text:p>implicit B is encoded in KF basis</text:p>
          </table:table-cell>
          <table:table-cell table:style-name="ce37" table:number-columns-repeated="2"/>
          <table:table-cell/>
          <table:table-cell table:style-name="ce37" table:number-columns-repeated="11"/>
          <table:table-cell table:style-name="ce37" office:value-type="string" calcext:value-type="string">
            <text:p>implicit B is encoded in KF basis</text:p>
          </table:table-cell>
          <table:table-cell table:style-name="ce37" table:number-columns-repeated="2"/>
          <table:table-cell table:number-columns-repeated="969"/>
        </table:table-row>
        <table:table-row table:style-name="ro1">
          <table:covered-table-cell table:style-name="ce3"/>
          <table:table-cell table:style-name="ce19" office:value-type="string" calcext:value-type="string">
            <text:p>VARIATION NUM</text:p>
          </table:table-cell>
          <table:table-cell table:style-name="ce28" office:value-type="string" calcext:value-type="string">
            <text:p>NUM 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5"/>
          <table:table-cell table:style-name="ce28" office:value-type="float" office:value="1" calcext:value-type="float">
            <text:p>1</text:p>
          </table:table-cell>
          <table:table-cell table:style-name="ce28" table:formula="of:=[.M20]+1" office:value-type="float" office:value="2" calcext:value-type="float">
            <text:p>2</text:p>
          </table:table-cell>
          <table:table-cell table:style-name="ce28" table:formula="of:=[.N20]+1" office:value-type="float" office:value="3" calcext:value-type="float">
            <text:p>3</text:p>
          </table:table-cell>
          <table:table-cell table:style-name="ce28" table:formula="of:=[.O20]+1" office:value-type="float" office:value="4" calcext:value-type="float">
            <text:p>4</text:p>
          </table:table-cell>
          <table:table-cell table:style-name="ce28" table:formula="of:=[.P20]+1" office:value-type="float" office:value="5" calcext:value-type="float">
            <text:p>5</text:p>
          </table:table-cell>
          <table:table-cell table:style-name="ce28" table:formula="of:=[.Q20]+1" office:value-type="float" office:value="6" calcext:value-type="float">
            <text:p>6</text:p>
          </table:table-cell>
          <table:table-cell table:style-name="ce28" table:formula="of:=[.R20]+1" office:value-type="float" office:value="7" calcext:value-type="float">
            <text:p>7</text:p>
          </table:table-cell>
          <table:table-cell table:style-name="ce28" table:formula="of:=[.S20]+1" office:value-type="float" office:value="8" calcext:value-type="float">
            <text:p>8</text:p>
          </table:table-cell>
          <table:table-cell table:style-name="ce28" table:formula="of:=[.T20]+1" office:value-type="float" office:value="9" calcext:value-type="float">
            <text:p>9</text:p>
          </table:table-cell>
          <table:table-cell table:style-name="ce28" table:formula="of:=[.U20]+1" office:value-type="float" office:value="10" calcext:value-type="float">
            <text:p>10</text:p>
          </table:table-cell>
          <table:table-cell table:style-name="ce28" table:formula="of:=[.V20]+1" office:value-type="float" office:value="11" calcext:value-type="float">
            <text:p>11</text:p>
          </table:table-cell>
          <table:table-cell table:style-name="ce28" table:formula="of:=[.W20]+1" office:value-type="float" office:value="12" calcext:value-type="float">
            <text:p>12</text:p>
          </table:table-cell>
          <table:table-cell table:style-name="ce28" table:formula="of:=[.X20]+1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Z20]" office:value-type="float" office:value="1" calcext:value-type="float">
            <text:p>1</text:p>
          </table:table-cell>
          <table:table-cell table:style-name="ce28" table:formula="of:=[.AB20]+1" office:value-type="float" office:value="2" calcext:value-type="float">
            <text:p>2</text:p>
          </table:table-cell>
          <table:table-cell table:style-name="ce28" table:formula="of:=1+[.AC20]" office:value-type="float" office:value="3" calcext:value-type="float">
            <text:p>3</text:p>
          </table:table-cell>
          <table:table-cell table:style-name="ce28" table:formula="of:=1+[.AD20]" office:value-type="float" office:value="4" calcext:value-type="float">
            <text:p>4</text:p>
          </table:table-cell>
          <table:table-cell table:style-name="ce28" table:formula="of:=1+[.AE20]" office:value-type="float" office:value="5" calcext:value-type="float">
            <text:p>5</text:p>
          </table:table-cell>
          <table:table-cell table:style-name="ce28" table:formula="of:=1+[.AF20]" office:value-type="float" office:value="6" calcext:value-type="float">
            <text:p>6</text:p>
          </table:table-cell>
          <table:table-cell table:style-name="ce28" table:formula="of:=1+[.AG20]" office:value-type="float" office:value="7" calcext:value-type="float">
            <text:p>7</text:p>
          </table:table-cell>
          <table:table-cell table:style-name="ce28" table:formula="of:=1+[.AH20]" office:value-type="float" office:value="8" calcext:value-type="float">
            <text:p>8</text:p>
          </table:table-cell>
          <table:table-cell table:style-name="ce28" table:formula="of:=1+[.AI20]" office:value-type="float" office:value="9" calcext:value-type="float">
            <text:p>9</text:p>
          </table:table-cell>
          <table:table-cell table:style-name="ce28" table:formula="of:=1+[.AJ20]" office:value-type="float" office:value="10" calcext:value-type="float">
            <text:p>10</text:p>
          </table:table-cell>
          <table:table-cell table:style-name="ce28" table:formula="of:=1+[.AK20]" office:value-type="float" office:value="11" calcext:value-type="float">
            <text:p>11</text:p>
          </table:table-cell>
          <table:table-cell table:style-name="ce28" table:formula="of:=1+[.AL20]" office:value-type="float" office:value="12" calcext:value-type="float">
            <text:p>12</text:p>
          </table:table-cell>
          <table:table-cell table:style-name="ce28" table:formula="of:=1+[.AM20]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AP20]" office:value-type="float" office:value="1" calcext:value-type="float">
            <text:p>1</text:p>
          </table:table-cell>
          <table:table-cell table:style-name="ce28" table:formula="of:=[.AQ20]+1" office:value-type="float" office:value="2" calcext:value-type="float">
            <text:p>2</text:p>
          </table:table-cell>
          <table:table-cell table:style-name="ce28" table:formula="of:=1+[.AR20]" office:value-type="float" office:value="3" calcext:value-type="float">
            <text:p>3</text:p>
          </table:table-cell>
          <table:table-cell table:style-name="ce28" table:formula="of:=1+[.AS20]" office:value-type="float" office:value="4" calcext:value-type="float">
            <text:p>4</text:p>
          </table:table-cell>
          <table:table-cell table:style-name="ce28" table:formula="of:=1+[.AT20]" office:value-type="float" office:value="5" calcext:value-type="float">
            <text:p>5</text:p>
          </table:table-cell>
          <table:table-cell table:style-name="ce28" table:formula="of:=1+[.AU20]" office:value-type="float" office:value="6" calcext:value-type="float">
            <text:p>6</text:p>
          </table:table-cell>
          <table:table-cell table:style-name="ce28" table:formula="of:=1+[.AV20]" office:value-type="float" office:value="7" calcext:value-type="float">
            <text:p>7</text:p>
          </table:table-cell>
          <table:table-cell table:style-name="ce28" table:formula="of:=1+[.AW20]" office:value-type="float" office:value="8" calcext:value-type="float">
            <text:p>8</text:p>
          </table:table-cell>
          <table:table-cell table:style-name="ce28" table:formula="of:=1+[.AX20]" office:value-type="float" office:value="9" calcext:value-type="float">
            <text:p>9</text:p>
          </table:table-cell>
          <table:table-cell table:style-name="ce28" table:formula="of:=1+[.AY20]" office:value-type="float" office:value="10" calcext:value-type="float">
            <text:p>10</text:p>
          </table:table-cell>
          <table:table-cell table:style-name="ce28" table:formula="of:=1+[.AZ20]" office:value-type="float" office:value="11" calcext:value-type="float">
            <text:p>11</text:p>
          </table:table-cell>
          <table:table-cell table:style-name="ce28" table:formula="of:=1+[.BA20]" office:value-type="float" office:value="12" calcext:value-type="float">
            <text:p>12</text:p>
          </table:table-cell>
          <table:table-cell table:style-name="ce28" table:formula="of:=1+[.BB20]" office:value-type="float" office:value="13" calcext:value-type="float">
            <text:p>13</text:p>
          </table:table-cell>
          <table:table-cell table:number-columns-repeated="9"/>
          <table:table-cell table:style-name="ce3" table:number-columns-repeated="960"/>
        </table:table-row>
        <table:table-row table:style-name="ro1">
          <table:covered-table-cell/>
          <table:table-cell table:style-name="ce20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16" table:number-columns-repeated="4"/>
          <table:table-cell table:number-columns-repeated="5"/>
          <table:table-cell table:style-name="ce43" office:value-type="float" office:value="1.1" calcext:value-type="float">
            <text:p>1.1</text:p>
          </table:table-cell>
          <table:table-cell table:style-name="ce43" office:value-type="float" office:value="1.25" calcext:value-type="float">
            <text:p>1.25</text:p>
          </table:table-cell>
          <table:table-cell table:style-name="ce43" office:value-type="float" office:value="1.5" calcext:value-type="float">
            <text:p>1.5</text:p>
          </table:table-cell>
          <table:table-cell table:style-name="ce43" office:value-type="float" office:value="1.75" calcext:value-type="float">
            <text:p>1.7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.3" calcext:value-type="float">
            <text:p>2.3</text:p>
          </table:table-cell>
          <table:table-cell table:style-name="ce43" office:value-type="float" office:value="3.1" calcext:value-type="float">
            <text:p>3.1</text:p>
          </table:table-cell>
          <table:table-cell table:style-name="ce43" office:value-type="float" office:value="3.91" calcext:value-type="float">
            <text:p>3.9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3000" calcext:value-type="float">
            <text:p>3000</text:p>
          </table:table-cell>
          <table:table-cell/>
          <table:table-cell table:style-name="ce53" table:formula="of:=[.Q21]" office:value-type="float" office:value="2" calcext:value-type="float">
            <text:p>2</text:p>
          </table:table-cell>
          <table:table-cell table:style-name="ce43" table:number-columns-repeated="13"/>
          <table:table-cell/>
          <table:table-cell table:style-name="ce53"/>
          <table:table-cell table:style-name="ce43" table:number-columns-repeated="13"/>
          <table:table-cell table:number-columns-repeated="9"/>
          <table:table-cell table:style-name="ce56" table:number-columns-repeated="960"/>
        </table:table-row>
        <table:table-row table:style-name="ro1">
          <table:covered-table-cell/>
          <table:table-cell table:style-name="ce20"/>
          <table:table-cell/>
          <table:table-cell table:style-name="ce16" table:number-columns-repeated="4"/>
          <table:table-cell table:number-columns-repeated="5"/>
          <table:table-cell table:style-name="ce16" table:number-columns-repeated="12"/>
          <table:table-cell table:style-name="ce52" office:value-type="string" calcext:value-type="string">
            <text:p>Reduction to Test Case 2</text:p>
          </table:table-cell>
          <table:table-cell/>
          <table:table-cell table:style-name="ce39" table:formula="of:=[.Q22]" office:value-type="float" office:value="0" calcext:value-type="float">
            <text:p>0</text:p>
          </table:table-cell>
          <table:table-cell table:style-name="ce16" table:number-columns-repeated="13"/>
          <table:table-cell/>
          <table:table-cell table:style-name="ce39"/>
          <table:table-cell table:style-name="ce16" table:number-columns-repeated="13"/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2000" calcext:value-type="float">
            <text:p>2000</text:p>
          </table:table-cell>
          <table:table-cell table:number-columns-repeated="5"/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34" office:value-type="float" office:value="2000" calcext:value-type="float">
            <text:p>2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20" calcext:value-type="float">
            <text:p>20</text:p>
          </table:table-cell>
          <table:table-cell table:number-columns-repeated="5"/>
          <table:table-cell table:number-columns-repeated="13" table:style-name="ce34" office:value-type="float" office:value="20" calcext:value-type="float">
            <text:p>20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.8" calcext:value-type="float">
            <text:p>1.8</text:p>
          </table:table-cell>
          <table:table-cell table:style-name="ce45" office:value-type="float" office:value="1.25" calcext:value-type="float">
            <text:p>1.25</text:p>
          </table:table-cell>
          <table:table-cell table:style-name="ce45" office:value-type="float" office:value="1" calcext:value-type="float">
            <text:p>1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.8" calcext:value-type="float">
            <text:p>1.8</text:p>
          </table:table-cell>
          <table:table-cell table:style-name="ce45" office:value-type="float" office:value="1.25" calcext:value-type="float">
            <text:p>1.25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 table:style-name="ce35" table:formula="of:=[.D26]*[.D27]" office:value-type="float" office:value="1000" calcext:value-type="float">
            <text:p>1000</text:p>
          </table:table-cell>
          <table:table-cell table:formula="of:=[.E26]*[.E27]" office:value-type="float" office:value="1000" calcext:value-type="float">
            <text:p>1000</text:p>
          </table:table-cell>
          <table:table-cell table:formula="of:=[.F26]*[.F27]" office:value-type="float" office:value="1000" calcext:value-type="float">
            <text:p>1000</text:p>
          </table:table-cell>
          <table:table-cell table:formula="of:=[.G26]*[.G27]" office:value-type="float" office:value="1000" calcext:value-type="float">
            <text:p>1000</text:p>
          </table:table-cell>
          <table:table-cell table:number-columns-repeated="5"/>
          <table:table-cell table:formula="of:=[.M26]*[.M27]" office:value-type="float" office:value="1000" calcext:value-type="float">
            <text:p>1000</text:p>
          </table:table-cell>
          <table:table-cell table:formula="of:=[.N26]*[.N27]" office:value-type="float" office:value="1000" calcext:value-type="float">
            <text:p>1000</text:p>
          </table:table-cell>
          <table:table-cell table:formula="of:=[.O26]*[.O27]" office:value-type="float" office:value="1000" calcext:value-type="float">
            <text:p>1000</text:p>
          </table:table-cell>
          <table:table-cell table:formula="of:=[.P26]*[.P27]" office:value-type="float" office:value="1000" calcext:value-type="float">
            <text:p>1000</text:p>
          </table:table-cell>
          <table:table-cell table:formula="of:=[.Q26]*[.Q27]" office:value-type="float" office:value="1000" calcext:value-type="float">
            <text:p>1000</text:p>
          </table:table-cell>
          <table:table-cell table:formula="of:=[.R26]*[.R27]" office:value-type="float" office:value="1000" calcext:value-type="float">
            <text:p>1000</text:p>
          </table:table-cell>
          <table:table-cell table:formula="of:=[.S26]*[.S27]" office:value-type="float" office:value="1000" calcext:value-type="float">
            <text:p>1000</text:p>
          </table:table-cell>
          <table:table-cell table:formula="of:=[.T26]*[.T27]" office:value-type="float" office:value="1000" calcext:value-type="float">
            <text:p>1000</text:p>
          </table:table-cell>
          <table:table-cell table:formula="of:=[.U26]*[.U27]" office:value-type="float" office:value="1000" calcext:value-type="float">
            <text:p>1000</text:p>
          </table:table-cell>
          <table:table-cell table:formula="of:=[.V26]*[.V27]" office:value-type="float" office:value="1000" calcext:value-type="float">
            <text:p>1000</text:p>
          </table:table-cell>
          <table:table-cell table:formula="of:=[.W26]*[.W27]" office:value-type="float" office:value="1000" calcext:value-type="float">
            <text:p>1000</text:p>
          </table:table-cell>
          <table:table-cell table:formula="of:=[.X26]*[.X27]" office:value-type="float" office:value="1000" calcext:value-type="float">
            <text:p>1000</text:p>
          </table:table-cell>
          <table:table-cell table:formula="of:=[.Y26]*[.Y27]" office:value-type="float" office:value="1000" calcext:value-type="float">
            <text:p>100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B26]*[.AB27]" office:value-type="float" office:value="1000" calcext:value-type="float">
            <text:p>1000</text:p>
          </table:table-cell>
          <table:table-cell table:formula="of:=[.AC26]*[.AC27]" office:value-type="float" office:value="900" calcext:value-type="float">
            <text:p>900</text:p>
          </table:table-cell>
          <table:table-cell table:formula="of:=[.AD26]*[.AD27]" office:value-type="float" office:value="800" calcext:value-type="float">
            <text:p>800</text:p>
          </table:table-cell>
          <table:table-cell table:formula="of:=[.AE26]*[.AE27]" office:value-type="float" office:value="700" calcext:value-type="float">
            <text:p>700</text:p>
          </table:table-cell>
          <table:table-cell table:formula="of:=[.AF26]*[.AF27]" office:value-type="float" office:value="600" calcext:value-type="float">
            <text:p>600</text:p>
          </table:table-cell>
          <table:table-cell table:formula="of:=[.AG26]*[.AG27]" office:value-type="float" office:value="500" calcext:value-type="float">
            <text:p>500</text:p>
          </table:table-cell>
          <table:table-cell table:formula="of:=[.AH26]*[.AH27]" office:value-type="float" office:value="250" calcext:value-type="float">
            <text:p>250</text:p>
          </table:table-cell>
          <table:table-cell table:style-name="ce40" table:formula="of:=[.AI26]*[.AI27]" office:value-type="float" office:value="200" calcext:value-type="float">
            <text:p>200</text:p>
          </table:table-cell>
          <table:table-cell table:style-name="ce40" table:formula="of:=[.AJ26]*[.AJ27]" office:value-type="float" office:value="150" calcext:value-type="float">
            <text:p>150</text:p>
          </table:table-cell>
          <table:table-cell table:style-name="ce40" table:formula="of:=[.AK26]*[.AK27]" office:value-type="float" office:value="100" calcext:value-type="float">
            <text:p>100</text:p>
          </table:table-cell>
          <table:table-cell table:style-name="ce40" table:formula="of:=[.AL26]*[.AL27]" office:value-type="float" office:value="90" calcext:value-type="float">
            <text:p>90</text:p>
          </table:table-cell>
          <table:table-cell table:style-name="ce54" table:formula="of:=[.AM26]*[.AM27]" office:value-type="float" office:value="62.5" calcext:value-type="float">
            <text:p>62.5</text:p>
          </table:table-cell>
          <table:table-cell table:style-name="ce54" table:formula="of:=[.AN26]*[.AN27]" office:value-type="float" office:value="50" calcext:value-type="float">
            <text:p>5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Q26]*[.AQ27]" office:value-type="float" office:value="1000" calcext:value-type="float">
            <text:p>1000</text:p>
          </table:table-cell>
          <table:table-cell table:formula="of:=[.AR26]*[.AR27]" office:value-type="float" office:value="900" calcext:value-type="float">
            <text:p>900</text:p>
          </table:table-cell>
          <table:table-cell table:formula="of:=[.AS26]*[.AS27]" office:value-type="float" office:value="800" calcext:value-type="float">
            <text:p>800</text:p>
          </table:table-cell>
          <table:table-cell table:formula="of:=[.AT26]*[.AT27]" office:value-type="float" office:value="700" calcext:value-type="float">
            <text:p>700</text:p>
          </table:table-cell>
          <table:table-cell table:formula="of:=[.AU26]*[.AU27]" office:value-type="float" office:value="600" calcext:value-type="float">
            <text:p>600</text:p>
          </table:table-cell>
          <table:table-cell table:formula="of:=[.AV26]*[.AV27]" office:value-type="float" office:value="500" calcext:value-type="float">
            <text:p>500</text:p>
          </table:table-cell>
          <table:table-cell table:formula="of:=[.AW26]*[.AW27]" office:value-type="float" office:value="250" calcext:value-type="float">
            <text:p>250</text:p>
          </table:table-cell>
          <table:table-cell table:style-name="ce54" table:formula="of:=[.AX26]*[.AX27]" office:value-type="float" office:value="200" calcext:value-type="float">
            <text:p>200</text:p>
          </table:table-cell>
          <table:table-cell table:style-name="ce54" table:formula="of:=[.AY26]*[.AY27]" office:value-type="float" office:value="150" calcext:value-type="float">
            <text:p>150</text:p>
          </table:table-cell>
          <table:table-cell table:style-name="ce54" table:formula="of:=[.AZ26]*[.AZ27]" office:value-type="float" office:value="100" calcext:value-type="float">
            <text:p>100</text:p>
          </table:table-cell>
          <table:table-cell table:style-name="ce54" table:formula="of:=[.BA26]*[.BA27]" office:value-type="float" office:value="90" calcext:value-type="float">
            <text:p>90</text:p>
          </table:table-cell>
          <table:table-cell table:style-name="ce54" table:formula="of:=[.BB26]*[.BB27]" office:value-type="float" office:value="62.5" calcext:value-type="float">
            <text:p>62.5</text:p>
          </table:table-cell>
          <table:table-cell table:style-name="ce54" table:formula="of:=[.BC26]*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35" table:formula="of:=1/[.D29]" office:value-type="float" office:value="0.001" calcext:value-type="float">
            <text:p>0.001</text:p>
          </table:table-cell>
          <table:table-cell table:formula="of:=1/[.E29]" office:value-type="float" office:value="0.001" calcext:value-type="float">
            <text:p>0.001</text:p>
          </table:table-cell>
          <table:table-cell table:formula="of:=1/[.F29]" office:value-type="float" office:value="0.001" calcext:value-type="float">
            <text:p>0.001</text:p>
          </table:table-cell>
          <table:table-cell table:formula="of:=1/[.G29]" office:value-type="float" office:value="0.001" calcext:value-type="float">
            <text:p>0.001</text:p>
          </table:table-cell>
          <table:table-cell table:number-columns-repeated="5"/>
          <table:table-cell table:formula="of:=1/[.M29]" office:value-type="float" office:value="0.001" calcext:value-type="float">
            <text:p>0.001</text:p>
          </table:table-cell>
          <table:table-cell table:formula="of:=1/[.N29]" office:value-type="float" office:value="0.001" calcext:value-type="float">
            <text:p>0.001</text:p>
          </table:table-cell>
          <table:table-cell table:formula="of:=1/[.O29]" office:value-type="float" office:value="0.001" calcext:value-type="float">
            <text:p>0.001</text:p>
          </table:table-cell>
          <table:table-cell table:formula="of:=1/[.P29]" office:value-type="float" office:value="0.001" calcext:value-type="float">
            <text:p>0.001</text:p>
          </table:table-cell>
          <table:table-cell table:formula="of:=1/[.Q29]" office:value-type="float" office:value="0.001" calcext:value-type="float">
            <text:p>0.001</text:p>
          </table:table-cell>
          <table:table-cell table:formula="of:=1/[.R29]" office:value-type="float" office:value="0.001" calcext:value-type="float">
            <text:p>0.001</text:p>
          </table:table-cell>
          <table:table-cell table:formula="of:=1/[.S29]" office:value-type="float" office:value="0.001" calcext:value-type="float">
            <text:p>0.001</text:p>
          </table:table-cell>
          <table:table-cell table:formula="of:=1/[.T29]" office:value-type="float" office:value="0.001" calcext:value-type="float">
            <text:p>0.001</text:p>
          </table:table-cell>
          <table:table-cell table:formula="of:=1/[.U29]" office:value-type="float" office:value="0.001" calcext:value-type="float">
            <text:p>0.001</text:p>
          </table:table-cell>
          <table:table-cell table:formula="of:=1/[.V29]" office:value-type="float" office:value="0.001" calcext:value-type="float">
            <text:p>0.001</text:p>
          </table:table-cell>
          <table:table-cell table:formula="of:=1/[.W29]" office:value-type="float" office:value="0.001" calcext:value-type="float">
            <text:p>0.001</text:p>
          </table:table-cell>
          <table:table-cell table:formula="of:=1/[.X29]" office:value-type="float" office:value="0.001" calcext:value-type="float">
            <text:p>0.001</text:p>
          </table:table-cell>
          <table:table-cell table:formula="of:=1/[.Y29]" office:value-type="float" office:value="0.001" calcext:value-type="float">
            <text:p>0.001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B29]" office:value-type="float" office:value="0.001" calcext:value-type="float">
            <text:p>0.001</text:p>
          </table:table-cell>
          <table:table-cell table:formula="of:=1/[.AC29]" office:value-type="float" office:value="0.00111111111111111" calcext:value-type="float">
            <text:p>0.0011111111</text:p>
          </table:table-cell>
          <table:table-cell table:formula="of:=1/[.AD29]" office:value-type="float" office:value="0.00125" calcext:value-type="float">
            <text:p>0.00125</text:p>
          </table:table-cell>
          <table:table-cell table:formula="of:=1/[.AE29]" office:value-type="float" office:value="0.00142857142857143" calcext:value-type="float">
            <text:p>0.0014285714</text:p>
          </table:table-cell>
          <table:table-cell table:formula="of:=1/[.AF29]" office:value-type="float" office:value="0.00166666666666667" calcext:value-type="float">
            <text:p>0.0016666667</text:p>
          </table:table-cell>
          <table:table-cell table:formula="of:=1/[.AG29]" office:value-type="float" office:value="0.002" calcext:value-type="float">
            <text:p>0.002</text:p>
          </table:table-cell>
          <table:table-cell table:formula="of:=1/[.AH29]" office:value-type="float" office:value="0.004" calcext:value-type="float">
            <text:p>0.004</text:p>
          </table:table-cell>
          <table:table-cell table:style-name="ce35" table:formula="of:=1/[.AI29]" office:value-type="float" office:value="0.005" calcext:value-type="float">
            <text:p>0.005</text:p>
          </table:table-cell>
          <table:table-cell table:style-name="ce35" table:formula="of:=1/[.AJ29]" office:value-type="float" office:value="0.00666666666666667" calcext:value-type="float">
            <text:p>0.0066666667</text:p>
          </table:table-cell>
          <table:table-cell table:style-name="ce35" table:formula="of:=1/[.AK29]" office:value-type="float" office:value="0.01" calcext:value-type="float">
            <text:p>0.01</text:p>
          </table:table-cell>
          <table:table-cell table:style-name="ce35" table:formula="of:=1/[.AL29]" office:value-type="float" office:value="0.0111111111111111" calcext:value-type="float">
            <text:p>0.0111111111</text:p>
          </table:table-cell>
          <table:table-cell table:style-name="ce35" table:formula="of:=1/[.AM29]" office:value-type="float" office:value="0.016" calcext:value-type="float">
            <text:p>0.016</text:p>
          </table:table-cell>
          <table:table-cell table:style-name="ce35" table:formula="of:=1/[.AN29]" office:value-type="float" office:value="0.02" calcext:value-type="float">
            <text:p>0.02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Q29]" office:value-type="float" office:value="0.001" calcext:value-type="float">
            <text:p>0.001</text:p>
          </table:table-cell>
          <table:table-cell table:formula="of:=1/[.AR29]" office:value-type="float" office:value="0.00111111111111111" calcext:value-type="float">
            <text:p>0.0011111111</text:p>
          </table:table-cell>
          <table:table-cell table:formula="of:=1/[.AS29]" office:value-type="float" office:value="0.00125" calcext:value-type="float">
            <text:p>0.00125</text:p>
          </table:table-cell>
          <table:table-cell table:formula="of:=1/[.AT29]" office:value-type="float" office:value="0.00142857142857143" calcext:value-type="float">
            <text:p>0.0014285714</text:p>
          </table:table-cell>
          <table:table-cell table:formula="of:=1/[.AU29]" office:value-type="float" office:value="0.00166666666666667" calcext:value-type="float">
            <text:p>0.0016666667</text:p>
          </table:table-cell>
          <table:table-cell table:formula="of:=1/[.AV29]" office:value-type="float" office:value="0.002" calcext:value-type="float">
            <text:p>0.002</text:p>
          </table:table-cell>
          <table:table-cell table:formula="of:=1/[.AW29]" office:value-type="float" office:value="0.004" calcext:value-type="float">
            <text:p>0.004</text:p>
          </table:table-cell>
          <table:table-cell table:style-name="ce35" table:formula="of:=1/[.AX29]" office:value-type="float" office:value="0.005" calcext:value-type="float">
            <text:p>0.005</text:p>
          </table:table-cell>
          <table:table-cell table:style-name="ce35" table:formula="of:=1/[.AY29]" office:value-type="float" office:value="0.00666666666666667" calcext:value-type="float">
            <text:p>0.0066666667</text:p>
          </table:table-cell>
          <table:table-cell table:style-name="ce35" table:formula="of:=1/[.AZ29]" office:value-type="float" office:value="0.01" calcext:value-type="float">
            <text:p>0.01</text:p>
          </table:table-cell>
          <table:table-cell table:style-name="ce35" table:formula="of:=1/[.BA29]" office:value-type="float" office:value="0.0111111111111111" calcext:value-type="float">
            <text:p>0.0111111111</text:p>
          </table:table-cell>
          <table:table-cell table:style-name="ce35" table:formula="of:=1/[.BB29]" office:value-type="float" office:value="0.016" calcext:value-type="float">
            <text:p>0.016</text:p>
          </table:table-cell>
          <table:table-cell table:style-name="ce35" table:formula="of:=1/[.BC29]" office:value-type="float" office:value="0.02" calcext:value-type="float">
            <text:p>0.02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 table:style-name="ce35" table:formula="of:=1/([.D32]*[.D30])" office:value-type="float" office:value="0.487804878048781" calcext:value-type="float">
            <text:p>0.487804878</text:p>
          </table:table-cell>
          <table:table-cell table:formula="of:=1/([.E32]*[.E30])" office:value-type="float" office:value="0.487804878048781" calcext:value-type="float">
            <text:p>0.487804878</text:p>
          </table:table-cell>
          <table:table-cell table:formula="of:=1/([.F32]*[.F30])" office:value-type="float" office:value="0.487804878048781" calcext:value-type="float">
            <text:p>0.487804878</text:p>
          </table:table-cell>
          <table:table-cell table:formula="of:=1/([.G32]*[.G30])" office:value-type="float" office:value="0.487804878048781" calcext:value-type="float">
            <text:p>0.487804878</text:p>
          </table:table-cell>
          <table:table-cell table:number-columns-repeated="5"/>
          <table:table-cell table:formula="of:=1/([.M32]*[.M30])" office:value-type="float" office:value="0.487804878048781" calcext:value-type="float">
            <text:p>0.487804878</text:p>
          </table:table-cell>
          <table:table-cell table:formula="of:=1/([.N32]*[.N30])" office:value-type="float" office:value="0.487804878048781" calcext:value-type="float">
            <text:p>0.487804878</text:p>
          </table:table-cell>
          <table:table-cell table:formula="of:=1/([.O32]*[.O30])" office:value-type="float" office:value="0.487804878048781" calcext:value-type="float">
            <text:p>0.487804878</text:p>
          </table:table-cell>
          <table:table-cell table:formula="of:=1/([.P32]*[.P30])" office:value-type="float" office:value="0.487804878048781" calcext:value-type="float">
            <text:p>0.487804878</text:p>
          </table:table-cell>
          <table:table-cell table:formula="of:=1/([.Q32]*[.Q30])" office:value-type="float" office:value="0.487804878048781" calcext:value-type="float">
            <text:p>0.487804878</text:p>
          </table:table-cell>
          <table:table-cell table:formula="of:=1/([.R32]*[.R30])" office:value-type="float" office:value="0.487804878048781" calcext:value-type="float">
            <text:p>0.487804878</text:p>
          </table:table-cell>
          <table:table-cell table:formula="of:=1/([.S32]*[.S30])" office:value-type="float" office:value="0.487804878048781" calcext:value-type="float">
            <text:p>0.487804878</text:p>
          </table:table-cell>
          <table:table-cell table:formula="of:=1/([.T32]*[.T30])" office:value-type="float" office:value="0.487804878048781" calcext:value-type="float">
            <text:p>0.487804878</text:p>
          </table:table-cell>
          <table:table-cell table:formula="of:=1/([.U32]*[.U30])" office:value-type="float" office:value="0.487804878048781" calcext:value-type="float">
            <text:p>0.487804878</text:p>
          </table:table-cell>
          <table:table-cell table:formula="of:=1/([.V32]*[.V30])" office:value-type="float" office:value="0.487804878048781" calcext:value-type="float">
            <text:p>0.487804878</text:p>
          </table:table-cell>
          <table:table-cell table:formula="of:=1/([.W32]*[.W30])" office:value-type="float" office:value="0.487804878048781" calcext:value-type="float">
            <text:p>0.487804878</text:p>
          </table:table-cell>
          <table:table-cell table:formula="of:=1/([.X32]*[.X30])" office:value-type="float" office:value="0.487804878048781" calcext:value-type="float">
            <text:p>0.487804878</text:p>
          </table:table-cell>
          <table:table-cell table:formula="of:=1/([.Y32]*[.Y30])" office:value-type="float" office:value="0.487804878048781" calcext:value-type="float">
            <text:p>0.487804878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B32]*[.AB30])" office:value-type="float" office:value="0.487804878048781" calcext:value-type="float">
            <text:p>0.487804878</text:p>
          </table:table-cell>
          <table:table-cell table:formula="of:=1/([.AC32]*[.AC30])" office:value-type="float" office:value="0.439024390243902" calcext:value-type="float">
            <text:p>0.4390243902</text:p>
          </table:table-cell>
          <table:table-cell table:formula="of:=1/([.AD32]*[.AD30])" office:value-type="float" office:value="0.390243902439024" calcext:value-type="float">
            <text:p>0.3902439024</text:p>
          </table:table-cell>
          <table:table-cell table:formula="of:=1/([.AE32]*[.AE30])" office:value-type="float" office:value="0.341463414634146" calcext:value-type="float">
            <text:p>0.3414634146</text:p>
          </table:table-cell>
          <table:table-cell table:formula="of:=1/([.AF32]*[.AF30])" office:value-type="float" office:value="0.292682926829268" calcext:value-type="float">
            <text:p>0.2926829268</text:p>
          </table:table-cell>
          <table:table-cell table:formula="of:=1/([.AG32]*[.AG30])" office:value-type="float" office:value="0.24390243902439" calcext:value-type="float">
            <text:p>0.243902439</text:p>
          </table:table-cell>
          <table:table-cell table:formula="of:=1/([.AH32]*[.AH30])" office:value-type="float" office:value="0.121951219512195" calcext:value-type="float">
            <text:p>0.1219512195</text:p>
          </table:table-cell>
          <table:table-cell table:style-name="ce35" table:formula="of:=1/([.AI32]*[.AI30])" office:value-type="float" office:value="0.0975609756097561" calcext:value-type="float">
            <text:p>0.0975609756</text:p>
          </table:table-cell>
          <table:table-cell table:style-name="ce35" table:formula="of:=1/([.AJ32]*[.AJ30])" office:value-type="float" office:value="0.0731707317073171" calcext:value-type="float">
            <text:p>0.0731707317</text:p>
          </table:table-cell>
          <table:table-cell table:style-name="ce35" table:formula="of:=1/([.AK32]*[.AK30])" office:value-type="float" office:value="0.0487804878048781" calcext:value-type="float">
            <text:p>0.0487804878</text:p>
          </table:table-cell>
          <table:table-cell table:style-name="ce35" table:formula="of:=1/([.AL32]*[.AL30])" office:value-type="float" office:value="0.0439024390243902" calcext:value-type="float">
            <text:p>0.043902439</text:p>
          </table:table-cell>
          <table:table-cell table:style-name="ce35" table:formula="of:=1/([.AM32]*[.AM30])" office:value-type="float" office:value="0.0304878048780488" calcext:value-type="float">
            <text:p>0.0304878049</text:p>
          </table:table-cell>
          <table:table-cell table:style-name="ce35" table:formula="of:=1/([.AN32]*[.AN30])" office:value-type="float" office:value="0.024390243902439" calcext:value-type="float">
            <text:p>0.0243902439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Q32]*[.AQ30])" office:value-type="float" office:value="0.487804878048781" calcext:value-type="float">
            <text:p>0.487804878</text:p>
          </table:table-cell>
          <table:table-cell table:formula="of:=1/([.AR32]*[.AR30])" office:value-type="float" office:value="0.439024390243902" calcext:value-type="float">
            <text:p>0.4390243902</text:p>
          </table:table-cell>
          <table:table-cell table:formula="of:=1/([.AS32]*[.AS30])" office:value-type="float" office:value="0.390243902439024" calcext:value-type="float">
            <text:p>0.3902439024</text:p>
          </table:table-cell>
          <table:table-cell table:formula="of:=1/([.AT32]*[.AT30])" office:value-type="float" office:value="0.341463414634146" calcext:value-type="float">
            <text:p>0.3414634146</text:p>
          </table:table-cell>
          <table:table-cell table:formula="of:=1/([.AU32]*[.AU30])" office:value-type="float" office:value="0.292682926829268" calcext:value-type="float">
            <text:p>0.2926829268</text:p>
          </table:table-cell>
          <table:table-cell table:formula="of:=1/([.AV32]*[.AV30])" office:value-type="float" office:value="0.24390243902439" calcext:value-type="float">
            <text:p>0.243902439</text:p>
          </table:table-cell>
          <table:table-cell table:formula="of:=1/([.AW32]*[.AW30])" office:value-type="float" office:value="0.121951219512195" calcext:value-type="float">
            <text:p>0.1219512195</text:p>
          </table:table-cell>
          <table:table-cell table:style-name="ce35" table:formula="of:=1/([.AX32]*[.AX30])" office:value-type="float" office:value="0.0975609756097561" calcext:value-type="float">
            <text:p>0.0975609756</text:p>
          </table:table-cell>
          <table:table-cell table:style-name="ce35" table:formula="of:=1/([.AY32]*[.AY30])" office:value-type="float" office:value="0.0731707317073171" calcext:value-type="float">
            <text:p>0.0731707317</text:p>
          </table:table-cell>
          <table:table-cell table:style-name="ce35" table:formula="of:=1/([.AZ32]*[.AZ30])" office:value-type="float" office:value="0.0487804878048781" calcext:value-type="float">
            <text:p>0.0487804878</text:p>
          </table:table-cell>
          <table:table-cell table:style-name="ce35" table:formula="of:=1/([.BA32]*[.BA30])" office:value-type="float" office:value="0.0439024390243902" calcext:value-type="float">
            <text:p>0.043902439</text:p>
          </table:table-cell>
          <table:table-cell table:style-name="ce35" table:formula="of:=1/([.BB32]*[.BB30])" office:value-type="float" office:value="0.0304878048780488" calcext:value-type="float">
            <text:p>0.0304878049</text:p>
          </table:table-cell>
          <table:table-cell table:style-name="ce35" table:formula="of:=1/([.BC32]*[.BC30])" office:value-type="float" office:value="0.024390243902439" calcext:value-type="float">
            <text:p>0.024390243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 table:style-name="ce35" table:formula="of:=SUM([.D23:.D24])" office:value-type="float" office:value="2050" calcext:value-type="float">
            <text:p>2050</text:p>
          </table:table-cell>
          <table:table-cell table:formula="of:=SUM([.E23:.E24])" office:value-type="float" office:value="2050" calcext:value-type="float">
            <text:p>2050</text:p>
          </table:table-cell>
          <table:table-cell table:formula="of:=SUM([.F23:.F24])" office:value-type="float" office:value="2050" calcext:value-type="float">
            <text:p>2050</text:p>
          </table:table-cell>
          <table:table-cell table:formula="of:=SUM([.G23:.G24])" office:value-type="float" office:value="2050" calcext:value-type="float">
            <text:p>2050</text:p>
          </table:table-cell>
          <table:table-cell table:number-columns-repeated="5"/>
          <table:table-cell table:formula="of:=SUM([.M23:.M24])" office:value-type="float" office:value="2050" calcext:value-type="float">
            <text:p>2050</text:p>
          </table:table-cell>
          <table:table-cell table:formula="of:=SUM([.N23:.N24])" office:value-type="float" office:value="2050" calcext:value-type="float">
            <text:p>2050</text:p>
          </table:table-cell>
          <table:table-cell table:formula="of:=SUM([.O23:.O24])" office:value-type="float" office:value="2050" calcext:value-type="float">
            <text:p>2050</text:p>
          </table:table-cell>
          <table:table-cell table:formula="of:=SUM([.P23:.P24])" office:value-type="float" office:value="2050" calcext:value-type="float">
            <text:p>2050</text:p>
          </table:table-cell>
          <table:table-cell table:formula="of:=SUM([.Q23:.Q24])" office:value-type="float" office:value="2050" calcext:value-type="float">
            <text:p>2050</text:p>
          </table:table-cell>
          <table:table-cell table:formula="of:=SUM([.R23:.R24])" office:value-type="float" office:value="2050" calcext:value-type="float">
            <text:p>2050</text:p>
          </table:table-cell>
          <table:table-cell table:formula="of:=SUM([.S23:.S24])" office:value-type="float" office:value="2050" calcext:value-type="float">
            <text:p>2050</text:p>
          </table:table-cell>
          <table:table-cell table:formula="of:=SUM([.T23:.T24])" office:value-type="float" office:value="2050" calcext:value-type="float">
            <text:p>2050</text:p>
          </table:table-cell>
          <table:table-cell table:formula="of:=SUM([.U23:.U24])" office:value-type="float" office:value="2050" calcext:value-type="float">
            <text:p>2050</text:p>
          </table:table-cell>
          <table:table-cell table:formula="of:=SUM([.V23:.V24])" office:value-type="float" office:value="2050" calcext:value-type="float">
            <text:p>2050</text:p>
          </table:table-cell>
          <table:table-cell table:formula="of:=SUM([.W23:.W24])" office:value-type="float" office:value="2050" calcext:value-type="float">
            <text:p>2050</text:p>
          </table:table-cell>
          <table:table-cell table:formula="of:=SUM([.X23:.X24])" office:value-type="float" office:value="2050" calcext:value-type="float">
            <text:p>2050</text:p>
          </table:table-cell>
          <table:table-cell table:formula="of:=SUM([.Y23:.Y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B23:.AB24])" office:value-type="float" office:value="2050" calcext:value-type="float">
            <text:p>2050</text:p>
          </table:table-cell>
          <table:table-cell table:formula="of:=SUM([.AC23:.AC24])" office:value-type="float" office:value="2050" calcext:value-type="float">
            <text:p>2050</text:p>
          </table:table-cell>
          <table:table-cell table:formula="of:=SUM([.AD23:.AD24])" office:value-type="float" office:value="2050" calcext:value-type="float">
            <text:p>2050</text:p>
          </table:table-cell>
          <table:table-cell table:formula="of:=SUM([.AE23:.AE24])" office:value-type="float" office:value="2050" calcext:value-type="float">
            <text:p>2050</text:p>
          </table:table-cell>
          <table:table-cell table:formula="of:=SUM([.AF23:.AF24])" office:value-type="float" office:value="2050" calcext:value-type="float">
            <text:p>2050</text:p>
          </table:table-cell>
          <table:table-cell table:formula="of:=SUM([.AG23:.AG24])" office:value-type="float" office:value="2050" calcext:value-type="float">
            <text:p>2050</text:p>
          </table:table-cell>
          <table:table-cell table:formula="of:=SUM([.AH23:.AH24])" office:value-type="float" office:value="2050" calcext:value-type="float">
            <text:p>2050</text:p>
          </table:table-cell>
          <table:table-cell table:style-name="ce35" table:formula="of:=SUM([.AI23:.AI24])" office:value-type="float" office:value="2050" calcext:value-type="float">
            <text:p>2050</text:p>
          </table:table-cell>
          <table:table-cell table:style-name="ce35" table:formula="of:=SUM([.AJ23:.AJ24])" office:value-type="float" office:value="2050" calcext:value-type="float">
            <text:p>2050</text:p>
          </table:table-cell>
          <table:table-cell table:style-name="ce35" table:formula="of:=SUM([.AK23:.AK24])" office:value-type="float" office:value="2050" calcext:value-type="float">
            <text:p>2050</text:p>
          </table:table-cell>
          <table:table-cell table:style-name="ce35" table:formula="of:=SUM([.AL23:.AL24])" office:value-type="float" office:value="2050" calcext:value-type="float">
            <text:p>2050</text:p>
          </table:table-cell>
          <table:table-cell table:style-name="ce35" table:formula="of:=SUM([.AM23:.AM24])" office:value-type="float" office:value="2050" calcext:value-type="float">
            <text:p>2050</text:p>
          </table:table-cell>
          <table:table-cell table:style-name="ce35" table:formula="of:=SUM([.AN23:.AN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Q23:.AQ24])" office:value-type="float" office:value="2050" calcext:value-type="float">
            <text:p>2050</text:p>
          </table:table-cell>
          <table:table-cell table:formula="of:=SUM([.AR23:.AR24])" office:value-type="float" office:value="2050" calcext:value-type="float">
            <text:p>2050</text:p>
          </table:table-cell>
          <table:table-cell table:formula="of:=SUM([.AS23:.AS24])" office:value-type="float" office:value="2050" calcext:value-type="float">
            <text:p>2050</text:p>
          </table:table-cell>
          <table:table-cell table:formula="of:=SUM([.AT23:.AT24])" office:value-type="float" office:value="2050" calcext:value-type="float">
            <text:p>2050</text:p>
          </table:table-cell>
          <table:table-cell table:formula="of:=SUM([.AU23:.AU24])" office:value-type="float" office:value="2050" calcext:value-type="float">
            <text:p>2050</text:p>
          </table:table-cell>
          <table:table-cell table:formula="of:=SUM([.AV23:.AV24])" office:value-type="float" office:value="2050" calcext:value-type="float">
            <text:p>2050</text:p>
          </table:table-cell>
          <table:table-cell table:formula="of:=SUM([.AW23:.AW24])" office:value-type="float" office:value="2050" calcext:value-type="float">
            <text:p>2050</text:p>
          </table:table-cell>
          <table:table-cell table:style-name="ce35" table:formula="of:=SUM([.AX23:.AX24])" office:value-type="float" office:value="2050" calcext:value-type="float">
            <text:p>2050</text:p>
          </table:table-cell>
          <table:table-cell table:style-name="ce35" table:formula="of:=SUM([.AY23:.AY24])" office:value-type="float" office:value="2050" calcext:value-type="float">
            <text:p>2050</text:p>
          </table:table-cell>
          <table:table-cell table:style-name="ce35" table:formula="of:=SUM([.AZ23:.AZ24])" office:value-type="float" office:value="2050" calcext:value-type="float">
            <text:p>2050</text:p>
          </table:table-cell>
          <table:table-cell table:style-name="ce35" table:formula="of:=SUM([.BA23:.BA24])" office:value-type="float" office:value="2050" calcext:value-type="float">
            <text:p>2050</text:p>
          </table:table-cell>
          <table:table-cell table:style-name="ce35" table:formula="of:=SUM([.BB23:.BB24])" office:value-type="float" office:value="2050" calcext:value-type="float">
            <text:p>2050</text:p>
          </table:table-cell>
          <table:table-cell table:style-name="ce35" table:formula="of:=SUM([.BC23:.BC24])" office:value-type="float" office:value="2050" calcext:value-type="float">
            <text:p>20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 table:style-name="ce35" table:formula="of:=1/([.D23]*[.D30])" office:value-type="float" office:value="0.5" calcext:value-type="float">
            <text:p>0.5</text:p>
          </table:table-cell>
          <table:table-cell table:formula="of:=1/([.E23]*[.E30])" office:value-type="float" office:value="0.5" calcext:value-type="float">
            <text:p>0.5</text:p>
          </table:table-cell>
          <table:table-cell table:formula="of:=1/([.F23]*[.F30])" office:value-type="float" office:value="0.5" calcext:value-type="float">
            <text:p>0.5</text:p>
          </table:table-cell>
          <table:table-cell table:formula="of:=1/([.G23]*[.G30])" office:value-type="float" office:value="0.5" calcext:value-type="float">
            <text:p>0.5</text:p>
          </table:table-cell>
          <table:table-cell table:number-columns-repeated="5"/>
          <table:table-cell table:formula="of:=1/([.M23]*[.M30])" office:value-type="float" office:value="0.5" calcext:value-type="float">
            <text:p>0.5</text:p>
          </table:table-cell>
          <table:table-cell table:formula="of:=1/([.N23]*[.N30])" office:value-type="float" office:value="0.5" calcext:value-type="float">
            <text:p>0.5</text:p>
          </table:table-cell>
          <table:table-cell table:formula="of:=1/([.O23]*[.O30])" office:value-type="float" office:value="0.5" calcext:value-type="float">
            <text:p>0.5</text:p>
          </table:table-cell>
          <table:table-cell table:formula="of:=1/([.P23]*[.P30])" office:value-type="float" office:value="0.5" calcext:value-type="float">
            <text:p>0.5</text:p>
          </table:table-cell>
          <table:table-cell table:formula="of:=1/([.Q23]*[.Q30])" office:value-type="float" office:value="0.5" calcext:value-type="float">
            <text:p>0.5</text:p>
          </table:table-cell>
          <table:table-cell table:formula="of:=1/([.R23]*[.R30])" office:value-type="float" office:value="0.5" calcext:value-type="float">
            <text:p>0.5</text:p>
          </table:table-cell>
          <table:table-cell table:formula="of:=1/([.S23]*[.S30])" office:value-type="float" office:value="0.5" calcext:value-type="float">
            <text:p>0.5</text:p>
          </table:table-cell>
          <table:table-cell table:formula="of:=1/([.T23]*[.T30])" office:value-type="float" office:value="0.5" calcext:value-type="float">
            <text:p>0.5</text:p>
          </table:table-cell>
          <table:table-cell table:formula="of:=1/([.U23]*[.U30])" office:value-type="float" office:value="0.5" calcext:value-type="float">
            <text:p>0.5</text:p>
          </table:table-cell>
          <table:table-cell table:formula="of:=1/([.V23]*[.V30])" office:value-type="float" office:value="0.5" calcext:value-type="float">
            <text:p>0.5</text:p>
          </table:table-cell>
          <table:table-cell table:formula="of:=1/([.W23]*[.W30])" office:value-type="float" office:value="0.5" calcext:value-type="float">
            <text:p>0.5</text:p>
          </table:table-cell>
          <table:table-cell table:formula="of:=1/([.X23]*[.X30])" office:value-type="float" office:value="0.5" calcext:value-type="float">
            <text:p>0.5</text:p>
          </table:table-cell>
          <table:table-cell table:formula="of:=1/([.Y23]*[.Y30])" office:value-type="float" office:value="0.5" calcext:value-type="float">
            <text:p>0.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B23]*[.AB30])" office:value-type="float" office:value="0.5" calcext:value-type="float">
            <text:p>0.5</text:p>
          </table:table-cell>
          <table:table-cell table:formula="of:=1/([.AC23]*[.AC30])" office:value-type="float" office:value="0.45" calcext:value-type="float">
            <text:p>0.45</text:p>
          </table:table-cell>
          <table:table-cell table:formula="of:=1/([.AD23]*[.AD30])" office:value-type="float" office:value="0.4" calcext:value-type="float">
            <text:p>0.4</text:p>
          </table:table-cell>
          <table:table-cell table:formula="of:=1/([.AE23]*[.AE30])" office:value-type="float" office:value="0.35" calcext:value-type="float">
            <text:p>0.35</text:p>
          </table:table-cell>
          <table:table-cell table:formula="of:=1/([.AF23]*[.AF30])" office:value-type="float" office:value="0.3" calcext:value-type="float">
            <text:p>0.3</text:p>
          </table:table-cell>
          <table:table-cell table:formula="of:=1/([.AG23]*[.AG30])" office:value-type="float" office:value="0.25" calcext:value-type="float">
            <text:p>0.25</text:p>
          </table:table-cell>
          <table:table-cell table:formula="of:=1/([.AH23]*[.AH30])" office:value-type="float" office:value="0.125" calcext:value-type="float">
            <text:p>0.125</text:p>
          </table:table-cell>
          <table:table-cell table:style-name="ce35" table:formula="of:=1/([.AI23]*[.AI30])" office:value-type="float" office:value="0.1" calcext:value-type="float">
            <text:p>0.1</text:p>
          </table:table-cell>
          <table:table-cell table:style-name="ce35" table:formula="of:=1/([.AJ23]*[.AJ30])" office:value-type="float" office:value="0.075" calcext:value-type="float">
            <text:p>0.075</text:p>
          </table:table-cell>
          <table:table-cell table:style-name="ce35" table:formula="of:=1/([.AK23]*[.AK30])" office:value-type="float" office:value="0.05" calcext:value-type="float">
            <text:p>0.05</text:p>
          </table:table-cell>
          <table:table-cell table:style-name="ce35" table:formula="of:=1/([.AL23]*[.AL30])" office:value-type="float" office:value="0.045" calcext:value-type="float">
            <text:p>0.045</text:p>
          </table:table-cell>
          <table:table-cell table:style-name="ce35" table:formula="of:=1/([.AM23]*[.AM30])" office:value-type="float" office:value="0.03125" calcext:value-type="float">
            <text:p>0.03125</text:p>
          </table:table-cell>
          <table:table-cell table:style-name="ce35" table:formula="of:=1/([.AN23]*[.AN30])" office:value-type="float" office:value="0.025" calcext:value-type="float">
            <text:p>0.02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Q23]*[.AQ30])" office:value-type="float" office:value="0.5" calcext:value-type="float">
            <text:p>0.5</text:p>
          </table:table-cell>
          <table:table-cell table:formula="of:=1/([.AR23]*[.AR30])" office:value-type="float" office:value="0.45" calcext:value-type="float">
            <text:p>0.45</text:p>
          </table:table-cell>
          <table:table-cell table:formula="of:=1/([.AS23]*[.AS30])" office:value-type="float" office:value="0.4" calcext:value-type="float">
            <text:p>0.4</text:p>
          </table:table-cell>
          <table:table-cell table:formula="of:=1/([.AT23]*[.AT30])" office:value-type="float" office:value="0.35" calcext:value-type="float">
            <text:p>0.35</text:p>
          </table:table-cell>
          <table:table-cell table:formula="of:=1/([.AU23]*[.AU30])" office:value-type="float" office:value="0.3" calcext:value-type="float">
            <text:p>0.3</text:p>
          </table:table-cell>
          <table:table-cell table:formula="of:=1/([.AV23]*[.AV30])" office:value-type="float" office:value="0.25" calcext:value-type="float">
            <text:p>0.25</text:p>
          </table:table-cell>
          <table:table-cell table:formula="of:=1/([.AW23]*[.AW30])" office:value-type="float" office:value="0.125" calcext:value-type="float">
            <text:p>0.125</text:p>
          </table:table-cell>
          <table:table-cell table:style-name="ce35" table:formula="of:=1/([.AX23]*[.AX30])" office:value-type="float" office:value="0.1" calcext:value-type="float">
            <text:p>0.1</text:p>
          </table:table-cell>
          <table:table-cell table:style-name="ce35" table:formula="of:=1/([.AY23]*[.AY30])" office:value-type="float" office:value="0.075" calcext:value-type="float">
            <text:p>0.075</text:p>
          </table:table-cell>
          <table:table-cell table:style-name="ce35" table:formula="of:=1/([.AZ23]*[.AZ30])" office:value-type="float" office:value="0.05" calcext:value-type="float">
            <text:p>0.05</text:p>
          </table:table-cell>
          <table:table-cell table:style-name="ce35" table:formula="of:=1/([.BA23]*[.BA30])" office:value-type="float" office:value="0.045" calcext:value-type="float">
            <text:p>0.045</text:p>
          </table:table-cell>
          <table:table-cell table:style-name="ce35" table:formula="of:=1/([.BB23]*[.BB30])" office:value-type="float" office:value="0.03125" calcext:value-type="float">
            <text:p>0.03125</text:p>
          </table:table-cell>
          <table:table-cell table:style-name="ce35" table:formula="of:=1/([.BC23]*[.BC30])" office:value-type="float" office:value="0.025" calcext:value-type="float">
            <text:p>0.025</text:p>
          </table:table-cell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4">
            <text:p>TRUTH</text:p>
          </table:table-cell>
          <table:table-cell table:number-columns-repeated="2"/>
          <table:table-cell table:style-name="ce35"/>
          <table:table-cell table:number-columns-repeated="22"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 table:style-name="ce34" office:value-type="float" office:value="2" calcext:value-type="float">
            <text:p>2</text:p>
          </table:table-cell>
          <table:table-cell table:style-name="ce45" table:formula="of:=[.D35]*2/3" office:value-type="float" office:value="1.33333333333333" calcext:value-type="float">
            <text:p>1.3333333333</text:p>
          </table:table-cell>
          <table:table-cell table:style-name="ce47" table:formula="of:=4*10^(-4)" office:value-type="float" office:value="0.0004" calcext:value-type="float">
            <text:p>0.0004</text:p>
          </table:table-cell>
          <table:table-cell table:style-name="ce47" table:formula="of:=[.F35]*10/9" office:value-type="float" office:value="0.000444444444444444" calcext:value-type="float">
            <text:p>0.0004444444</text:p>
          </table:table-cell>
          <table:table-cell table:number-columns-repeated="5"/>
          <table:table-cell table:style-name="ce47" table:formula="of:=[.$G35]*[.M21]" office:value-type="float" office:value="0.000488888888888889" calcext:value-type="float">
            <text:p>0.0004888889</text:p>
          </table:table-cell>
          <table:table-cell table:style-name="ce47" table:formula="of:=[.$G35]*[.N21]" office:value-type="float" office:value="0.000555555555555556" calcext:value-type="float">
            <text:p>0.0005555556</text:p>
          </table:table-cell>
          <table:table-cell table:style-name="ce47" table:formula="of:=[.$G35]*[.O21]" office:value-type="float" office:value="0.000666666666666667" calcext:value-type="float">
            <text:p>0.0006666667</text:p>
          </table:table-cell>
          <table:table-cell table:style-name="ce47" table:formula="of:=[.$G35]*[.P21]" office:value-type="float" office:value="0.000777777777777778" calcext:value-type="float">
            <text:p>0.0007777778</text:p>
          </table:table-cell>
          <table:table-cell table:style-name="ce47" table:formula="of:=[.$G35]*[.Q21]" office:value-type="float" office:value="0.000888888888888889" calcext:value-type="float">
            <text:p>0.0008888889</text:p>
          </table:table-cell>
          <table:table-cell table:style-name="ce47" table:formula="of:=[.$G35]*[.R21]" office:value-type="float" office:value="0.00102222222222222" calcext:value-type="float">
            <text:p>0.0010222222</text:p>
          </table:table-cell>
          <table:table-cell table:style-name="ce47" table:formula="of:=[.$G35]*[.S21]" office:value-type="float" office:value="0.00137777777777778" calcext:value-type="float">
            <text:p>0.0013777778</text:p>
          </table:table-cell>
          <table:table-cell table:style-name="ce47" table:formula="of:=[.$G35]*[.T21]" office:value-type="float" office:value="0.00173777777777778" calcext:value-type="float">
            <text:p>0.0017377778</text:p>
          </table:table-cell>
          <table:table-cell table:style-name="ce47" table:formula="of:=[.$G35]*[.U21]" office:value-type="float" office:value="0.00222222222222222" calcext:value-type="float">
            <text:p>0.0022222222</text:p>
          </table:table-cell>
          <table:table-cell table:style-name="ce47" table:formula="of:=[.$G35]*[.V21]" office:value-type="float" office:value="0.00355555555555556" calcext:value-type="float">
            <text:p>0.0035555556</text:p>
          </table:table-cell>
          <table:table-cell table:style-name="ce47" table:formula="of:=[.$G35]*[.W21]" office:value-type="float" office:value="0.00444444444444444" calcext:value-type="float">
            <text:p>0.0044444444</text:p>
          </table:table-cell>
          <table:table-cell table:style-name="ce47" table:formula="of:=[.$G35]*[.X21]" office:value-type="float" office:value="0.0222222222222222" calcext:value-type="float">
            <text:p>0.0222222222</text:p>
          </table:table-cell>
          <table:table-cell table:style-name="ce47" table:formula="of:=[.$G35]*[.Y21]" office:value-type="float" office:value="1.33333333333333" calcext:value-type="float">
            <text:p>1.3333333333</text:p>
          </table:table-cell>
          <table:table-cell/>
          <table:table-cell table:style-name="ce47" table:formula="of:=[.Q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/>
          <table:table-cell table:style-name="ce47" table:formula="of:=[.Q35]" office:value-type="float" office:value="0.000888888888888889" calcext:value-type="float">
            <text:p>0.0008888889</text:p>
          </table:table-cell>
          <table:table-cell table:style-name="ce40" table:formula="of:=[.AP35]" office:value-type="float" office:value="0.000888888888888889" calcext:value-type="float">
            <text:p>0.0008888889</text:p>
          </table:table-cell>
          <table:table-cell table:style-name="ce40" table:formula="of:=[.AP35]" office:value-type="float" office:value="0.000888888888888889" calcext:value-type="float">
            <text:p>0.0008888889</text:p>
          </table:table-cell>
          <table:table-cell table:style-name="ce40" table:formula="of:=[.AR35]" office:value-type="float" office:value="0.000888888888888889" calcext:value-type="float">
            <text:p>0.0008888889</text:p>
          </table:table-cell>
          <table:table-cell table:style-name="ce40" table:formula="of:=[.AS35]" office:value-type="float" office:value="0.000888888888888889" calcext:value-type="float">
            <text:p>0.0008888889</text:p>
          </table:table-cell>
          <table:table-cell table:style-name="ce40" table:formula="of:=[.AT35]" office:value-type="float" office:value="0.000888888888888889" calcext:value-type="float">
            <text:p>0.0008888889</text:p>
          </table:table-cell>
          <table:table-cell table:style-name="ce40" table:formula="of:=[.AU35]" office:value-type="float" office:value="0.000888888888888889" calcext:value-type="float">
            <text:p>0.0008888889</text:p>
          </table:table-cell>
          <table:table-cell table:style-name="ce40" table:formula="of:=[.AV35]" office:value-type="float" office:value="0.000888888888888889" calcext:value-type="float">
            <text:p>0.0008888889</text:p>
          </table:table-cell>
          <table:table-cell table:style-name="ce40" table:formula="of:=[.AW35]" office:value-type="float" office:value="0.000888888888888889" calcext:value-type="float">
            <text:p>0.0008888889</text:p>
          </table:table-cell>
          <table:table-cell table:style-name="ce40" table:formula="of:=[.AX35]" office:value-type="float" office:value="0.000888888888888889" calcext:value-type="float">
            <text:p>0.0008888889</text:p>
          </table:table-cell>
          <table:table-cell table:style-name="ce40" table:formula="of:=[.AY35]" office:value-type="float" office:value="0.000888888888888889" calcext:value-type="float">
            <text:p>0.0008888889</text:p>
          </table:table-cell>
          <table:table-cell table:style-name="ce40" table:formula="of:=[.AZ35]" office:value-type="float" office:value="0.000888888888888889" calcext:value-type="float">
            <text:p>0.0008888889</text:p>
          </table:table-cell>
          <table:table-cell table:style-name="ce40" table:formula="of:=[.BA35]" office:value-type="float" office:value="0.000888888888888889" calcext:value-type="float">
            <text:p>0.0008888889</text:p>
          </table:table-cell>
          <table:table-cell table:style-name="ce40" table:formula="of:=[.BB35]" office:value-type="float" office:value="0.000888888888888889" calcext:value-type="float">
            <text:p>0.000888888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 table:style-name="ce34" office:value-type="float" office:value="20" calcext:value-type="float">
            <text:p>20</text:p>
          </table:table-cell>
          <table:table-cell table:style-name="ce45" office:value-type="float" office:value="30" calcext:value-type="float">
            <text:p>30</text:p>
          </table:table-cell>
          <table:table-cell table:style-name="ce47" table:formula="of:=10^5" office:value-type="float" office:value="100000" calcext:value-type="float">
            <text:p>100000</text:p>
          </table:table-cell>
          <table:table-cell table:style-name="ce47" table:formula="of:=[.F37]*9/10" office:value-type="float" office:value="90000" calcext:value-type="float">
            <text:p>90000</text:p>
          </table:table-cell>
          <table:table-cell table:number-columns-repeated="5"/>
          <table:table-cell table:style-name="ce47" table:formula="of:=[.$G37]/[.M21]" office:value-type="float" office:value="81818.1818181818" calcext:value-type="float">
            <text:p>81818.1818181818</text:p>
          </table:table-cell>
          <table:table-cell table:style-name="ce47" table:formula="of:=[.$G37]/[.N21]" office:value-type="float" office:value="72000" calcext:value-type="float">
            <text:p>72000</text:p>
          </table:table-cell>
          <table:table-cell table:style-name="ce47" table:formula="of:=[.$G37]/[.O21]" office:value-type="float" office:value="60000" calcext:value-type="float">
            <text:p>60000</text:p>
          </table:table-cell>
          <table:table-cell table:style-name="ce47" table:formula="of:=[.$G37]/[.P21]" office:value-type="float" office:value="51428.5714285714" calcext:value-type="float">
            <text:p>51428.5714285714</text:p>
          </table:table-cell>
          <table:table-cell table:style-name="ce47" table:formula="of:=[.$G37]/[.Q21]" office:value-type="float" office:value="45000" calcext:value-type="float">
            <text:p>45000</text:p>
          </table:table-cell>
          <table:table-cell table:style-name="ce47" table:formula="of:=[.$G37]/[.R21]" office:value-type="float" office:value="39130.4347826087" calcext:value-type="float">
            <text:p>39130.4347826087</text:p>
          </table:table-cell>
          <table:table-cell table:style-name="ce47" table:formula="of:=[.$G37]/[.S21]" office:value-type="float" office:value="29032.2580645161" calcext:value-type="float">
            <text:p>29032.2580645161</text:p>
          </table:table-cell>
          <table:table-cell table:style-name="ce47" table:formula="of:=[.$G37]/[.T21]" office:value-type="float" office:value="23017.9028132992" calcext:value-type="float">
            <text:p>23017.9028132992</text:p>
          </table:table-cell>
          <table:table-cell table:style-name="ce47" table:formula="of:=[.$G37]/[.U21]" office:value-type="float" office:value="18000" calcext:value-type="float">
            <text:p>18000</text:p>
          </table:table-cell>
          <table:table-cell table:style-name="ce47" table:formula="of:=[.$G37]/[.V21]" office:value-type="float" office:value="11250" calcext:value-type="float">
            <text:p>11250</text:p>
          </table:table-cell>
          <table:table-cell table:style-name="ce47" table:formula="of:=[.$G37]/[.W21]" office:value-type="float" office:value="9000" calcext:value-type="float">
            <text:p>9000</text:p>
          </table:table-cell>
          <table:table-cell table:style-name="ce47" table:formula="of:=[.$G37]/[.X21]" office:value-type="float" office:value="1800" calcext:value-type="float">
            <text:p>1800</text:p>
          </table:table-cell>
          <table:table-cell table:style-name="ce47" table:formula="of:=[.$G37]/[.Y21]" office:value-type="float" office:value="30" calcext:value-type="float">
            <text:p>30</text:p>
          </table:table-cell>
          <table:table-cell/>
          <table:table-cell table:style-name="ce47" table:formula="of:=[.Q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/>
          <table:table-cell table:style-name="ce47" table:formula="of:=[.Q37]*2.75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 table:style-name="ce35" table:formula="of:=[.D37]*[.D35]" office:value-type="float" office:value="40" calcext:value-type="float">
            <text:p>40</text:p>
          </table:table-cell>
          <table:table-cell table:formula="of:=[.E37]*[.E35]" office:value-type="float" office:value="39.9999999999999" calcext:value-type="float">
            <text:p>40</text:p>
          </table:table-cell>
          <table:table-cell table:formula="of:=[.F37]*[.F35]" office:value-type="float" office:value="40" calcext:value-type="float">
            <text:p>40</text:p>
          </table:table-cell>
          <table:table-cell table:formula="of:=[.G37]*[.G35]" office:value-type="float" office:value="40" calcext:value-type="float">
            <text:p>40</text:p>
          </table:table-cell>
          <table:table-cell office:value-type="string" calcext:value-type="string">
            <text:p>Note that the Bandwidth of the true signal is being kept constant</text:p>
          </table:table-cell>
          <table:table-cell table:number-columns-repeated="4"/>
          <table:table-cell table:formula="of:=[.M37]*[.M35]" office:value-type="float" office:value="40" calcext:value-type="float">
            <text:p>40</text:p>
          </table:table-cell>
          <table:table-cell table:formula="of:=[.N37]*[.N35]" office:value-type="float" office:value="40" calcext:value-type="float">
            <text:p>40</text:p>
          </table:table-cell>
          <table:table-cell table:formula="of:=[.O37]*[.O35]" office:value-type="float" office:value="40" calcext:value-type="float">
            <text:p>40</text:p>
          </table:table-cell>
          <table:table-cell table:formula="of:=[.P37]*[.P35]" office:value-type="float" office:value="40" calcext:value-type="float">
            <text:p>40</text:p>
          </table:table-cell>
          <table:table-cell table:formula="of:=[.Q37]*[.Q35]" office:value-type="float" office:value="40" calcext:value-type="float">
            <text:p>40</text:p>
          </table:table-cell>
          <table:table-cell table:formula="of:=[.R37]*[.R35]" office:value-type="float" office:value="39.9999999999999" calcext:value-type="float">
            <text:p>40</text:p>
          </table:table-cell>
          <table:table-cell table:formula="of:=[.S37]*[.S35]" office:value-type="float" office:value="40" calcext:value-type="float">
            <text:p>40</text:p>
          </table:table-cell>
          <table:table-cell table:formula="of:=[.T37]*[.T35]" office:value-type="float" office:value="40" calcext:value-type="float">
            <text:p>40</text:p>
          </table:table-cell>
          <table:table-cell table:formula="of:=[.U37]*[.U35]" office:value-type="float" office:value="40" calcext:value-type="float">
            <text:p>40</text:p>
          </table:table-cell>
          <table:table-cell table:formula="of:=[.V37]*[.V35]" office:value-type="float" office:value="40.0000000000001" calcext:value-type="float">
            <text:p>40</text:p>
          </table:table-cell>
          <table:table-cell table:formula="of:=[.W37]*[.W35]" office:value-type="float" office:value="40" calcext:value-type="float">
            <text:p>40</text:p>
          </table:table-cell>
          <table:table-cell table:formula="of:=[.X37]*[.X35]" office:value-type="float" office:value="40" calcext:value-type="float">
            <text:p>40</text:p>
          </table:table-cell>
          <table:table-cell table:formula="of:=[.Y37]*[.Y35]" office:value-type="float" office:value="39.9999999999999" calcext:value-type="float">
            <text:p>40</text:p>
          </table:table-cell>
          <table:table-cell/>
          <table:table-cell table:formula="of:=[.Q38]" office:value-type="float" office:value="40" calcext:value-type="float">
            <text:p>40</text:p>
          </table:table-cell>
          <table:table-cell table:formula="of:=[.AB37]*[.AB35]" office:value-type="float" office:value="40" calcext:value-type="float">
            <text:p>40</text:p>
          </table:table-cell>
          <table:table-cell table:formula="of:=[.AC37]*[.AC35]" office:value-type="float" office:value="40" calcext:value-type="float">
            <text:p>40</text:p>
          </table:table-cell>
          <table:table-cell table:formula="of:=[.AD37]*[.AD35]" office:value-type="float" office:value="40" calcext:value-type="float">
            <text:p>40</text:p>
          </table:table-cell>
          <table:table-cell table:formula="of:=[.AE37]*[.AE35]" office:value-type="float" office:value="40" calcext:value-type="float">
            <text:p>40</text:p>
          </table:table-cell>
          <table:table-cell table:formula="of:=[.AF37]*[.AF35]" office:value-type="float" office:value="40" calcext:value-type="float">
            <text:p>40</text:p>
          </table:table-cell>
          <table:table-cell table:formula="of:=[.AG37]*[.AG35]" office:value-type="float" office:value="40" calcext:value-type="float">
            <text:p>40</text:p>
          </table:table-cell>
          <table:table-cell table:formula="of:=[.AH37]*[.AH35]" office:value-type="float" office:value="40" calcext:value-type="float">
            <text:p>40</text:p>
          </table:table-cell>
          <table:table-cell table:style-name="ce35" table:formula="of:=[.AI37]*[.AI35]" office:value-type="float" office:value="40" calcext:value-type="float">
            <text:p>40</text:p>
          </table:table-cell>
          <table:table-cell table:style-name="ce35" table:formula="of:=[.AJ37]*[.AJ35]" office:value-type="float" office:value="40" calcext:value-type="float">
            <text:p>40</text:p>
          </table:table-cell>
          <table:table-cell table:style-name="ce35" table:formula="of:=[.AK37]*[.AK35]" office:value-type="float" office:value="40" calcext:value-type="float">
            <text:p>40</text:p>
          </table:table-cell>
          <table:table-cell table:style-name="ce35" table:formula="of:=[.AL37]*[.AL35]" office:value-type="float" office:value="40" calcext:value-type="float">
            <text:p>40</text:p>
          </table:table-cell>
          <table:table-cell table:style-name="ce35" table:formula="of:=[.AM37]*[.AM35]" office:value-type="float" office:value="40" calcext:value-type="float">
            <text:p>40</text:p>
          </table:table-cell>
          <table:table-cell table:style-name="ce35" table:formula="of:=[.AN37]*[.AN35]" office:value-type="float" office:value="40" calcext:value-type="float">
            <text:p>40</text:p>
          </table:table-cell>
          <table:table-cell/>
          <table:table-cell table:style-name="ce35" table:formula="of:=[.AP37]*[.AP35]" office:value-type="float" office:value="110" calcext:value-type="float">
            <text:p>110</text:p>
          </table:table-cell>
          <table:table-cell table:formula="of:=[.AQ37]*[.AQ35]" office:value-type="float" office:value="110" calcext:value-type="float">
            <text:p>110</text:p>
          </table:table-cell>
          <table:table-cell table:formula="of:=[.AR37]*[.AR35]" office:value-type="float" office:value="110" calcext:value-type="float">
            <text:p>110</text:p>
          </table:table-cell>
          <table:table-cell table:formula="of:=[.AS37]*[.AS35]" office:value-type="float" office:value="110" calcext:value-type="float">
            <text:p>110</text:p>
          </table:table-cell>
          <table:table-cell table:formula="of:=[.AT37]*[.AT35]" office:value-type="float" office:value="110" calcext:value-type="float">
            <text:p>110</text:p>
          </table:table-cell>
          <table:table-cell table:formula="of:=[.AU37]*[.AU35]" office:value-type="float" office:value="110" calcext:value-type="float">
            <text:p>110</text:p>
          </table:table-cell>
          <table:table-cell table:formula="of:=[.AV37]*[.AV35]" office:value-type="float" office:value="110" calcext:value-type="float">
            <text:p>110</text:p>
          </table:table-cell>
          <table:table-cell table:formula="of:=[.AW37]*[.AW35]" office:value-type="float" office:value="110" calcext:value-type="float">
            <text:p>110</text:p>
          </table:table-cell>
          <table:table-cell table:style-name="ce35" table:formula="of:=[.AX37]*[.AX35]" office:value-type="float" office:value="110" calcext:value-type="float">
            <text:p>110</text:p>
          </table:table-cell>
          <table:table-cell table:style-name="ce35" table:formula="of:=[.AY37]*[.AY35]" office:value-type="float" office:value="110" calcext:value-type="float">
            <text:p>110</text:p>
          </table:table-cell>
          <table:table-cell table:style-name="ce35" table:formula="of:=[.AZ37]*[.AZ35]" office:value-type="float" office:value="110" calcext:value-type="float">
            <text:p>110</text:p>
          </table:table-cell>
          <table:table-cell table:style-name="ce35" table:formula="of:=[.BA37]*[.BA35]" office:value-type="float" office:value="110" calcext:value-type="float">
            <text:p>110</text:p>
          </table:table-cell>
          <table:table-cell table:style-name="ce35" table:formula="of:=[.BB37]*[.BB35]" office:value-type="float" office:value="110" calcext:value-type="float">
            <text:p>110</text:p>
          </table:table-cell>
          <table:table-cell table:style-name="ce35" table:formula="of:=[.BC37]*[.BC35]" office:value-type="float" office:value="110" calcext:value-type="float">
            <text:p>11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 table:style-name="ce35" table:formula="of:=(1/[.D35])/[.D30]" office:value-type="float" office:value="500" calcext:value-type="float">
            <text:p>500</text:p>
          </table:table-cell>
          <table:table-cell table:formula="of:=(1/[.E35])/[.E30]" office:value-type="float" office:value="750.000000000002" calcext:value-type="float">
            <text:p>750</text:p>
          </table:table-cell>
          <table:table-cell table:formula="of:=(1/[.F35])/[.F30]" office:value-type="float" office:value="2500000" calcext:value-type="float">
            <text:p>2500000</text:p>
          </table:table-cell>
          <table:table-cell table:formula="of:=(1/[.G35])/[.G30]" office:value-type="float" office:value="2250000" calcext:value-type="float">
            <text:p>2250000</text:p>
          </table:table-cell>
          <table:table-cell office:value-type="string" calcext:value-type="string">
            <text:p>Note that if the longest timescale &gt; Total No of Msmts, then the signal is aperiodic </text:p>
          </table:table-cell>
          <table:table-cell table:number-columns-repeated="4"/>
          <table:table-cell table:formula="of:=(1/[.M35])/[.M30]" office:value-type="float" office:value="2045454.54545454" calcext:value-type="float">
            <text:p>2045454.54545454</text:p>
          </table:table-cell>
          <table:table-cell table:formula="of:=(1/[.N35])/[.N30]" office:value-type="float" office:value="1800000" calcext:value-type="float">
            <text:p>1800000</text:p>
          </table:table-cell>
          <table:table-cell table:formula="of:=(1/[.O35])/[.O30]" office:value-type="float" office:value="1500000" calcext:value-type="float">
            <text:p>1500000</text:p>
          </table:table-cell>
          <table:table-cell table:formula="of:=(1/[.P35])/[.P30]" office:value-type="float" office:value="1285714.28571429" calcext:value-type="float">
            <text:p>1285714.28571429</text:p>
          </table:table-cell>
          <table:table-cell table:formula="of:=(1/[.Q35])/[.Q30]" office:value-type="float" office:value="1125000" calcext:value-type="float">
            <text:p>1125000</text:p>
          </table:table-cell>
          <table:table-cell table:formula="of:=(1/[.R35])/[.R30]" office:value-type="float" office:value="978260.869565219" calcext:value-type="float">
            <text:p>978260.869565219</text:p>
          </table:table-cell>
          <table:table-cell table:formula="of:=(1/[.S35])/[.S30]" office:value-type="float" office:value="725806.451612902" calcext:value-type="float">
            <text:p>725806.451612902</text:p>
          </table:table-cell>
          <table:table-cell table:formula="of:=(1/[.T35])/[.T30]" office:value-type="float" office:value="575447.57033248" calcext:value-type="float">
            <text:p>575447.57033248</text:p>
          </table:table-cell>
          <table:table-cell table:formula="of:=(1/[.U35])/[.U30]" office:value-type="float" office:value="450000" calcext:value-type="float">
            <text:p>450000</text:p>
          </table:table-cell>
          <table:table-cell table:formula="of:=(1/[.V35])/[.V30]" office:value-type="float" office:value="281250" calcext:value-type="float">
            <text:p>281250</text:p>
          </table:table-cell>
          <table:table-cell table:formula="of:=(1/[.W35])/[.W30]" office:value-type="float" office:value="225000" calcext:value-type="float">
            <text:p>225000</text:p>
          </table:table-cell>
          <table:table-cell table:formula="of:=(1/[.X35])/[.X30]" office:value-type="float" office:value="45000.0000000001" calcext:value-type="float">
            <text:p>45000.0000000001</text:p>
          </table:table-cell>
          <table:table-cell table:formula="of:=(1/[.Y35])/[.Y30]" office:value-type="float" office:value="750.000000000002" calcext:value-type="float">
            <text:p>750</text:p>
          </table:table-cell>
          <table:table-cell/>
          <table:table-cell table:formula="of:=[.Q39]" office:value-type="float" office:value="1125000" calcext:value-type="float">
            <text:p>1125000</text:p>
          </table:table-cell>
          <table:table-cell table:formula="of:=(1/[.AB35])/[.AB30]" office:value-type="float" office:value="1125000" calcext:value-type="float">
            <text:p>1125000</text:p>
          </table:table-cell>
          <table:table-cell table:formula="of:=(1/[.AC35])/[.AC30]" office:value-type="float" office:value="1012500" calcext:value-type="float">
            <text:p>1012500</text:p>
          </table:table-cell>
          <table:table-cell table:formula="of:=(1/[.AD35])/[.AD30]" office:value-type="float" office:value="900000" calcext:value-type="float">
            <text:p>900000</text:p>
          </table:table-cell>
          <table:table-cell table:formula="of:=(1/[.AE35])/[.AE30]" office:value-type="float" office:value="787500" calcext:value-type="float">
            <text:p>787500</text:p>
          </table:table-cell>
          <table:table-cell table:formula="of:=(1/[.AF35])/[.AF30]" office:value-type="float" office:value="675000" calcext:value-type="float">
            <text:p>675000</text:p>
          </table:table-cell>
          <table:table-cell table:formula="of:=(1/[.AG35])/[.AG30]" office:value-type="float" office:value="562500" calcext:value-type="float">
            <text:p>562500</text:p>
          </table:table-cell>
          <table:table-cell table:formula="of:=(1/[.AH35])/[.AH30]" office:value-type="float" office:value="281250" calcext:value-type="float">
            <text:p>281250</text:p>
          </table:table-cell>
          <table:table-cell table:style-name="ce35" table:formula="of:=(1/[.AI35])/[.AI30]" office:value-type="float" office:value="225000" calcext:value-type="float">
            <text:p>225000</text:p>
          </table:table-cell>
          <table:table-cell table:style-name="ce35" table:formula="of:=(1/[.AJ35])/[.AJ30]" office:value-type="float" office:value="168750" calcext:value-type="float">
            <text:p>168750</text:p>
          </table:table-cell>
          <table:table-cell table:style-name="ce35" table:formula="of:=(1/[.AK35])/[.AK30]" office:value-type="float" office:value="112500" calcext:value-type="float">
            <text:p>112500</text:p>
          </table:table-cell>
          <table:table-cell table:style-name="ce35" table:formula="of:=(1/[.AL35])/[.AL30]" office:value-type="float" office:value="101250" calcext:value-type="float">
            <text:p>101250</text:p>
          </table:table-cell>
          <table:table-cell table:style-name="ce35" table:formula="of:=(1/[.AM35])/[.AM30]" office:value-type="float" office:value="70312.5" calcext:value-type="float">
            <text:p>70312.5</text:p>
          </table:table-cell>
          <table:table-cell table:style-name="ce35" table:formula="of:=(1/[.AN35])/[.AN30]" office:value-type="float" office:value="56250" calcext:value-type="float">
            <text:p>56250</text:p>
          </table:table-cell>
          <table:table-cell/>
          <table:table-cell table:style-name="ce35" table:formula="of:=(1/[.AP35])/[.AP30]" office:value-type="float" office:value="1125000" calcext:value-type="float">
            <text:p>1125000</text:p>
          </table:table-cell>
          <table:table-cell table:formula="of:=(1/[.AQ35])/[.AQ30]" office:value-type="float" office:value="1125000" calcext:value-type="float">
            <text:p>1125000</text:p>
          </table:table-cell>
          <table:table-cell table:formula="of:=(1/[.AR35])/[.AR30]" office:value-type="float" office:value="1012500" calcext:value-type="float">
            <text:p>1012500</text:p>
          </table:table-cell>
          <table:table-cell table:formula="of:=(1/[.AS35])/[.AS30]" office:value-type="float" office:value="900000" calcext:value-type="float">
            <text:p>900000</text:p>
          </table:table-cell>
          <table:table-cell table:formula="of:=(1/[.AT35])/[.AT30]" office:value-type="float" office:value="787500" calcext:value-type="float">
            <text:p>787500</text:p>
          </table:table-cell>
          <table:table-cell table:formula="of:=(1/[.AU35])/[.AU30]" office:value-type="float" office:value="675000" calcext:value-type="float">
            <text:p>675000</text:p>
          </table:table-cell>
          <table:table-cell table:formula="of:=(1/[.AV35])/[.AV30]" office:value-type="float" office:value="562500" calcext:value-type="float">
            <text:p>562500</text:p>
          </table:table-cell>
          <table:table-cell table:formula="of:=(1/[.AW35])/[.AW30]" office:value-type="float" office:value="281250" calcext:value-type="float">
            <text:p>281250</text:p>
          </table:table-cell>
          <table:table-cell table:style-name="ce35" table:formula="of:=(1/[.AX35])/[.AX30]" office:value-type="float" office:value="225000" calcext:value-type="float">
            <text:p>225000</text:p>
          </table:table-cell>
          <table:table-cell table:style-name="ce35" table:formula="of:=(1/[.AY35])/[.AY30]" office:value-type="float" office:value="168750" calcext:value-type="float">
            <text:p>168750</text:p>
          </table:table-cell>
          <table:table-cell table:style-name="ce35" table:formula="of:=(1/[.AZ35])/[.AZ30]" office:value-type="float" office:value="112500" calcext:value-type="float">
            <text:p>112500</text:p>
          </table:table-cell>
          <table:table-cell table:style-name="ce35" table:formula="of:=(1/[.BA35])/[.BA30]" office:value-type="float" office:value="101250" calcext:value-type="float">
            <text:p>101250</text:p>
          </table:table-cell>
          <table:table-cell table:style-name="ce35" table:formula="of:=(1/[.BB35])/[.BB30]" office:value-type="float" office:value="70312.5" calcext:value-type="float">
            <text:p>70312.5</text:p>
          </table:table-cell>
          <table:table-cell table:style-name="ce35" table:formula="of:=(1/[.BC35])/[.BC30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 table:style-name="ce35" table:formula="of:=1/([.D35]*[.D37])" office:value-type="float" office:value="0.025" calcext:value-type="float">
            <text:p>0.025</text:p>
          </table:table-cell>
          <table:table-cell table:formula="of:=1/([.E35]*[.E37])" office:value-type="float" office:value="0.0250000000000001" calcext:value-type="float">
            <text:p>0.025</text:p>
          </table:table-cell>
          <table:table-cell table:formula="of:=1/([.F35]*[.F37])" office:value-type="float" office:value="0.025" calcext:value-type="float">
            <text:p>0.025</text:p>
          </table:table-cell>
          <table:table-cell table:formula="of:=1/([.G35]*[.G37])" office:value-type="float" office:value="0.025" calcext:value-type="float">
            <text:p>0.025</text:p>
          </table:table-cell>
          <table:table-cell office:value-type="string" calcext:value-type="string">
            <text:p>Note that Test Case 3,4 are aperiodic, but Test Cases 1, 2 are periodic</text:p>
          </table:table-cell>
          <table:table-cell table:number-columns-repeated="4"/>
          <table:table-cell table:formula="of:=1/([.M35]*[.M37])" office:value-type="float" office:value="0.025" calcext:value-type="float">
            <text:p>0.025</text:p>
          </table:table-cell>
          <table:table-cell table:formula="of:=1/([.N35]*[.N37])" office:value-type="float" office:value="0.025" calcext:value-type="float">
            <text:p>0.025</text:p>
          </table:table-cell>
          <table:table-cell table:formula="of:=1/([.O35]*[.O37])" office:value-type="float" office:value="0.025" calcext:value-type="float">
            <text:p>0.025</text:p>
          </table:table-cell>
          <table:table-cell table:formula="of:=1/([.P35]*[.P37])" office:value-type="float" office:value="0.025" calcext:value-type="float">
            <text:p>0.025</text:p>
          </table:table-cell>
          <table:table-cell table:formula="of:=1/([.Q35]*[.Q37])" office:value-type="float" office:value="0.025" calcext:value-type="float">
            <text:p>0.025</text:p>
          </table:table-cell>
          <table:table-cell table:formula="of:=1/([.R35]*[.R37])" office:value-type="float" office:value="0.025" calcext:value-type="float">
            <text:p>0.025</text:p>
          </table:table-cell>
          <table:table-cell table:formula="of:=1/([.S35]*[.S37])" office:value-type="float" office:value="0.025" calcext:value-type="float">
            <text:p>0.025</text:p>
          </table:table-cell>
          <table:table-cell table:formula="of:=1/([.T35]*[.T37])" office:value-type="float" office:value="0.025" calcext:value-type="float">
            <text:p>0.025</text:p>
          </table:table-cell>
          <table:table-cell table:formula="of:=1/([.U35]*[.U37])" office:value-type="float" office:value="0.025" calcext:value-type="float">
            <text:p>0.025</text:p>
          </table:table-cell>
          <table:table-cell table:formula="of:=1/([.V35]*[.V37])" office:value-type="float" office:value="0.025" calcext:value-type="float">
            <text:p>0.025</text:p>
          </table:table-cell>
          <table:table-cell table:formula="of:=1/([.W35]*[.W37])" office:value-type="float" office:value="0.025" calcext:value-type="float">
            <text:p>0.025</text:p>
          </table:table-cell>
          <table:table-cell table:formula="of:=1/([.X35]*[.X37])" office:value-type="float" office:value="0.025" calcext:value-type="float">
            <text:p>0.025</text:p>
          </table:table-cell>
          <table:table-cell table:formula="of:=1/([.Y35]*[.Y37])" office:value-type="float" office:value="0.0250000000000001" calcext:value-type="float">
            <text:p>0.025</text:p>
          </table:table-cell>
          <table:table-cell/>
          <table:table-cell table:formula="of:=[.Q40]" office:value-type="float" office:value="0.025" calcext:value-type="float">
            <text:p>0.025</text:p>
          </table:table-cell>
          <table:table-cell table:formula="of:=1/([.AB35]*[.AB37])" office:value-type="float" office:value="0.025" calcext:value-type="float">
            <text:p>0.025</text:p>
          </table:table-cell>
          <table:table-cell table:formula="of:=1/([.AC35]*[.AC37])" office:value-type="float" office:value="0.025" calcext:value-type="float">
            <text:p>0.025</text:p>
          </table:table-cell>
          <table:table-cell table:formula="of:=1/([.AD35]*[.AD37])" office:value-type="float" office:value="0.025" calcext:value-type="float">
            <text:p>0.025</text:p>
          </table:table-cell>
          <table:table-cell table:formula="of:=1/([.AE35]*[.AE37])" office:value-type="float" office:value="0.025" calcext:value-type="float">
            <text:p>0.025</text:p>
          </table:table-cell>
          <table:table-cell table:formula="of:=1/([.AF35]*[.AF37])" office:value-type="float" office:value="0.025" calcext:value-type="float">
            <text:p>0.025</text:p>
          </table:table-cell>
          <table:table-cell table:formula="of:=1/([.AG35]*[.AG37])" office:value-type="float" office:value="0.025" calcext:value-type="float">
            <text:p>0.025</text:p>
          </table:table-cell>
          <table:table-cell table:formula="of:=1/([.AH35]*[.AH37])" office:value-type="float" office:value="0.025" calcext:value-type="float">
            <text:p>0.025</text:p>
          </table:table-cell>
          <table:table-cell table:style-name="ce35" table:formula="of:=1/([.AI35]*[.AI37])" office:value-type="float" office:value="0.025" calcext:value-type="float">
            <text:p>0.025</text:p>
          </table:table-cell>
          <table:table-cell table:style-name="ce35" table:formula="of:=1/([.AJ35]*[.AJ37])" office:value-type="float" office:value="0.025" calcext:value-type="float">
            <text:p>0.025</text:p>
          </table:table-cell>
          <table:table-cell table:style-name="ce35" table:formula="of:=1/([.AK35]*[.AK37])" office:value-type="float" office:value="0.025" calcext:value-type="float">
            <text:p>0.025</text:p>
          </table:table-cell>
          <table:table-cell table:style-name="ce35" table:formula="of:=1/([.AL35]*[.AL37])" office:value-type="float" office:value="0.025" calcext:value-type="float">
            <text:p>0.025</text:p>
          </table:table-cell>
          <table:table-cell table:style-name="ce35" table:formula="of:=1/([.AM35]*[.AM37])" office:value-type="float" office:value="0.025" calcext:value-type="float">
            <text:p>0.025</text:p>
          </table:table-cell>
          <table:table-cell table:style-name="ce35" table:formula="of:=1/([.AN35]*[.AN37])" office:value-type="float" office:value="0.025" calcext:value-type="float">
            <text:p>0.025</text:p>
          </table:table-cell>
          <table:table-cell/>
          <table:table-cell table:style-name="ce35" table:formula="of:=1/([.AP35]*[.AP37])" office:value-type="float" office:value="0.00909090909090909" calcext:value-type="float">
            <text:p>0.0090909091</text:p>
          </table:table-cell>
          <table:table-cell table:formula="of:=1/([.AQ35]*[.AQ37])" office:value-type="float" office:value="0.00909090909090909" calcext:value-type="float">
            <text:p>0.0090909091</text:p>
          </table:table-cell>
          <table:table-cell table:formula="of:=1/([.AR35]*[.AR37])" office:value-type="float" office:value="0.00909090909090909" calcext:value-type="float">
            <text:p>0.0090909091</text:p>
          </table:table-cell>
          <table:table-cell table:formula="of:=1/([.AS35]*[.AS37])" office:value-type="float" office:value="0.00909090909090909" calcext:value-type="float">
            <text:p>0.0090909091</text:p>
          </table:table-cell>
          <table:table-cell table:formula="of:=1/([.AT35]*[.AT37])" office:value-type="float" office:value="0.00909090909090909" calcext:value-type="float">
            <text:p>0.0090909091</text:p>
          </table:table-cell>
          <table:table-cell table:formula="of:=1/([.AU35]*[.AU37])" office:value-type="float" office:value="0.00909090909090909" calcext:value-type="float">
            <text:p>0.0090909091</text:p>
          </table:table-cell>
          <table:table-cell table:formula="of:=1/([.AV35]*[.AV37])" office:value-type="float" office:value="0.00909090909090909" calcext:value-type="float">
            <text:p>0.0090909091</text:p>
          </table:table-cell>
          <table:table-cell table:formula="of:=1/([.AW35]*[.AW37])" office:value-type="float" office:value="0.00909090909090909" calcext:value-type="float">
            <text:p>0.0090909091</text:p>
          </table:table-cell>
          <table:table-cell table:style-name="ce35" table:formula="of:=1/([.AX35]*[.AX37])" office:value-type="float" office:value="0.00909090909090909" calcext:value-type="float">
            <text:p>0.0090909091</text:p>
          </table:table-cell>
          <table:table-cell table:style-name="ce35" table:formula="of:=1/([.AY35]*[.AY37])" office:value-type="float" office:value="0.00909090909090909" calcext:value-type="float">
            <text:p>0.0090909091</text:p>
          </table:table-cell>
          <table:table-cell table:style-name="ce35" table:formula="of:=1/([.AZ35]*[.AZ37])" office:value-type="float" office:value="0.00909090909090909" calcext:value-type="float">
            <text:p>0.0090909091</text:p>
          </table:table-cell>
          <table:table-cell table:style-name="ce35" table:formula="of:=1/([.BA35]*[.BA37])" office:value-type="float" office:value="0.00909090909090909" calcext:value-type="float">
            <text:p>0.0090909091</text:p>
          </table:table-cell>
          <table:table-cell table:style-name="ce35" table:formula="of:=1/([.BB35]*[.BB37])" office:value-type="float" office:value="0.00909090909090909" calcext:value-type="float">
            <text:p>0.0090909091</text:p>
          </table:table-cell>
          <table:table-cell table:style-name="ce35" table:formula="of:=1/([.BC35]*[.BC37])" office:value-type="float" office:value="0.00909090909090909" calcext:value-type="float">
            <text:p>0.009090909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 table:style-name="ce35" table:formula="of:=[.D27]/[.D35]" office:value-type="float" office:value="25" calcext:value-type="float">
            <text:p>25</text:p>
          </table:table-cell>
          <table:table-cell table:formula="of:=[.E27]/[.E35]" office:value-type="float" office:value="37.5000000000001" calcext:value-type="float">
            <text:p>37.5</text:p>
          </table:table-cell>
          <table:table-cell table:formula="of:=[.F27]/[.F35]" office:value-type="float" office:value="125000" calcext:value-type="float">
            <text:p>125000</text:p>
          </table:table-cell>
          <table:table-cell table:formula="of:=[.G27]/[.G35]" office:value-type="float" office:value="112500" calcext:value-type="float">
            <text:p>112500</text:p>
          </table:table-cell>
          <table:table-cell table:number-columns-repeated="5"/>
          <table:table-cell table:formula="of:=[.M27]/[.M35]" office:value-type="float" office:value="102272.727272727" calcext:value-type="float">
            <text:p>102272.727272727</text:p>
          </table:table-cell>
          <table:table-cell table:formula="of:=[.N27]/[.N35]" office:value-type="float" office:value="90000" calcext:value-type="float">
            <text:p>90000</text:p>
          </table:table-cell>
          <table:table-cell table:formula="of:=[.O27]/[.O35]" office:value-type="float" office:value="75000" calcext:value-type="float">
            <text:p>75000</text:p>
          </table:table-cell>
          <table:table-cell table:formula="of:=[.P27]/[.P35]" office:value-type="float" office:value="64285.7142857143" calcext:value-type="float">
            <text:p>64285.7142857143</text:p>
          </table:table-cell>
          <table:table-cell table:formula="of:=[.Q27]/[.Q35]" office:value-type="float" office:value="56250" calcext:value-type="float">
            <text:p>56250</text:p>
          </table:table-cell>
          <table:table-cell table:formula="of:=[.R27]/[.R35]" office:value-type="float" office:value="48913.043478261" calcext:value-type="float">
            <text:p>48913.043478261</text:p>
          </table:table-cell>
          <table:table-cell table:formula="of:=[.S27]/[.S35]" office:value-type="float" office:value="36290.3225806451" calcext:value-type="float">
            <text:p>36290.3225806451</text:p>
          </table:table-cell>
          <table:table-cell table:formula="of:=[.T27]/[.T35]" office:value-type="float" office:value="28772.378516624" calcext:value-type="float">
            <text:p>28772.378516624</text:p>
          </table:table-cell>
          <table:table-cell table:formula="of:=[.U27]/[.U35]" office:value-type="float" office:value="22500" calcext:value-type="float">
            <text:p>22500</text:p>
          </table:table-cell>
          <table:table-cell table:formula="of:=[.V27]/[.V35]" office:value-type="float" office:value="14062.5" calcext:value-type="float">
            <text:p>14062.5</text:p>
          </table:table-cell>
          <table:table-cell table:formula="of:=[.W27]/[.W35]" office:value-type="float" office:value="11250" calcext:value-type="float">
            <text:p>11250</text:p>
          </table:table-cell>
          <table:table-cell table:formula="of:=[.X27]/[.X35]" office:value-type="float" office:value="2250" calcext:value-type="float">
            <text:p>2250</text:p>
          </table:table-cell>
          <table:table-cell table:formula="of:=[.Y27]/[.Y35]" office:value-type="float" office:value="37.5000000000001" calcext:value-type="float">
            <text:p>37.5</text:p>
          </table:table-cell>
          <table:table-cell/>
          <table:table-cell table:formula="of:=[.Q41]" office:value-type="float" office:value="56250" calcext:value-type="float">
            <text:p>56250</text:p>
          </table:table-cell>
          <table:table-cell table:formula="of:=[.AB27]/[.AB35]" office:value-type="float" office:value="56250" calcext:value-type="float">
            <text:p>56250</text:p>
          </table:table-cell>
          <table:table-cell table:formula="of:=[.AC27]/[.AC35]" office:value-type="float" office:value="56250" calcext:value-type="float">
            <text:p>56250</text:p>
          </table:table-cell>
          <table:table-cell table:formula="of:=[.AD27]/[.AD35]" office:value-type="float" office:value="56250" calcext:value-type="float">
            <text:p>56250</text:p>
          </table:table-cell>
          <table:table-cell table:formula="of:=[.AE27]/[.AE35]" office:value-type="float" office:value="56250" calcext:value-type="float">
            <text:p>56250</text:p>
          </table:table-cell>
          <table:table-cell table:formula="of:=[.AF27]/[.AF35]" office:value-type="float" office:value="56250" calcext:value-type="float">
            <text:p>56250</text:p>
          </table:table-cell>
          <table:table-cell table:formula="of:=[.AG27]/[.AG35]" office:value-type="float" office:value="56250" calcext:value-type="float">
            <text:p>56250</text:p>
          </table:table-cell>
          <table:table-cell table:formula="of:=[.AH27]/[.AH35]" office:value-type="float" office:value="56250" calcext:value-type="float">
            <text:p>56250</text:p>
          </table:table-cell>
          <table:table-cell table:style-name="ce35" table:formula="of:=[.AI27]/[.AI35]" office:value-type="float" office:value="56250" calcext:value-type="float">
            <text:p>56250</text:p>
          </table:table-cell>
          <table:table-cell table:style-name="ce35" table:formula="of:=[.AJ27]/[.AJ35]" office:value-type="float" office:value="56250" calcext:value-type="float">
            <text:p>56250</text:p>
          </table:table-cell>
          <table:table-cell table:style-name="ce35" table:formula="of:=[.AK27]/[.AK35]" office:value-type="float" office:value="56250" calcext:value-type="float">
            <text:p>56250</text:p>
          </table:table-cell>
          <table:table-cell table:style-name="ce35" table:formula="of:=[.AL27]/[.AL35]" office:value-type="float" office:value="56250" calcext:value-type="float">
            <text:p>56250</text:p>
          </table:table-cell>
          <table:table-cell table:style-name="ce35" table:formula="of:=[.AM27]/[.AM35]" office:value-type="float" office:value="56250" calcext:value-type="float">
            <text:p>56250</text:p>
          </table:table-cell>
          <table:table-cell table:style-name="ce35" table:formula="of:=[.AN27]/[.AN35]" office:value-type="float" office:value="56250" calcext:value-type="float">
            <text:p>56250</text:p>
          </table:table-cell>
          <table:table-cell/>
          <table:table-cell table:style-name="ce35" table:formula="of:=[.AP27]/[.AP35]" office:value-type="float" office:value="56250" calcext:value-type="float">
            <text:p>56250</text:p>
          </table:table-cell>
          <table:table-cell table:formula="of:=[.AQ27]/[.AQ35]" office:value-type="float" office:value="56250" calcext:value-type="float">
            <text:p>56250</text:p>
          </table:table-cell>
          <table:table-cell table:formula="of:=[.AR27]/[.AR35]" office:value-type="float" office:value="56250" calcext:value-type="float">
            <text:p>56250</text:p>
          </table:table-cell>
          <table:table-cell table:formula="of:=[.AS27]/[.AS35]" office:value-type="float" office:value="56250" calcext:value-type="float">
            <text:p>56250</text:p>
          </table:table-cell>
          <table:table-cell table:formula="of:=[.AT27]/[.AT35]" office:value-type="float" office:value="56250" calcext:value-type="float">
            <text:p>56250</text:p>
          </table:table-cell>
          <table:table-cell table:formula="of:=[.AU27]/[.AU35]" office:value-type="float" office:value="56250" calcext:value-type="float">
            <text:p>56250</text:p>
          </table:table-cell>
          <table:table-cell table:formula="of:=[.AV27]/[.AV35]" office:value-type="float" office:value="56250" calcext:value-type="float">
            <text:p>56250</text:p>
          </table:table-cell>
          <table:table-cell table:formula="of:=[.AW27]/[.AW35]" office:value-type="float" office:value="56250" calcext:value-type="float">
            <text:p>56250</text:p>
          </table:table-cell>
          <table:table-cell table:style-name="ce35" table:formula="of:=[.AX27]/[.AX35]" office:value-type="float" office:value="56250" calcext:value-type="float">
            <text:p>56250</text:p>
          </table:table-cell>
          <table:table-cell table:style-name="ce35" table:formula="of:=[.AY27]/[.AY35]" office:value-type="float" office:value="56250" calcext:value-type="float">
            <text:p>56250</text:p>
          </table:table-cell>
          <table:table-cell table:style-name="ce35" table:formula="of:=[.AZ27]/[.AZ35]" office:value-type="float" office:value="56250" calcext:value-type="float">
            <text:p>56250</text:p>
          </table:table-cell>
          <table:table-cell table:style-name="ce35" table:formula="of:=[.BA27]/[.BA35]" office:value-type="float" office:value="56250" calcext:value-type="float">
            <text:p>56250</text:p>
          </table:table-cell>
          <table:table-cell table:style-name="ce35" table:formula="of:=[.BB27]/[.BB35]" office:value-type="float" office:value="56250" calcext:value-type="float">
            <text:p>56250</text:p>
          </table:table-cell>
          <table:table-cell table:style-name="ce35" table:formula="of:=[.BC27]/[.BC35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42]" office:value-type="float" office:value="1" calcext:value-type="float">
            <text:p>1</text:p>
          </table:table-cell>
          <table:table-cell table:number-columns-repeated="13" table:style-name="ce34" office:value-type="float" office:value="1000" calcext:value-type="float">
            <text:p>1000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number-columns-repeated="13" table:style-name="ce34" office:value-type="float" office:value="1000" calcext:value-type="float">
            <text:p>1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 table:number-columns-repeated="4" table:style-name="ce34" office:value-type="float" office:value="-1" calcext:value-type="float">
            <text:p>-1</text:p>
          </table:table-cell>
          <table:table-cell table:number-columns-repeated="5"/>
          <table:table-cell table:number-columns-repeated="13" table:style-name="ce34" office:value-type="float" office:value="-1" calcext:value-type="float">
            <text:p>-1</text:p>
          </table:table-cell>
          <table:table-cell/>
          <table:table-cell table:formula="of:=[.Q43]" office:value-type="float" office:value="-1" calcext:value-type="float">
            <text:p>-1</text:p>
          </table:table-cell>
          <table:table-cell table:number-columns-repeated="13" table:style-name="ce34" office:value-type="float" office:value="-1" calcext:value-type="float">
            <text:p>-1</text:p>
          </table:table-cell>
          <table:table-cell/>
          <table:table-cell table:number-columns-repeated="14" table:style-name="ce34" office:value-type="float" office:value="-1" calcext:value-type="float">
            <text:p>-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4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4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style-name="ce35"/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6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0.01" calcext:value-type="float">
            <text:p>0.01</text:p>
          </table:table-cell>
          <table:table-cell table:number-columns-repeated="5"/>
          <table:table-cell table:number-columns-repeated="13" table:style-name="ce34" office:value-type="float" office:value="0.01" calcext:value-type="float">
            <text:p>0.01</text:p>
          </table:table-cell>
          <table:table-cell/>
          <table:table-cell table:formula="of:=[.Q47]" office:value-type="float" office:value="0.01" calcext:value-type="float">
            <text:p>0.01</text:p>
          </table:table-cell>
          <table:table-cell table:number-columns-repeated="13" table:style-name="ce34" office:value-type="float" office:value="0.01" calcext:value-type="float">
            <text:p>0.01</text:p>
          </table:table-cell>
          <table:table-cell/>
          <table:table-cell table:number-columns-repeated="14" table:style-name="ce34" office:value-type="float" office:value="0.01" calcext:value-type="float">
            <text:p>0.01</text:p>
          </table:table-cell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8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 table:style-name="ce35" table:formula="of:=[.D27]" office:value-type="float" office:value="50" calcext:value-type="float">
            <text:p>50</text:p>
          </table:table-cell>
          <table:table-cell table:formula="of:=[.E27]" office:value-type="float" office:value="50" calcext:value-type="float">
            <text:p>50</text:p>
          </table:table-cell>
          <table:table-cell table:formula="of:=[.F27]" office:value-type="float" office:value="50" calcext:value-type="float">
            <text:p>50</text:p>
          </table:table-cell>
          <table:table-cell table:formula="of:=[.G27]" office:value-type="float" office:value="50" calcext:value-type="float">
            <text:p>50</text:p>
          </table:table-cell>
          <table:table-cell table:number-columns-repeated="5"/>
          <table:table-cell table:formula="of:=[.M27]" office:value-type="float" office:value="50" calcext:value-type="float">
            <text:p>50</text:p>
          </table:table-cell>
          <table:table-cell table:formula="of:=[.N27]" office:value-type="float" office:value="50" calcext:value-type="float">
            <text:p>50</text:p>
          </table:table-cell>
          <table:table-cell table:formula="of:=[.O27]" office:value-type="float" office:value="50" calcext:value-type="float">
            <text:p>50</text:p>
          </table:table-cell>
          <table:table-cell table:formula="of:=[.P27]" office:value-type="float" office:value="50" calcext:value-type="float">
            <text:p>50</text:p>
          </table:table-cell>
          <table:table-cell table:formula="of:=[.Q27]" office:value-type="float" office:value="50" calcext:value-type="float">
            <text:p>50</text:p>
          </table:table-cell>
          <table:table-cell table:formula="of:=[.R27]" office:value-type="float" office:value="50" calcext:value-type="float">
            <text:p>50</text:p>
          </table:table-cell>
          <table:table-cell table:formula="of:=[.S27]" office:value-type="float" office:value="50" calcext:value-type="float">
            <text:p>50</text:p>
          </table:table-cell>
          <table:table-cell table:formula="of:=[.T27]" office:value-type="float" office:value="50" calcext:value-type="float">
            <text:p>50</text:p>
          </table:table-cell>
          <table:table-cell table:formula="of:=[.U27]" office:value-type="float" office:value="50" calcext:value-type="float">
            <text:p>50</text:p>
          </table:table-cell>
          <table:table-cell table:formula="of:=[.V27]" office:value-type="float" office:value="50" calcext:value-type="float">
            <text:p>50</text:p>
          </table:table-cell>
          <table:table-cell table:formula="of:=[.W27]" office:value-type="float" office:value="50" calcext:value-type="float">
            <text:p>50</text:p>
          </table:table-cell>
          <table:table-cell table:formula="of:=[.X27]" office:value-type="float" office:value="50" calcext:value-type="float">
            <text:p>50</text:p>
          </table:table-cell>
          <table:table-cell table:formula="of:=[.Y27]" office:value-type="float" office:value="50" calcext:value-type="float">
            <text:p>50</text:p>
          </table:table-cell>
          <table:table-cell/>
          <table:table-cell table:formula="of:=[.Q49]" office:value-type="float" office:value="50" calcext:value-type="float">
            <text:p>50</text:p>
          </table:table-cell>
          <table:table-cell table:formula="of:=[.AB27]" office:value-type="float" office:value="50" calcext:value-type="float">
            <text:p>50</text:p>
          </table:table-cell>
          <table:table-cell table:formula="of:=[.AC27]" office:value-type="float" office:value="50" calcext:value-type="float">
            <text:p>50</text:p>
          </table:table-cell>
          <table:table-cell table:formula="of:=[.AD27]" office:value-type="float" office:value="50" calcext:value-type="float">
            <text:p>50</text:p>
          </table:table-cell>
          <table:table-cell table:formula="of:=[.AE27]" office:value-type="float" office:value="50" calcext:value-type="float">
            <text:p>50</text:p>
          </table:table-cell>
          <table:table-cell table:formula="of:=[.AF27]" office:value-type="float" office:value="50" calcext:value-type="float">
            <text:p>50</text:p>
          </table:table-cell>
          <table:table-cell table:formula="of:=[.AG27]" office:value-type="float" office:value="50" calcext:value-type="float">
            <text:p>50</text:p>
          </table:table-cell>
          <table:table-cell table:formula="of:=[.AH27]" office:value-type="float" office:value="50" calcext:value-type="float">
            <text:p>50</text:p>
          </table:table-cell>
          <table:table-cell table:style-name="ce35" table:formula="of:=[.AI27]" office:value-type="float" office:value="50" calcext:value-type="float">
            <text:p>50</text:p>
          </table:table-cell>
          <table:table-cell table:style-name="ce35" table:formula="of:=[.AJ27]" office:value-type="float" office:value="50" calcext:value-type="float">
            <text:p>50</text:p>
          </table:table-cell>
          <table:table-cell table:style-name="ce35" table:formula="of:=[.AK27]" office:value-type="float" office:value="50" calcext:value-type="float">
            <text:p>50</text:p>
          </table:table-cell>
          <table:table-cell table:style-name="ce35" table:formula="of:=[.AL27]" office:value-type="float" office:value="50" calcext:value-type="float">
            <text:p>50</text:p>
          </table:table-cell>
          <table:table-cell table:style-name="ce35" table:formula="of:=[.AM27]" office:value-type="float" office:value="50" calcext:value-type="float">
            <text:p>50</text:p>
          </table:table-cell>
          <table:table-cell table:style-name="ce35" table:formula="of:=[.AN27]" office:value-type="float" office:value="50" calcext:value-type="float">
            <text:p>50</text:p>
          </table:table-cell>
          <table:table-cell/>
          <table:table-cell table:style-name="ce35" table:formula="of:=[.AP27]" office:value-type="float" office:value="50" calcext:value-type="float">
            <text:p>50</text:p>
          </table:table-cell>
          <table:table-cell table:formula="of:=[.AQ27]" office:value-type="float" office:value="50" calcext:value-type="float">
            <text:p>50</text:p>
          </table:table-cell>
          <table:table-cell table:formula="of:=[.AR27]" office:value-type="float" office:value="50" calcext:value-type="float">
            <text:p>50</text:p>
          </table:table-cell>
          <table:table-cell table:formula="of:=[.AS27]" office:value-type="float" office:value="50" calcext:value-type="float">
            <text:p>50</text:p>
          </table:table-cell>
          <table:table-cell table:formula="of:=[.AT27]" office:value-type="float" office:value="50" calcext:value-type="float">
            <text:p>50</text:p>
          </table:table-cell>
          <table:table-cell table:formula="of:=[.AU27]" office:value-type="float" office:value="50" calcext:value-type="float">
            <text:p>50</text:p>
          </table:table-cell>
          <table:table-cell table:formula="of:=[.AV27]" office:value-type="float" office:value="50" calcext:value-type="float">
            <text:p>50</text:p>
          </table:table-cell>
          <table:table-cell table:formula="of:=[.AW27]" office:value-type="float" office:value="50" calcext:value-type="float">
            <text:p>50</text:p>
          </table:table-cell>
          <table:table-cell table:style-name="ce35" table:formula="of:=[.AX27]" office:value-type="float" office:value="50" calcext:value-type="float">
            <text:p>50</text:p>
          </table:table-cell>
          <table:table-cell table:style-name="ce35" table:formula="of:=[.AY27]" office:value-type="float" office:value="50" calcext:value-type="float">
            <text:p>50</text:p>
          </table:table-cell>
          <table:table-cell table:style-name="ce35" table:formula="of:=[.AZ27]" office:value-type="float" office:value="50" calcext:value-type="float">
            <text:p>50</text:p>
          </table:table-cell>
          <table:table-cell table:style-name="ce35" table:formula="of:=[.BA27]" office:value-type="float" office:value="50" calcext:value-type="float">
            <text:p>50</text:p>
          </table:table-cell>
          <table:table-cell table:style-name="ce35" table:formula="of:=[.BB27]" office:value-type="float" office:value="50" calcext:value-type="float">
            <text:p>50</text:p>
          </table:table-cell>
          <table:table-cell table:style-name="ce35" table:formula="of:=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 table:style-name="ce36" table:formula="of:=[.D33]" office:value-type="float" office:value="0.5" calcext:value-type="float">
            <text:p>0.5</text:p>
          </table:table-cell>
          <table:table-cell table:style-name="ce36" table:formula="of:=[.E33]" office:value-type="float" office:value="0.5" calcext:value-type="float">
            <text:p>0.5</text:p>
          </table:table-cell>
          <table:table-cell table:style-name="ce36" table:formula="of:=[.F33]" office:value-type="float" office:value="0.5" calcext:value-type="float">
            <text:p>0.5</text:p>
          </table:table-cell>
          <table:table-cell table:style-name="ce36" table:formula="of:=[.G33]" office:value-type="float" office:value="0.5" calcext:value-type="float">
            <text:p>0.5</text:p>
          </table:table-cell>
          <table:table-cell table:number-columns-repeated="5"/>
          <table:table-cell table:style-name="ce36" table:formula="of:=[.M33]" office:value-type="float" office:value="0.5" calcext:value-type="float">
            <text:p>0.5</text:p>
          </table:table-cell>
          <table:table-cell table:style-name="ce36" table:formula="of:=[.N33]" office:value-type="float" office:value="0.5" calcext:value-type="float">
            <text:p>0.5</text:p>
          </table:table-cell>
          <table:table-cell table:style-name="ce36" table:formula="of:=[.O33]" office:value-type="float" office:value="0.5" calcext:value-type="float">
            <text:p>0.5</text:p>
          </table:table-cell>
          <table:table-cell table:style-name="ce36" table:formula="of:=[.P33]" office:value-type="float" office:value="0.5" calcext:value-type="float">
            <text:p>0.5</text:p>
          </table:table-cell>
          <table:table-cell table:style-name="ce36" table:formula="of:=[.Q33]" office:value-type="float" office:value="0.5" calcext:value-type="float">
            <text:p>0.5</text:p>
          </table:table-cell>
          <table:table-cell table:style-name="ce36" table:formula="of:=[.R33]" office:value-type="float" office:value="0.5" calcext:value-type="float">
            <text:p>0.5</text:p>
          </table:table-cell>
          <table:table-cell table:style-name="ce36" table:formula="of:=[.S33]" office:value-type="float" office:value="0.5" calcext:value-type="float">
            <text:p>0.5</text:p>
          </table:table-cell>
          <table:table-cell table:style-name="ce36" table:formula="of:=[.T33]" office:value-type="float" office:value="0.5" calcext:value-type="float">
            <text:p>0.5</text:p>
          </table:table-cell>
          <table:table-cell table:style-name="ce36" table:formula="of:=[.U33]" office:value-type="float" office:value="0.5" calcext:value-type="float">
            <text:p>0.5</text:p>
          </table:table-cell>
          <table:table-cell table:style-name="ce36" table:formula="of:=[.V33]" office:value-type="float" office:value="0.5" calcext:value-type="float">
            <text:p>0.5</text:p>
          </table:table-cell>
          <table:table-cell table:style-name="ce36" table:formula="of:=[.W33]" office:value-type="float" office:value="0.5" calcext:value-type="float">
            <text:p>0.5</text:p>
          </table:table-cell>
          <table:table-cell table:style-name="ce36" table:formula="of:=[.X33]" office:value-type="float" office:value="0.5" calcext:value-type="float">
            <text:p>0.5</text:p>
          </table:table-cell>
          <table:table-cell table:style-name="ce36" table:formula="of:=[.Y33]" office:value-type="float" office:value="0.5" calcext:value-type="float">
            <text:p>0.5</text:p>
          </table:table-cell>
          <table:table-cell/>
          <table:table-cell table:formula="of:=[.Q50]" office:value-type="float" office:value="0.5" calcext:value-type="float">
            <text:p>0.5</text:p>
          </table:table-cell>
          <table:table-cell table:number-columns-repeated="13" table:style-name="ce36" office:value-type="float" office:value="0.5" calcext:value-type="float">
            <text:p>0.5</text:p>
          </table:table-cell>
          <table:table-cell/>
          <table:table-cell table:number-columns-repeated="14" table:style-name="ce36" office:value-type="float" office:value="0.5" calcext:value-type="float">
            <text:p>0.5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 table:style-name="ce35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1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/>
          <table:table-cell table:style-name="ce35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 table:style-name="ce35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2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/>
          <table:table-cell table:style-name="ce35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 table:style-name="ce35" table:formula="of:=[.D49]/[.D50]" office:value-type="float" office:value="100" calcext:value-type="float">
            <text:p>100</text:p>
          </table:table-cell>
          <table:table-cell table:formula="of:=[.E49]/[.E50]" office:value-type="float" office:value="100" calcext:value-type="float">
            <text:p>100</text:p>
          </table:table-cell>
          <table:table-cell table:formula="of:=[.F49]/[.F50]" office:value-type="float" office:value="100" calcext:value-type="float">
            <text:p>100</text:p>
          </table:table-cell>
          <table:table-cell table:formula="of:=[.G49]/[.G50]" office:value-type="float" office:value="100" calcext:value-type="float">
            <text:p>100</text:p>
          </table:table-cell>
          <table:table-cell table:number-columns-repeated="5"/>
          <table:table-cell table:formula="of:=[.M49]/[.M50]" office:value-type="float" office:value="100" calcext:value-type="float">
            <text:p>100</text:p>
          </table:table-cell>
          <table:table-cell table:formula="of:=[.N49]/[.N50]" office:value-type="float" office:value="100" calcext:value-type="float">
            <text:p>100</text:p>
          </table:table-cell>
          <table:table-cell table:formula="of:=[.O49]/[.O50]" office:value-type="float" office:value="100" calcext:value-type="float">
            <text:p>100</text:p>
          </table:table-cell>
          <table:table-cell table:formula="of:=[.P49]/[.P50]" office:value-type="float" office:value="100" calcext:value-type="float">
            <text:p>100</text:p>
          </table:table-cell>
          <table:table-cell table:formula="of:=[.Q49]/[.Q50]" office:value-type="float" office:value="100" calcext:value-type="float">
            <text:p>100</text:p>
          </table:table-cell>
          <table:table-cell table:formula="of:=[.R49]/[.R50]" office:value-type="float" office:value="100" calcext:value-type="float">
            <text:p>100</text:p>
          </table:table-cell>
          <table:table-cell table:formula="of:=[.S49]/[.S50]" office:value-type="float" office:value="100" calcext:value-type="float">
            <text:p>100</text:p>
          </table:table-cell>
          <table:table-cell table:formula="of:=[.T49]/[.T50]" office:value-type="float" office:value="100" calcext:value-type="float">
            <text:p>100</text:p>
          </table:table-cell>
          <table:table-cell table:formula="of:=[.U49]/[.U50]" office:value-type="float" office:value="100" calcext:value-type="float">
            <text:p>100</text:p>
          </table:table-cell>
          <table:table-cell table:formula="of:=[.V49]/[.V50]" office:value-type="float" office:value="100" calcext:value-type="float">
            <text:p>100</text:p>
          </table:table-cell>
          <table:table-cell table:formula="of:=[.W49]/[.W50]" office:value-type="float" office:value="100" calcext:value-type="float">
            <text:p>100</text:p>
          </table:table-cell>
          <table:table-cell table:formula="of:=[.X49]/[.X50]" office:value-type="float" office:value="100" calcext:value-type="float">
            <text:p>100</text:p>
          </table:table-cell>
          <table:table-cell table:formula="of:=[.Y49]/[.Y50]" office:value-type="float" office:value="100" calcext:value-type="float">
            <text:p>100</text:p>
          </table:table-cell>
          <table:table-cell/>
          <table:table-cell table:formula="of:=[.Q53]" office:value-type="float" office:value="100" calcext:value-type="float">
            <text:p>100</text:p>
          </table:table-cell>
          <table:table-cell table:formula="of:=[.AB49]/[.AB50]" office:value-type="float" office:value="100" calcext:value-type="float">
            <text:p>100</text:p>
          </table:table-cell>
          <table:table-cell table:formula="of:=[.AC49]/[.AC50]" office:value-type="float" office:value="100" calcext:value-type="float">
            <text:p>100</text:p>
          </table:table-cell>
          <table:table-cell table:formula="of:=[.AD49]/[.AD50]" office:value-type="float" office:value="100" calcext:value-type="float">
            <text:p>100</text:p>
          </table:table-cell>
          <table:table-cell table:formula="of:=[.AE49]/[.AE50]" office:value-type="float" office:value="100" calcext:value-type="float">
            <text:p>100</text:p>
          </table:table-cell>
          <table:table-cell table:formula="of:=[.AF49]/[.AF50]" office:value-type="float" office:value="100" calcext:value-type="float">
            <text:p>100</text:p>
          </table:table-cell>
          <table:table-cell table:formula="of:=[.AG49]/[.AG50]" office:value-type="float" office:value="100" calcext:value-type="float">
            <text:p>100</text:p>
          </table:table-cell>
          <table:table-cell table:formula="of:=[.AH49]/[.AH50]" office:value-type="float" office:value="100" calcext:value-type="float">
            <text:p>100</text:p>
          </table:table-cell>
          <table:table-cell table:style-name="ce35" table:formula="of:=[.AI49]/[.AI50]" office:value-type="float" office:value="100" calcext:value-type="float">
            <text:p>100</text:p>
          </table:table-cell>
          <table:table-cell table:style-name="ce35" table:formula="of:=[.AJ49]/[.AJ50]" office:value-type="float" office:value="100" calcext:value-type="float">
            <text:p>100</text:p>
          </table:table-cell>
          <table:table-cell table:style-name="ce35" table:formula="of:=[.AK49]/[.AK50]" office:value-type="float" office:value="100" calcext:value-type="float">
            <text:p>100</text:p>
          </table:table-cell>
          <table:table-cell table:style-name="ce35" table:formula="of:=[.AL49]/[.AL50]" office:value-type="float" office:value="100" calcext:value-type="float">
            <text:p>100</text:p>
          </table:table-cell>
          <table:table-cell table:style-name="ce35" table:formula="of:=[.AM49]/[.AM50]" office:value-type="float" office:value="100" calcext:value-type="float">
            <text:p>100</text:p>
          </table:table-cell>
          <table:table-cell table:style-name="ce35" table:formula="of:=[.AN49]/[.AN50]" office:value-type="float" office:value="100" calcext:value-type="float">
            <text:p>100</text:p>
          </table:table-cell>
          <table:table-cell/>
          <table:table-cell table:style-name="ce35" table:formula="of:=[.AP49]/[.AP50]" office:value-type="float" office:value="100" calcext:value-type="float">
            <text:p>100</text:p>
          </table:table-cell>
          <table:table-cell table:formula="of:=[.AQ49]/[.AQ50]" office:value-type="float" office:value="100" calcext:value-type="float">
            <text:p>100</text:p>
          </table:table-cell>
          <table:table-cell table:formula="of:=[.AR49]/[.AR50]" office:value-type="float" office:value="100" calcext:value-type="float">
            <text:p>100</text:p>
          </table:table-cell>
          <table:table-cell table:formula="of:=[.AS49]/[.AS50]" office:value-type="float" office:value="100" calcext:value-type="float">
            <text:p>100</text:p>
          </table:table-cell>
          <table:table-cell table:formula="of:=[.AT49]/[.AT50]" office:value-type="float" office:value="100" calcext:value-type="float">
            <text:p>100</text:p>
          </table:table-cell>
          <table:table-cell table:formula="of:=[.AU49]/[.AU50]" office:value-type="float" office:value="100" calcext:value-type="float">
            <text:p>100</text:p>
          </table:table-cell>
          <table:table-cell table:formula="of:=[.AV49]/[.AV50]" office:value-type="float" office:value="100" calcext:value-type="float">
            <text:p>100</text:p>
          </table:table-cell>
          <table:table-cell table:formula="of:=[.AW49]/[.AW50]" office:value-type="float" office:value="100" calcext:value-type="float">
            <text:p>100</text:p>
          </table:table-cell>
          <table:table-cell table:style-name="ce35" table:formula="of:=[.AX49]/[.AX50]" office:value-type="float" office:value="100" calcext:value-type="float">
            <text:p>100</text:p>
          </table:table-cell>
          <table:table-cell table:style-name="ce35" table:formula="of:=[.AY49]/[.AY50]" office:value-type="float" office:value="100" calcext:value-type="float">
            <text:p>100</text:p>
          </table:table-cell>
          <table:table-cell table:style-name="ce35" table:formula="of:=[.AZ49]/[.AZ50]" office:value-type="float" office:value="100" calcext:value-type="float">
            <text:p>100</text:p>
          </table:table-cell>
          <table:table-cell table:style-name="ce35" table:formula="of:=[.BA49]/[.BA50]" office:value-type="float" office:value="100" calcext:value-type="float">
            <text:p>100</text:p>
          </table:table-cell>
          <table:table-cell table:style-name="ce35" table:formula="of:=[.BB49]/[.BB50]" office:value-type="float" office:value="100" calcext:value-type="float">
            <text:p>100</text:p>
          </table:table-cell>
          <table:table-cell table:style-name="ce35" table:formula="of:=[.BC49]/[.BC50]" office:value-type="float" office:value="100" calcext:value-type="float">
            <text:p>10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5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style-name="ce35"/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55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number-columns-repeated="14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5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number-columns-repeated="14" table:style-name="ce3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 table:number-columns-repeated="4" table:style-name="ce34" office:value-type="float" office:value="10000" calcext:value-type="float">
            <text:p>10000</text:p>
          </table:table-cell>
          <table:table-cell table:number-columns-repeated="5"/>
          <table:table-cell table:number-columns-repeated="13" table:style-name="ce34" office:value-type="float" office:value="10000" calcext:value-type="float">
            <text:p>10000</text:p>
          </table:table-cell>
          <table:table-cell/>
          <table:table-cell table:formula="of:=[.Q57]" office:value-type="float" office:value="10000" calcext:value-type="float">
            <text:p>10000</text:p>
          </table:table-cell>
          <table:table-cell table:number-columns-repeated="13" table:style-name="ce34" office:value-type="float" office:value="10000" calcext:value-type="float">
            <text:p>10000</text:p>
          </table:table-cell>
          <table:table-cell/>
          <table:table-cell table:number-columns-repeated="14" table:style-name="ce34" office:value-type="float" office:value="10000" calcext:value-type="float">
            <text:p>10000</text:p>
          </table:table-cell>
          <table:table-cell table:number-columns-repeated="969"/>
        </table:table-row>
        <table:table-row table:style-name="ro1">
          <table:table-cell table:style-name="ce5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16" table:formula="of:=[.D33]/[.D35]" office:value-type="float" office:value="0.25" calcext:value-type="float">
            <text:p>0.25</text:p>
          </table:table-cell>
          <table:table-cell table:style-name="ce16" table:formula="of:=[.E33]/[.E35]" office:value-type="float" office:value="0.375" calcext:value-type="float">
            <text:p>0.375</text:p>
          </table:table-cell>
          <table:table-cell table:style-name="ce16" table:formula="of:=[.F33]/[.F35]" office:value-type="float" office:value="1250" calcext:value-type="float">
            <text:p>1250</text:p>
          </table:table-cell>
          <table:table-cell table:style-name="ce16" table:formula="of:=[.G33]/[.G35]" office:value-type="float" office:value="1125" calcext:value-type="float">
            <text:p>1125</text:p>
          </table:table-cell>
          <table:table-cell office:value-type="string" calcext:value-type="string">
            <text:p>Note that the undersampling between perfect and imperfect regimes is not constant, <text:s/>but close enough</text:p>
          </table:table-cell>
          <table:table-cell table:number-columns-repeated="4"/>
          <table:table-cell table:style-name="ce16" table:formula="of:=[.M33]/[.M35]" office:value-type="float" office:value="1022.72727272727" calcext:value-type="float">
            <text:p>1022.7272727273</text:p>
          </table:table-cell>
          <table:table-cell table:style-name="ce16" table:formula="of:=[.N33]/[.N35]" office:value-type="float" office:value="900" calcext:value-type="float">
            <text:p>900</text:p>
          </table:table-cell>
          <table:table-cell table:style-name="ce16" table:formula="of:=[.O33]/[.O35]" office:value-type="float" office:value="750" calcext:value-type="float">
            <text:p>750</text:p>
          </table:table-cell>
          <table:table-cell table:style-name="ce16" table:formula="of:=[.P33]/[.P35]" office:value-type="float" office:value="642.857142857143" calcext:value-type="float">
            <text:p>642.8571428571</text:p>
          </table:table-cell>
          <table:table-cell table:style-name="ce16" table:formula="of:=[.Q33]/[.Q35]" office:value-type="float" office:value="562.5" calcext:value-type="float">
            <text:p>562.5</text:p>
          </table:table-cell>
          <table:table-cell table:style-name="ce16" table:formula="of:=[.R33]/[.R35]" office:value-type="float" office:value="489.130434782609" calcext:value-type="float">
            <text:p>489.1304347826</text:p>
          </table:table-cell>
          <table:table-cell table:style-name="ce16" table:formula="of:=[.S33]/[.S35]" office:value-type="float" office:value="362.903225806452" calcext:value-type="float">
            <text:p>362.9032258065</text:p>
          </table:table-cell>
          <table:table-cell table:style-name="ce16" table:formula="of:=[.T33]/[.T35]" office:value-type="float" office:value="287.72378516624" calcext:value-type="float">
            <text:p>287.7237851662</text:p>
          </table:table-cell>
          <table:table-cell table:style-name="ce16" table:formula="of:=[.U33]/[.U35]" office:value-type="float" office:value="225" calcext:value-type="float">
            <text:p>225</text:p>
          </table:table-cell>
          <table:table-cell table:style-name="ce16" table:formula="of:=[.V33]/[.V35]" office:value-type="float" office:value="140.625" calcext:value-type="float">
            <text:p>140.625</text:p>
          </table:table-cell>
          <table:table-cell table:style-name="ce16" table:formula="of:=[.W33]/[.W35]" office:value-type="float" office:value="112.5" calcext:value-type="float">
            <text:p>112.5</text:p>
          </table:table-cell>
          <table:table-cell table:style-name="ce16" table:formula="of:=[.X33]/[.X35]" office:value-type="float" office:value="22.5" calcext:value-type="float">
            <text:p>22.5</text:p>
          </table:table-cell>
          <table:table-cell table:style-name="ce16" table:formula="of:=[.Y33]/[.Y35]" office:value-type="float" office:value="0.375" calcext:value-type="float">
            <text:p>0.375</text:p>
          </table:table-cell>
          <table:table-cell/>
          <table:table-cell table:style-name="ce42" table:formula="of:=[.Q58]" office:value-type="float" office:value="562.5" calcext:value-type="float">
            <text:p>562.5</text:p>
          </table:table-cell>
          <table:table-cell table:style-name="ce16" table:formula="of:=[.AB33]/[.AB35]" office:value-type="float" office:value="562.5" calcext:value-type="float">
            <text:p>562.5</text:p>
          </table:table-cell>
          <table:table-cell table:style-name="ce16" table:formula="of:=[.AC33]/[.AC35]" office:value-type="float" office:value="506.25" calcext:value-type="float">
            <text:p>506.25</text:p>
          </table:table-cell>
          <table:table-cell table:style-name="ce16" table:formula="of:=[.AD33]/[.AD35]" office:value-type="float" office:value="450" calcext:value-type="float">
            <text:p>450</text:p>
          </table:table-cell>
          <table:table-cell table:style-name="ce16" table:formula="of:=[.AE33]/[.AE35]" office:value-type="float" office:value="393.75" calcext:value-type="float">
            <text:p>393.75</text:p>
          </table:table-cell>
          <table:table-cell table:style-name="ce16" table:formula="of:=[.AF33]/[.AF35]" office:value-type="float" office:value="337.5" calcext:value-type="float">
            <text:p>337.5</text:p>
          </table:table-cell>
          <table:table-cell table:style-name="ce16" table:formula="of:=[.AG33]/[.AG35]" office:value-type="float" office:value="281.25" calcext:value-type="float">
            <text:p>281.25</text:p>
          </table:table-cell>
          <table:table-cell table:style-name="ce16" table:formula="of:=[.AH33]/[.AH35]" office:value-type="float" office:value="140.625" calcext:value-type="float">
            <text:p>140.625</text:p>
          </table:table-cell>
          <table:table-cell table:style-name="ce16" table:formula="of:=[.AI33]/[.AI35]" office:value-type="float" office:value="112.5" calcext:value-type="float">
            <text:p>112.5</text:p>
          </table:table-cell>
          <table:table-cell table:style-name="ce16" table:formula="of:=[.AJ33]/[.AJ35]" office:value-type="float" office:value="84.375" calcext:value-type="float">
            <text:p>84.375</text:p>
          </table:table-cell>
          <table:table-cell table:style-name="ce16" table:formula="of:=[.AK33]/[.AK35]" office:value-type="float" office:value="56.25" calcext:value-type="float">
            <text:p>56.25</text:p>
          </table:table-cell>
          <table:table-cell table:style-name="ce16" table:formula="of:=[.AL33]/[.AL35]" office:value-type="float" office:value="50.625" calcext:value-type="float">
            <text:p>50.625</text:p>
          </table:table-cell>
          <table:table-cell table:style-name="ce16" table:formula="of:=[.AM33]/[.AM35]" office:value-type="float" office:value="35.15625" calcext:value-type="float">
            <text:p>35.15625</text:p>
          </table:table-cell>
          <table:table-cell table:style-name="ce16" table:formula="of:=[.AN33]/[.AN35]" office:value-type="float" office:value="28.125" calcext:value-type="float">
            <text:p>28.125</text:p>
          </table:table-cell>
          <table:table-cell/>
          <table:table-cell table:style-name="ce16" table:formula="of:=[.AP33]/[.AP35]" office:value-type="float" office:value="562.5" calcext:value-type="float">
            <text:p>562.5</text:p>
          </table:table-cell>
          <table:table-cell table:style-name="ce16" table:formula="of:=[.AQ33]/[.AQ35]" office:value-type="float" office:value="562.5" calcext:value-type="float">
            <text:p>562.5</text:p>
          </table:table-cell>
          <table:table-cell table:style-name="ce16" table:formula="of:=[.AR33]/[.AR35]" office:value-type="float" office:value="506.25" calcext:value-type="float">
            <text:p>506.25</text:p>
          </table:table-cell>
          <table:table-cell table:style-name="ce16" table:formula="of:=[.AS33]/[.AS35]" office:value-type="float" office:value="450" calcext:value-type="float">
            <text:p>450</text:p>
          </table:table-cell>
          <table:table-cell table:style-name="ce16" table:formula="of:=[.AT33]/[.AT35]" office:value-type="float" office:value="393.75" calcext:value-type="float">
            <text:p>393.75</text:p>
          </table:table-cell>
          <table:table-cell table:style-name="ce16" table:formula="of:=[.AU33]/[.AU35]" office:value-type="float" office:value="337.5" calcext:value-type="float">
            <text:p>337.5</text:p>
          </table:table-cell>
          <table:table-cell table:style-name="ce16" table:formula="of:=[.AV33]/[.AV35]" office:value-type="float" office:value="281.25" calcext:value-type="float">
            <text:p>281.25</text:p>
          </table:table-cell>
          <table:table-cell table:style-name="ce16" table:formula="of:=[.AW33]/[.AW35]" office:value-type="float" office:value="140.625" calcext:value-type="float">
            <text:p>140.625</text:p>
          </table:table-cell>
          <table:table-cell table:style-name="ce16" table:formula="of:=[.AX33]/[.AX35]" office:value-type="float" office:value="112.5" calcext:value-type="float">
            <text:p>112.5</text:p>
          </table:table-cell>
          <table:table-cell table:style-name="ce16" table:formula="of:=[.AY33]/[.AY35]" office:value-type="float" office:value="84.375" calcext:value-type="float">
            <text:p>84.375</text:p>
          </table:table-cell>
          <table:table-cell table:style-name="ce16" table:formula="of:=[.AZ33]/[.AZ35]" office:value-type="float" office:value="56.25" calcext:value-type="float">
            <text:p>56.25</text:p>
          </table:table-cell>
          <table:table-cell table:style-name="ce16" table:formula="of:=[.BA33]/[.BA35]" office:value-type="float" office:value="50.625" calcext:value-type="float">
            <text:p>50.625</text:p>
          </table:table-cell>
          <table:table-cell table:style-name="ce16" table:formula="of:=[.BB33]/[.BB35]" office:value-type="float" office:value="35.15625" calcext:value-type="float">
            <text:p>35.15625</text:p>
          </table:table-cell>
          <table:table-cell table:style-name="ce16" table:formula="of:=[.BC33]/[.BC35]" office:value-type="float" office:value="28.125" calcext:value-type="float">
            <text:p>28.125</text:p>
          </table:table-cell>
          <table:table-cell table:number-columns-repeated="969"/>
        </table:table-row>
        <table:table-row table:style-name="ro1">
          <table:covered-table-cell table:style-name="ce6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16" table:formula="of:=[.D37]/[.D53]" office:value-type="float" office:value="0.2" calcext:value-type="float">
            <text:p>0.2</text:p>
          </table:table-cell>
          <table:table-cell table:style-name="ce16" table:formula="of:=[.E37]/[.E53]" office:value-type="float" office:value="0.3" calcext:value-type="float">
            <text:p>0.3</text:p>
          </table:table-cell>
          <table:table-cell table:style-name="ce16" table:formula="of:=[.F37]/[.F53]" office:value-type="float" office:value="1000" calcext:value-type="float">
            <text:p>1000</text:p>
          </table:table-cell>
          <table:table-cell table:style-name="ce16" table:formula="of:=[.G37]/[.G53]" office:value-type="float" office:value="900" calcext:value-type="float">
            <text:p>900</text:p>
          </table:table-cell>
          <table:table-cell table:number-columns-repeated="5"/>
          <table:table-cell table:style-name="ce16" table:formula="of:=[.M37]/[.M53]" office:value-type="float" office:value="818.181818181818" calcext:value-type="float">
            <text:p>818.1818181818</text:p>
          </table:table-cell>
          <table:table-cell table:style-name="ce16" table:formula="of:=[.N37]/[.N53]" office:value-type="float" office:value="720" calcext:value-type="float">
            <text:p>720</text:p>
          </table:table-cell>
          <table:table-cell table:style-name="ce16" table:formula="of:=[.O37]/[.O53]" office:value-type="float" office:value="600" calcext:value-type="float">
            <text:p>600</text:p>
          </table:table-cell>
          <table:table-cell table:style-name="ce16" table:formula="of:=[.P37]/[.P53]" office:value-type="float" office:value="514.285714285714" calcext:value-type="float">
            <text:p>514.2857142857</text:p>
          </table:table-cell>
          <table:table-cell table:style-name="ce16" table:formula="of:=[.Q37]/[.Q53]" office:value-type="float" office:value="450" calcext:value-type="float">
            <text:p>450</text:p>
          </table:table-cell>
          <table:table-cell table:style-name="ce16" table:formula="of:=[.R37]/[.R53]" office:value-type="float" office:value="391.304347826087" calcext:value-type="float">
            <text:p>391.3043478261</text:p>
          </table:table-cell>
          <table:table-cell table:style-name="ce16" table:formula="of:=[.S37]/[.S53]" office:value-type="float" office:value="290.322580645161" calcext:value-type="float">
            <text:p>290.3225806452</text:p>
          </table:table-cell>
          <table:table-cell table:style-name="ce16" table:formula="of:=[.T37]/[.T53]" office:value-type="float" office:value="230.179028132992" calcext:value-type="float">
            <text:p>230.179028133</text:p>
          </table:table-cell>
          <table:table-cell table:style-name="ce16" table:formula="of:=[.U37]/[.U53]" office:value-type="float" office:value="180" calcext:value-type="float">
            <text:p>180</text:p>
          </table:table-cell>
          <table:table-cell table:style-name="ce16" table:formula="of:=[.V37]/[.V53]" office:value-type="float" office:value="112.5" calcext:value-type="float">
            <text:p>112.5</text:p>
          </table:table-cell>
          <table:table-cell table:style-name="ce16" table:formula="of:=[.W37]/[.W53]" office:value-type="float" office:value="90" calcext:value-type="float">
            <text:p>90</text:p>
          </table:table-cell>
          <table:table-cell table:style-name="ce16" table:formula="of:=[.X37]/[.X53]" office:value-type="float" office:value="18" calcext:value-type="float">
            <text:p>18</text:p>
          </table:table-cell>
          <table:table-cell table:style-name="ce16" table:formula="of:=[.Y37]/[.Y53]" office:value-type="float" office:value="0.3" calcext:value-type="float">
            <text:p>0.3</text:p>
          </table:table-cell>
          <table:table-cell/>
          <table:table-cell table:style-name="ce42" table:formula="of:=[.Q59]" office:value-type="float" office:value="450" calcext:value-type="float">
            <text:p>450</text:p>
          </table:table-cell>
          <table:table-cell table:style-name="ce16" table:formula="of:=[.AB37]/[.AB53]" office:value-type="float" office:value="450" calcext:value-type="float">
            <text:p>450</text:p>
          </table:table-cell>
          <table:table-cell table:style-name="ce16" table:formula="of:=[.AC37]/[.AC53]" office:value-type="float" office:value="450" calcext:value-type="float">
            <text:p>450</text:p>
          </table:table-cell>
          <table:table-cell table:style-name="ce16" table:formula="of:=[.AD37]/[.AD53]" office:value-type="float" office:value="450" calcext:value-type="float">
            <text:p>450</text:p>
          </table:table-cell>
          <table:table-cell table:style-name="ce16" table:formula="of:=[.AE37]/[.AE53]" office:value-type="float" office:value="450" calcext:value-type="float">
            <text:p>450</text:p>
          </table:table-cell>
          <table:table-cell table:style-name="ce16" table:formula="of:=[.AF37]/[.AF53]" office:value-type="float" office:value="450" calcext:value-type="float">
            <text:p>450</text:p>
          </table:table-cell>
          <table:table-cell table:style-name="ce16" table:formula="of:=[.AG37]/[.AG53]" office:value-type="float" office:value="450" calcext:value-type="float">
            <text:p>450</text:p>
          </table:table-cell>
          <table:table-cell table:style-name="ce16" table:formula="of:=[.AH37]/[.AH53]" office:value-type="float" office:value="450" calcext:value-type="float">
            <text:p>450</text:p>
          </table:table-cell>
          <table:table-cell table:style-name="ce16" table:formula="of:=[.AI37]/[.AI53]" office:value-type="float" office:value="450" calcext:value-type="float">
            <text:p>450</text:p>
          </table:table-cell>
          <table:table-cell table:style-name="ce16" table:formula="of:=[.AJ37]/[.AJ53]" office:value-type="float" office:value="450" calcext:value-type="float">
            <text:p>450</text:p>
          </table:table-cell>
          <table:table-cell table:style-name="ce16" table:formula="of:=[.AK37]/[.AK53]" office:value-type="float" office:value="450" calcext:value-type="float">
            <text:p>450</text:p>
          </table:table-cell>
          <table:table-cell table:style-name="ce16" table:formula="of:=[.AL37]/[.AL53]" office:value-type="float" office:value="450" calcext:value-type="float">
            <text:p>450</text:p>
          </table:table-cell>
          <table:table-cell table:style-name="ce16" table:formula="of:=[.AM37]/[.AM53]" office:value-type="float" office:value="450" calcext:value-type="float">
            <text:p>450</text:p>
          </table:table-cell>
          <table:table-cell table:style-name="ce16" table:formula="of:=[.AN37]/[.AN53]" office:value-type="float" office:value="450" calcext:value-type="float">
            <text:p>450</text:p>
          </table:table-cell>
          <table:table-cell/>
          <table:table-cell table:style-name="ce16" table:formula="of:=[.AP37]/[.AP53]" office:value-type="float" office:value="1237.5" calcext:value-type="float">
            <text:p>1237.5</text:p>
          </table:table-cell>
          <table:table-cell table:style-name="ce16" table:formula="of:=[.AQ37]/[.AQ53]" office:value-type="float" office:value="1237.5" calcext:value-type="float">
            <text:p>1237.5</text:p>
          </table:table-cell>
          <table:table-cell table:style-name="ce16" table:formula="of:=[.AR37]/[.AR53]" office:value-type="float" office:value="1237.5" calcext:value-type="float">
            <text:p>1237.5</text:p>
          </table:table-cell>
          <table:table-cell table:style-name="ce16" table:formula="of:=[.AS37]/[.AS53]" office:value-type="float" office:value="1237.5" calcext:value-type="float">
            <text:p>1237.5</text:p>
          </table:table-cell>
          <table:table-cell table:style-name="ce16" table:formula="of:=[.AT37]/[.AT53]" office:value-type="float" office:value="1237.5" calcext:value-type="float">
            <text:p>1237.5</text:p>
          </table:table-cell>
          <table:table-cell table:style-name="ce16" table:formula="of:=[.AU37]/[.AU53]" office:value-type="float" office:value="1237.5" calcext:value-type="float">
            <text:p>1237.5</text:p>
          </table:table-cell>
          <table:table-cell table:style-name="ce16" table:formula="of:=[.AV37]/[.AV53]" office:value-type="float" office:value="1237.5" calcext:value-type="float">
            <text:p>1237.5</text:p>
          </table:table-cell>
          <table:table-cell table:style-name="ce16" table:formula="of:=[.AW37]/[.AW53]" office:value-type="float" office:value="1237.5" calcext:value-type="float">
            <text:p>1237.5</text:p>
          </table:table-cell>
          <table:table-cell table:style-name="ce16" table:formula="of:=[.AX37]/[.AX53]" office:value-type="float" office:value="1237.5" calcext:value-type="float">
            <text:p>1237.5</text:p>
          </table:table-cell>
          <table:table-cell table:style-name="ce16" table:formula="of:=[.AY37]/[.AY53]" office:value-type="float" office:value="1237.5" calcext:value-type="float">
            <text:p>1237.5</text:p>
          </table:table-cell>
          <table:table-cell table:style-name="ce16" table:formula="of:=[.AZ37]/[.AZ53]" office:value-type="float" office:value="1237.5" calcext:value-type="float">
            <text:p>1237.5</text:p>
          </table:table-cell>
          <table:table-cell table:style-name="ce16" table:formula="of:=[.BA37]/[.BA53]" office:value-type="float" office:value="1237.5" calcext:value-type="float">
            <text:p>1237.5</text:p>
          </table:table-cell>
          <table:table-cell table:style-name="ce16" table:formula="of:=[.BB37]/[.BB53]" office:value-type="float" office:value="1237.5" calcext:value-type="float">
            <text:p>1237.5</text:p>
          </table:table-cell>
          <table:table-cell table:style-name="ce16" table:formula="of:=[.BC37]/[.BC53]" office:value-type="float" office:value="1237.5" calcext:value-type="float">
            <text:p>1237.5</text:p>
          </table:table-cell>
          <table:table-cell table:number-columns-repeated="969"/>
        </table:table-row>
        <table:table-row table:style-name="ro1">
          <table:covered-table-cell table:style-name="ce6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16" table:formula="of:=[.D50]/[.D35]" office:value-type="float" office:value="0.25" calcext:value-type="float">
            <text:p>0.25</text:p>
          </table:table-cell>
          <table:table-cell table:style-name="ce16" table:formula="of:=[.E50]/[.E35]" office:value-type="float" office:value="0.375" calcext:value-type="float">
            <text:p>0.375</text:p>
          </table:table-cell>
          <table:table-cell table:style-name="ce16" table:formula="of:=[.F50]/[.F35]" office:value-type="float" office:value="1250" calcext:value-type="float">
            <text:p>1250</text:p>
          </table:table-cell>
          <table:table-cell table:style-name="ce16" table:formula="of:=[.G50]/[.G35]" office:value-type="float" office:value="1125" calcext:value-type="float">
            <text:p>1125</text:p>
          </table:table-cell>
          <table:table-cell table:number-columns-repeated="5"/>
          <table:table-cell table:style-name="ce16" table:formula="of:=[.M50]/[.M35]" office:value-type="float" office:value="1022.72727272727" calcext:value-type="float">
            <text:p>1022.7272727273</text:p>
          </table:table-cell>
          <table:table-cell table:style-name="ce16" table:formula="of:=[.N50]/[.N35]" office:value-type="float" office:value="900" calcext:value-type="float">
            <text:p>900</text:p>
          </table:table-cell>
          <table:table-cell table:style-name="ce16" table:formula="of:=[.O50]/[.O35]" office:value-type="float" office:value="750" calcext:value-type="float">
            <text:p>750</text:p>
          </table:table-cell>
          <table:table-cell table:style-name="ce16" table:formula="of:=[.P50]/[.P35]" office:value-type="float" office:value="642.857142857143" calcext:value-type="float">
            <text:p>642.8571428571</text:p>
          </table:table-cell>
          <table:table-cell table:style-name="ce16" table:formula="of:=[.Q50]/[.Q35]" office:value-type="float" office:value="562.5" calcext:value-type="float">
            <text:p>562.5</text:p>
          </table:table-cell>
          <table:table-cell table:style-name="ce16" table:formula="of:=[.R50]/[.R35]" office:value-type="float" office:value="489.130434782609" calcext:value-type="float">
            <text:p>489.1304347826</text:p>
          </table:table-cell>
          <table:table-cell table:style-name="ce16" table:formula="of:=[.S50]/[.S35]" office:value-type="float" office:value="362.903225806452" calcext:value-type="float">
            <text:p>362.9032258065</text:p>
          </table:table-cell>
          <table:table-cell table:style-name="ce16" table:formula="of:=[.T50]/[.T35]" office:value-type="float" office:value="287.72378516624" calcext:value-type="float">
            <text:p>287.7237851662</text:p>
          </table:table-cell>
          <table:table-cell table:style-name="ce16" table:formula="of:=[.U50]/[.U35]" office:value-type="float" office:value="225" calcext:value-type="float">
            <text:p>225</text:p>
          </table:table-cell>
          <table:table-cell table:style-name="ce16" table:formula="of:=[.V50]/[.V35]" office:value-type="float" office:value="140.625" calcext:value-type="float">
            <text:p>140.625</text:p>
          </table:table-cell>
          <table:table-cell table:style-name="ce16" table:formula="of:=[.W50]/[.W35]" office:value-type="float" office:value="112.5" calcext:value-type="float">
            <text:p>112.5</text:p>
          </table:table-cell>
          <table:table-cell table:style-name="ce16" table:formula="of:=[.X50]/[.X35]" office:value-type="float" office:value="22.5" calcext:value-type="float">
            <text:p>22.5</text:p>
          </table:table-cell>
          <table:table-cell table:style-name="ce16" table:formula="of:=[.Y50]/[.Y35]" office:value-type="float" office:value="0.375" calcext:value-type="float">
            <text:p>0.375</text:p>
          </table:table-cell>
          <table:table-cell/>
          <table:table-cell table:style-name="ce42" table:formula="of:=[.Q60]" office:value-type="float" office:value="562.5" calcext:value-type="float">
            <text:p>562.5</text:p>
          </table:table-cell>
          <table:table-cell table:style-name="ce16" table:formula="of:=[.AB50]/[.AB35]" office:value-type="float" office:value="562.5" calcext:value-type="float">
            <text:p>562.5</text:p>
          </table:table-cell>
          <table:table-cell table:style-name="ce16" table:formula="of:=[.AC50]/[.AC35]" office:value-type="float" office:value="562.5" calcext:value-type="float">
            <text:p>562.5</text:p>
          </table:table-cell>
          <table:table-cell table:style-name="ce16" table:formula="of:=[.AD50]/[.AD35]" office:value-type="float" office:value="562.5" calcext:value-type="float">
            <text:p>562.5</text:p>
          </table:table-cell>
          <table:table-cell table:style-name="ce16" table:formula="of:=[.AE50]/[.AE35]" office:value-type="float" office:value="562.5" calcext:value-type="float">
            <text:p>562.5</text:p>
          </table:table-cell>
          <table:table-cell table:style-name="ce16" table:formula="of:=[.AF50]/[.AF35]" office:value-type="float" office:value="562.5" calcext:value-type="float">
            <text:p>562.5</text:p>
          </table:table-cell>
          <table:table-cell table:style-name="ce16" table:formula="of:=[.AG50]/[.AG35]" office:value-type="float" office:value="562.5" calcext:value-type="float">
            <text:p>562.5</text:p>
          </table:table-cell>
          <table:table-cell table:style-name="ce16" table:formula="of:=[.AH50]/[.AH35]" office:value-type="float" office:value="562.5" calcext:value-type="float">
            <text:p>562.5</text:p>
          </table:table-cell>
          <table:table-cell table:style-name="ce16" table:formula="of:=[.AI50]/[.AI35]" office:value-type="float" office:value="562.5" calcext:value-type="float">
            <text:p>562.5</text:p>
          </table:table-cell>
          <table:table-cell table:style-name="ce16" table:formula="of:=[.AJ50]/[.AJ35]" office:value-type="float" office:value="562.5" calcext:value-type="float">
            <text:p>562.5</text:p>
          </table:table-cell>
          <table:table-cell table:style-name="ce16" table:formula="of:=[.AK50]/[.AK35]" office:value-type="float" office:value="562.5" calcext:value-type="float">
            <text:p>562.5</text:p>
          </table:table-cell>
          <table:table-cell table:style-name="ce16" table:formula="of:=[.AL50]/[.AL35]" office:value-type="float" office:value="562.5" calcext:value-type="float">
            <text:p>562.5</text:p>
          </table:table-cell>
          <table:table-cell table:style-name="ce16" table:formula="of:=[.AM50]/[.AM35]" office:value-type="float" office:value="562.5" calcext:value-type="float">
            <text:p>562.5</text:p>
          </table:table-cell>
          <table:table-cell table:style-name="ce16" table:formula="of:=[.AN50]/[.AN35]" office:value-type="float" office:value="562.5" calcext:value-type="float">
            <text:p>562.5</text:p>
          </table:table-cell>
          <table:table-cell/>
          <table:table-cell table:style-name="ce16" table:formula="of:=[.AP50]/[.AP35]" office:value-type="float" office:value="562.5" calcext:value-type="float">
            <text:p>562.5</text:p>
          </table:table-cell>
          <table:table-cell table:style-name="ce16" table:formula="of:=[.AQ50]/[.AQ35]" office:value-type="float" office:value="562.5" calcext:value-type="float">
            <text:p>562.5</text:p>
          </table:table-cell>
          <table:table-cell table:style-name="ce16" table:formula="of:=[.AR50]/[.AR35]" office:value-type="float" office:value="562.5" calcext:value-type="float">
            <text:p>562.5</text:p>
          </table:table-cell>
          <table:table-cell table:style-name="ce16" table:formula="of:=[.AS50]/[.AS35]" office:value-type="float" office:value="562.5" calcext:value-type="float">
            <text:p>562.5</text:p>
          </table:table-cell>
          <table:table-cell table:style-name="ce16" table:formula="of:=[.AT50]/[.AT35]" office:value-type="float" office:value="562.5" calcext:value-type="float">
            <text:p>562.5</text:p>
          </table:table-cell>
          <table:table-cell table:style-name="ce16" table:formula="of:=[.AU50]/[.AU35]" office:value-type="float" office:value="562.5" calcext:value-type="float">
            <text:p>562.5</text:p>
          </table:table-cell>
          <table:table-cell table:style-name="ce16" table:formula="of:=[.AV50]/[.AV35]" office:value-type="float" office:value="562.5" calcext:value-type="float">
            <text:p>562.5</text:p>
          </table:table-cell>
          <table:table-cell table:style-name="ce16" table:formula="of:=[.AW50]/[.AW35]" office:value-type="float" office:value="562.5" calcext:value-type="float">
            <text:p>562.5</text:p>
          </table:table-cell>
          <table:table-cell table:style-name="ce16" table:formula="of:=[.AX50]/[.AX35]" office:value-type="float" office:value="562.5" calcext:value-type="float">
            <text:p>562.5</text:p>
          </table:table-cell>
          <table:table-cell table:style-name="ce16" table:formula="of:=[.AY50]/[.AY35]" office:value-type="float" office:value="562.5" calcext:value-type="float">
            <text:p>562.5</text:p>
          </table:table-cell>
          <table:table-cell table:style-name="ce16" table:formula="of:=[.AZ50]/[.AZ35]" office:value-type="float" office:value="562.5" calcext:value-type="float">
            <text:p>562.5</text:p>
          </table:table-cell>
          <table:table-cell table:style-name="ce16" table:formula="of:=[.BA50]/[.BA35]" office:value-type="float" office:value="562.5" calcext:value-type="float">
            <text:p>562.5</text:p>
          </table:table-cell>
          <table:table-cell table:style-name="ce16" table:formula="of:=[.BB50]/[.BB35]" office:value-type="float" office:value="562.5" calcext:value-type="float">
            <text:p>562.5</text:p>
          </table:table-cell>
          <table:table-cell table:style-name="ce16" table:formula="of:=[.BC50]/[.BC35]" office:value-type="float" office:value="562.5" calcext:value-type="float">
            <text:p>562.5</text:p>
          </table:table-cell>
          <table:table-cell table:number-columns-repeated="969"/>
        </table:table-row>
        <table:table-row table:style-name="ro1">
          <table:table-cell table:style-name="Default" table:number-columns-repeated="7"/>
          <table:table-cell table:number-columns-repeated="5"/>
          <table:table-cell table:style-name="Default" table:number-columns-repeated="13"/>
          <table:table-cell/>
          <table:table-cell table:style-name="Default" table:number-columns-repeated="8"/>
          <table:table-cell table:number-columns-repeated="7"/>
          <table:table-cell table:style-name="Default" table:number-columns-repeated="8"/>
          <table:table-cell table:number-columns-repeated="975"/>
        </table:table-row>
        <table:table-row table:style-name="ro2">
          <table:table-cell table:style-name="Default"/>
          <table:table-cell table:style-name="ce18" office:value-type="string" calcext:value-type="string">
            <text:p>SKIP MSMTS</text:p>
          </table:table-cell>
          <table:table-cell table:number-columns-repeated="9" table:style-name="ce26" office:value-type="float" office:value="1" calcext:value-type="float">
            <text:p>1</text:p>
          </table:table-cell>
          <table:table-cell/>
          <table:table-cell table:style-name="ce26" table:number-columns-repeated="13"/>
          <table:table-cell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7"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Default"/>
          <table:table-cell table:style-name="ce18" office:value-type="string" calcext:value-type="string">
            <text:p>LOW NOISE CASE</text:p>
          </table:table-cell>
          <table:table-cell table:number-columns-repeated="9" table:style-name="ce27" office:value-type="percentage" office:value="0.01" calcext:value-type="percentage">
            <text:p>1.00%</text:p>
          </table:table-cell>
          <table:table-cell/>
          <table:table-cell table:style-name="ce27" table:number-columns-repeated="13"/>
          <table:table-cell/>
          <table:table-cell table:number-columns-repeated="8" table:style-name="ce27" office:value-type="percentage" office:value="0.01" calcext:value-type="percentage">
            <text:p>1.00%</text:p>
          </table:table-cell>
          <table:table-cell table:number-columns-repeated="7"/>
          <table:table-cell table:number-columns-repeated="8" table:style-name="ce27" office:value-type="percentage" office:value="0.01" calcext:value-type="percentage">
            <text:p>1.00%</text:p>
          </table:table-cell>
          <table:table-cell table:number-columns-repeated="975"/>
        </table:table-row>
        <table:table-row table:style-name="ro1">
          <table:table-cell table:style-name="ce1" office:value-type="string" calcext:value-type="string" table:number-columns-spanned="1" table:number-rows-spanned="7">
            <text:p>PARAMETER</text:p>
            <text:p>REGIMES</text:p>
          </table:table-cell>
          <table:table-cell table:style-name="ce19" office:value-type="string" calcext:value-type="string">
            <text:p>TEST CASE </text:p>
          </table:table-cell>
          <table:table-cell table:style-name="ce19" office:value-type="string" calcext:value-type="string">
            <text:p>NUM 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table:number-columns-repeated="6"/>
          <table:table-cell/>
          <table:table-cell table:number-columns-repeated="13" table:style-name="ce31" office:value-type="float" office:value="15" calcext:value-type="float">
            <text:p>15</text:p>
          </table:table-cell>
          <table:table-cell/>
          <table:table-cell table:number-columns-repeated="2" table:style-name="ce31" office:value-type="float" office:value="8" calcext:value-type="float">
            <text:p>8</text:p>
          </table:table-cell>
          <table:table-cell table:style-name="ce31" table:number-columns-repeated="6"/>
          <table:table-cell table:number-columns-repeated="7"/>
          <table:table-cell table:number-columns-repeated="2" table:style-name="ce31" office:value-type="float" office:value="9" calcext:value-type="float">
            <text:p>9</text:p>
          </table:table-cell>
          <table:table-cell table:style-name="ce31" table:number-columns-repeated="6"/>
          <table:table-cell table:number-columns-repeated="975"/>
        </table:table-row>
        <table:table-row table:style-name="ro1">
          <table:covered-table-cell/>
          <table:table-cell table:style-name="ce20" office:value-type="string" calcext:value-type="string">
            <text:p>REGIME NAME</text:p>
          </table:table-cell>
          <table:table-cell table:style-name="ce20"/>
          <table:table-cell table:style-name="ce37" office:value-type="string" calcext:value-type="string">
            <text:p>From Unaliased to Physically Aliased Regime, n_train changes</text:p>
          </table:table-cell>
          <table:table-cell table:style-name="ce37" table:number-columns-repeated="7"/>
          <table:table-cell/>
          <table:table-cell table:style-name="ce50" office:value-type="string" calcext:value-type="string">
            <text:p>Test Case 15 </text:p>
          </table:table-cell>
          <table:table-cell table:style-name="ce50"/>
          <table:table-cell table:style-name="ce51" table:number-columns-repeated="11"/>
          <table:table-cell/>
          <table:table-cell table:style-name="ce37" office:value-type="string" calcext:value-type="string">
            <text:p>From Unaliased to Physically Aliased Regime, n_train changes</text:p>
          </table:table-cell>
          <table:table-cell table:style-name="ce37" table:number-columns-repeated="7"/>
          <table:table-cell table:number-columns-repeated="7"/>
          <table:table-cell table:style-name="ce37" office:value-type="string" calcext:value-type="string">
            <text:p>From Computationally Aliased to Physically Aliased Regime, n_train changes</text:p>
          </table:table-cell>
          <table:table-cell table:style-name="ce37" table:number-columns-repeated="7"/>
          <table:table-cell table:number-columns-repeated="975"/>
        </table:table-row>
        <table:table-row table:style-name="ro1">
          <table:covered-table-cell/>
          <table:table-cell table:style-name="ce20" table:number-columns-repeated="2"/>
          <table:table-cell table:style-name="ce37" office:value-type="string" calcext:value-type="string">
            <text:p>With Perfect Learning with Adequate Sampling <text:s/></text:p>
          </table:table-cell>
          <table:table-cell table:style-name="ce37" table:number-columns-repeated="7"/>
          <table:table-cell/>
          <table:table-cell table:style-name="ce49" office:value-type="string" calcext:value-type="string">
            <text:p>Perfect Learning with Varying Levels of Undersampling</text:p>
          </table:table-cell>
          <table:table-cell table:style-name="ce49" table:number-columns-repeated="1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7"/>
          <table:table-cell table:number-columns-repeated="7"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7"/>
          <table:table-cell table:number-columns-repeated="975"/>
        </table:table-row>
        <table:table-row table:style-name="ro1">
          <table:covered-table-cell/>
          <table:table-cell table:style-name="ce20" table:number-columns-repeated="2"/>
          <table:table-cell table:style-name="ce37" table:number-columns-repeated="8"/>
          <table:table-cell/>
          <table:table-cell table:style-name="ce49" table:number-columns-repeated="13"/>
          <table:table-cell/>
          <table:table-cell table:style-name="ce37" table:number-columns-repeated="8"/>
          <table:table-cell table:number-columns-repeated="7"/>
          <table:table-cell table:style-name="ce37" table:number-columns-repeated="8"/>
          <table:table-cell table:number-columns-repeated="975"/>
        </table:table-row>
        <table:table-row table:style-name="ro1">
          <table:covered-table-cell table:style-name="ce3"/>
          <table:table-cell table:style-name="ce19" office:value-type="string" calcext:value-type="string">
            <text:p>VARIATION NUM</text:p>
          </table:table-cell>
          <table:table-cell table:style-name="ce28" office:value-type="string" calcext:value-type="string">
            <text:p>NUM 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1+[.D68]" office:value-type="float" office:value="1" calcext:value-type="float">
            <text:p>1</text:p>
          </table:table-cell>
          <table:table-cell table:style-name="ce28" table:formula="of:=1+[.E68]" office:value-type="float" office:value="2" calcext:value-type="float">
            <text:p>2</text:p>
          </table:table-cell>
          <table:table-cell table:style-name="ce28" table:formula="of:=1+[.F68]" office:value-type="float" office:value="3" calcext:value-type="float">
            <text:p>3</text:p>
          </table:table-cell>
          <table:table-cell table:style-name="ce28" table:formula="of:=1+[.G68]" office:value-type="float" office:value="4" calcext:value-type="float">
            <text:p>4</text:p>
          </table:table-cell>
          <table:table-cell table:style-name="ce28" table:formula="of:=1+[.H68]" office:value-type="float" office:value="5" calcext:value-type="float">
            <text:p>5</text:p>
          </table:table-cell>
          <table:table-cell table:style-name="ce28" table:formula="of:=1+[.I68]" office:value-type="float" office:value="6" calcext:value-type="float">
            <text:p>6</text:p>
          </table:table-cell>
          <table:table-cell table:style-name="ce28" table:formula="of:=1+[.J68]" office:value-type="float" office:value="7" calcext:value-type="float">
            <text:p>7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AA68]" office:value-type="float" office:value="1" calcext:value-type="float">
            <text:p>1</text:p>
          </table:table-cell>
          <table:table-cell table:style-name="ce28" table:formula="of:=1+[.AB68]" office:value-type="float" office:value="2" calcext:value-type="float">
            <text:p>2</text:p>
          </table:table-cell>
          <table:table-cell table:style-name="ce28" table:formula="of:=1+[.AC68]" office:value-type="float" office:value="3" calcext:value-type="float">
            <text:p>3</text:p>
          </table:table-cell>
          <table:table-cell table:style-name="ce28" table:formula="of:=1+[.AD68]" office:value-type="float" office:value="4" calcext:value-type="float">
            <text:p>4</text:p>
          </table:table-cell>
          <table:table-cell table:style-name="ce28" table:formula="of:=1+[.AE68]" office:value-type="float" office:value="5" calcext:value-type="float">
            <text:p>5</text:p>
          </table:table-cell>
          <table:table-cell table:style-name="ce28" table:formula="of:=1+[.AF68]" office:value-type="float" office:value="6" calcext:value-type="float">
            <text:p>6</text:p>
          </table:table-cell>
          <table:table-cell table:style-name="ce28" table:formula="of:=1+[.AG68]" office:value-type="float" office:value="7" calcext:value-type="float">
            <text:p>7</text:p>
          </table:table-cell>
          <table:table-cell table:number-columns-repeated="7"/>
          <table:table-cell table:style-name="ce28" office:value-type="float" office:value="0" calcext:value-type="float">
            <text:p>0</text:p>
          </table:table-cell>
          <table:table-cell table:style-name="ce28" table:formula="of:=1+[.AP68]" office:value-type="float" office:value="1" calcext:value-type="float">
            <text:p>1</text:p>
          </table:table-cell>
          <table:table-cell table:style-name="ce28" table:formula="of:=1+[.AQ68]" office:value-type="float" office:value="2" calcext:value-type="float">
            <text:p>2</text:p>
          </table:table-cell>
          <table:table-cell table:style-name="ce28" table:formula="of:=1+[.AR68]" office:value-type="float" office:value="3" calcext:value-type="float">
            <text:p>3</text:p>
          </table:table-cell>
          <table:table-cell table:style-name="ce28" table:formula="of:=1+[.AS68]" office:value-type="float" office:value="4" calcext:value-type="float">
            <text:p>4</text:p>
          </table:table-cell>
          <table:table-cell table:style-name="ce28" table:formula="of:=1+[.AT68]" office:value-type="float" office:value="5" calcext:value-type="float">
            <text:p>5</text:p>
          </table:table-cell>
          <table:table-cell table:style-name="ce28" table:formula="of:=1+[.AU68]" office:value-type="float" office:value="6" calcext:value-type="float">
            <text:p>6</text:p>
          </table:table-cell>
          <table:table-cell table:style-name="ce28" table:formula="of:=1+[.AV68]" office:value-type="float" office:value="7" calcext:value-type="float">
            <text:p>7</text:p>
          </table:table-cell>
          <table:table-cell table:number-columns-repeated="975"/>
        </table:table-row>
        <table:table-row table:style-name="ro1">
          <table:covered-table-cell/>
          <table:table-cell table:style-name="ce20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38"/>
          <table:table-cell table:style-name="ce46" office:value-type="float" office:value="1" calcext:value-type="float">
            <text:p>1.00</text:p>
          </table:table-cell>
          <table:table-cell table:style-name="ce46" office:value-type="float" office:value="2" calcext:value-type="float">
            <text:p>2.00</text:p>
          </table:table-cell>
          <table:table-cell table:style-name="ce46" office:value-type="float" office:value="3" calcext:value-type="float">
            <text:p>3.00</text:p>
          </table:table-cell>
          <table:table-cell table:style-name="ce46" office:value-type="float" office:value="4" calcext:value-type="float">
            <text:p>4.00</text:p>
          </table:table-cell>
          <table:table-cell table:style-name="ce46" office:value-type="float" office:value="5" calcext:value-type="float">
            <text:p>5.00</text:p>
          </table:table-cell>
          <table:table-cell table:style-name="ce46" office:value-type="float" office:value="10" calcext:value-type="float">
            <text:p>10.00</text:p>
          </table:table-cell>
          <table:table-cell table:style-name="ce46" office:value-type="float" office:value="16" calcext:value-type="float">
            <text:p>16.00</text:p>
          </table:table-cell>
          <table:table-cell/>
          <table:table-cell table:style-name="ce43"/>
          <table:table-cell table:style-name="ce43" office:value-type="float" office:value="1.25" calcext:value-type="float">
            <text:p>1.25</text:p>
          </table:table-cell>
          <table:table-cell table:style-name="ce43" office:value-type="float" office:value="1.6" calcext:value-type="float">
            <text:p>1.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.5" calcext:value-type="float">
            <text:p>2.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400" calcext:value-type="float">
            <text:p>400</text:p>
          </table:table-cell>
          <table:table-cell table:style-name="ce43" office:value-type="float" office:value="800" calcext:value-type="float">
            <text:p>800</text:p>
          </table:table-cell>
          <table:table-cell table:style-name="ce43" office:value-type="float" office:value="1600" calcext:value-type="float">
            <text:p>1600</text:p>
          </table:table-cell>
          <table:table-cell/>
          <table:table-cell table:style-name="ce38"/>
          <table:table-cell table:style-name="ce46" office:value-type="float" office:value="1" calcext:value-type="float">
            <text:p>1.00</text:p>
          </table:table-cell>
          <table:table-cell table:style-name="ce46" office:value-type="float" office:value="2" calcext:value-type="float">
            <text:p>2.00</text:p>
          </table:table-cell>
          <table:table-cell table:style-name="ce46" office:value-type="float" office:value="3" calcext:value-type="float">
            <text:p>3.00</text:p>
          </table:table-cell>
          <table:table-cell table:style-name="ce46" office:value-type="float" office:value="4" calcext:value-type="float">
            <text:p>4.00</text:p>
          </table:table-cell>
          <table:table-cell table:style-name="ce46" office:value-type="float" office:value="5" calcext:value-type="float">
            <text:p>5.00</text:p>
          </table:table-cell>
          <table:table-cell table:style-name="ce46" office:value-type="float" office:value="10" calcext:value-type="float">
            <text:p>10.00</text:p>
          </table:table-cell>
          <table:table-cell table:style-name="ce46" office:value-type="float" office:value="16" calcext:value-type="float">
            <text:p>16.00</text:p>
          </table:table-cell>
          <table:table-cell table:number-columns-repeated="7"/>
          <table:table-cell table:style-name="ce38"/>
          <table:table-cell table:style-name="ce46" office:value-type="float" office:value="1" calcext:value-type="float">
            <text:p>1.00</text:p>
          </table:table-cell>
          <table:table-cell table:style-name="ce46" office:value-type="float" office:value="2" calcext:value-type="float">
            <text:p>2.00</text:p>
          </table:table-cell>
          <table:table-cell table:style-name="ce46" office:value-type="float" office:value="3" calcext:value-type="float">
            <text:p>3.00</text:p>
          </table:table-cell>
          <table:table-cell table:style-name="ce46" office:value-type="float" office:value="4" calcext:value-type="float">
            <text:p>4.00</text:p>
          </table:table-cell>
          <table:table-cell table:style-name="ce46" office:value-type="float" office:value="5" calcext:value-type="float">
            <text:p>5.00</text:p>
          </table:table-cell>
          <table:table-cell table:style-name="ce46" office:value-type="float" office:value="10" calcext:value-type="float">
            <text:p>10.00</text:p>
          </table:table-cell>
          <table:table-cell table:style-name="ce46" office:value-type="float" office:value="16" calcext:value-type="float">
            <text:p>16.00</text:p>
          </table:table-cell>
          <table:table-cell table:number-columns-repeated="975"/>
        </table:table-row>
        <table:table-row table:style-name="ro1">
          <table:covered-table-cell/>
          <table:table-cell table:style-name="ce20"/>
          <table:table-cell/>
          <table:table-cell table:style-name="ce39"/>
          <table:table-cell table:style-name="ce16" table:number-columns-repeated="7"/>
          <table:table-cell/>
          <table:table-cell table:style-name="ce16" table:number-columns-repeated="12"/>
          <table:table-cell table:style-name="ce52"/>
          <table:table-cell/>
          <table:table-cell table:style-name="ce39"/>
          <table:table-cell table:style-name="ce16" table:number-columns-repeated="7"/>
          <table:table-cell table:number-columns-repeated="7"/>
          <table:table-cell table:style-name="ce39"/>
          <table:table-cell table:style-name="ce16" table:number-columns-repeated="7"/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style-name="ce34" office:value-type="float" office:value="2000" calcext:value-type="float">
            <text:p>2000</text:p>
          </table:table-cell>
          <table:table-cell table:style-name="ce47" table:formula="of:=[.$D71]/[.E69]" office:value-type="float" office:value="2000" calcext:value-type="float">
            <text:p>2000</text:p>
          </table:table-cell>
          <table:table-cell table:style-name="ce47" table:formula="of:=[.$D71]/[.F69]" office:value-type="float" office:value="1000" calcext:value-type="float">
            <text:p>1000</text:p>
          </table:table-cell>
          <table:table-cell table:style-name="ce47" table:formula="of:=[.$D71]/[.G69]" office:value-type="float" office:value="666.666666666667" calcext:value-type="float">
            <text:p>666.6666666667</text:p>
          </table:table-cell>
          <table:table-cell table:style-name="ce47" table:formula="of:=[.$D71]/[.H69]" office:value-type="float" office:value="500" calcext:value-type="float">
            <text:p>500</text:p>
          </table:table-cell>
          <table:table-cell table:style-name="ce47" table:formula="of:=[.$D71]/[.I69]" office:value-type="float" office:value="400" calcext:value-type="float">
            <text:p>400</text:p>
          </table:table-cell>
          <table:table-cell table:style-name="ce47" table:formula="of:=[.$D71]/[.J69]" office:value-type="float" office:value="200" calcext:value-type="float">
            <text:p>200</text:p>
          </table:table-cell>
          <table:table-cell table:style-name="ce47" table:formula="of:=[.$D71]/[.K69]" office:value-type="float" office:value="125" calcext:value-type="float">
            <text:p>125</text:p>
          </table:table-cell>
          <table:table-cell/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style-name="ce34" office:value-type="float" office:value="2000" calcext:value-type="float">
            <text:p>2000</text:p>
          </table:table-cell>
          <table:table-cell table:style-name="ce47" table:formula="of:=[.$AA71]/[.AB69]" office:value-type="float" office:value="2000" calcext:value-type="float">
            <text:p>2000</text:p>
          </table:table-cell>
          <table:table-cell table:style-name="ce47" table:formula="of:=[.$AA71]/[.AC69]" office:value-type="float" office:value="1000" calcext:value-type="float">
            <text:p>1000</text:p>
          </table:table-cell>
          <table:table-cell table:style-name="ce47" table:formula="of:=[.$AA71]/[.AD69]" office:value-type="float" office:value="666.666666666667" calcext:value-type="float">
            <text:p>666.6666666667</text:p>
          </table:table-cell>
          <table:table-cell table:style-name="ce47" table:formula="of:=[.$AA71]/[.AE69]" office:value-type="float" office:value="500" calcext:value-type="float">
            <text:p>500</text:p>
          </table:table-cell>
          <table:table-cell table:style-name="ce47" table:formula="of:=[.$AA71]/[.AF69]" office:value-type="float" office:value="400" calcext:value-type="float">
            <text:p>400</text:p>
          </table:table-cell>
          <table:table-cell table:style-name="ce47" table:formula="of:=[.$AA71]/[.AG69]" office:value-type="float" office:value="200" calcext:value-type="float">
            <text:p>200</text:p>
          </table:table-cell>
          <table:table-cell table:style-name="ce47" table:formula="of:=[.$AA71]/[.AH69]" office:value-type="float" office:value="125" calcext:value-type="float">
            <text:p>125</text:p>
          </table:table-cell>
          <table:table-cell table:number-columns-repeated="7"/>
          <table:table-cell table:style-name="ce34" office:value-type="float" office:value="2000" calcext:value-type="float">
            <text:p>2000</text:p>
          </table:table-cell>
          <table:table-cell table:style-name="ce47" table:formula="of:=[.$AA71]/[.AQ69]" office:value-type="float" office:value="2000" calcext:value-type="float">
            <text:p>2000</text:p>
          </table:table-cell>
          <table:table-cell table:style-name="ce47" table:formula="of:=[.$AA71]/[.AR69]" office:value-type="float" office:value="1000" calcext:value-type="float">
            <text:p>1000</text:p>
          </table:table-cell>
          <table:table-cell table:style-name="ce47" table:formula="of:=[.$AA71]/[.AS69]" office:value-type="float" office:value="666.666666666667" calcext:value-type="float">
            <text:p>666.6666666667</text:p>
          </table:table-cell>
          <table:table-cell table:style-name="ce47" table:formula="of:=[.$AA71]/[.AT69]" office:value-type="float" office:value="500" calcext:value-type="float">
            <text:p>500</text:p>
          </table:table-cell>
          <table:table-cell table:style-name="ce47" table:formula="of:=[.$AA71]/[.AU69]" office:value-type="float" office:value="400" calcext:value-type="float">
            <text:p>400</text:p>
          </table:table-cell>
          <table:table-cell table:style-name="ce47" table:formula="of:=[.$AA71]/[.AV69]" office:value-type="float" office:value="200" calcext:value-type="float">
            <text:p>200</text:p>
          </table:table-cell>
          <table:table-cell table:style-name="ce47" table:formula="of:=[.$AA71]/[.AW69]" office:value-type="float" office:value="125" calcext:value-type="float">
            <text:p>1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36" office:value-type="float" office:value="100" calcext:value-type="float">
            <text:p>100</text:p>
          </table:table-cell>
          <table:table-cell/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36" office:value-type="float" office:value="100" calcext:value-type="float">
            <text:p>100</text:p>
          </table:table-cell>
          <table:table-cell table:number-columns-repeated="8"/>
          <table:table-cell table:number-columns-repeated="7" table:style-name="ce36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/>
          <table:table-cell table:style-name="ce45" table:formula="of:=1/([.E78]*[.E75])" office:value-type="float" office:value="20" calcext:value-type="float">
            <text:p>20</text:p>
          </table:table-cell>
          <table:table-cell table:style-name="ce45" table:formula="of:=1/([.F78]*[.F75])" office:value-type="float" office:value="10" calcext:value-type="float">
            <text:p>10</text:p>
          </table:table-cell>
          <table:table-cell table:style-name="ce45" table:formula="of:=1/([.G78]*[.G75])" office:value-type="float" office:value="6.66666666666667" calcext:value-type="float">
            <text:p>6.6666666667</text:p>
          </table:table-cell>
          <table:table-cell table:style-name="ce45" table:formula="of:=1/([.H78]*[.H75])" office:value-type="float" office:value="5" calcext:value-type="float">
            <text:p>5</text:p>
          </table:table-cell>
          <table:table-cell table:style-name="ce45" table:formula="of:=1/([.I78]*[.I75])" office:value-type="float" office:value="4" calcext:value-type="float">
            <text:p>4</text:p>
          </table:table-cell>
          <table:table-cell table:style-name="ce45" table:formula="of:=1/([.J78]*[.J75])" office:value-type="float" office:value="2" calcext:value-type="float">
            <text:p>2</text:p>
          </table:table-cell>
          <table:table-cell table:style-name="ce45" table:formula="of:=1/([.K78]*[.K75])" office:value-type="float" office:value="1.25" calcext:value-type="float">
            <text:p>1.25</text:p>
          </table:table-cell>
          <table:table-cell/>
          <table:table-cell table:number-columns-repeated="13" table:style-name="ce34" office:value-type="float" office:value="20" calcext:value-type="float">
            <text:p>20</text:p>
          </table:table-cell>
          <table:table-cell table:number-columns-repeated="2"/>
          <table:table-cell table:style-name="ce45" table:formula="of:=1/([.AB78]*[.AB75])" office:value-type="float" office:value="20" calcext:value-type="float">
            <text:p>20</text:p>
          </table:table-cell>
          <table:table-cell table:style-name="ce45" table:formula="of:=1/([.AC78]*[.AC75])" office:value-type="float" office:value="10" calcext:value-type="float">
            <text:p>10</text:p>
          </table:table-cell>
          <table:table-cell table:style-name="ce45" table:formula="of:=1/([.AD78]*[.AD75])" office:value-type="float" office:value="6.66666666666667" calcext:value-type="float">
            <text:p>6.6666666667</text:p>
          </table:table-cell>
          <table:table-cell table:style-name="ce45" table:formula="of:=1/([.AE78]*[.AE75])" office:value-type="float" office:value="5" calcext:value-type="float">
            <text:p>5</text:p>
          </table:table-cell>
          <table:table-cell table:style-name="ce45" table:formula="of:=1/([.AF78]*[.AF75])" office:value-type="float" office:value="4" calcext:value-type="float">
            <text:p>4</text:p>
          </table:table-cell>
          <table:table-cell table:style-name="ce45" table:formula="of:=1/([.AG78]*[.AG75])" office:value-type="float" office:value="2" calcext:value-type="float">
            <text:p>2</text:p>
          </table:table-cell>
          <table:table-cell table:style-name="ce45" table:formula="of:=1/([.AH78]*[.AH75])" office:value-type="float" office:value="1.25" calcext:value-type="float">
            <text:p>1.25</text:p>
          </table:table-cell>
          <table:table-cell table:number-columns-repeated="8"/>
          <table:table-cell table:style-name="ce45" table:formula="of:=1/([.AQ78]*[.AQ75])" office:value-type="float" office:value="20" calcext:value-type="float">
            <text:p>20</text:p>
          </table:table-cell>
          <table:table-cell table:style-name="ce45" table:formula="of:=1/([.AR78]*[.AR75])" office:value-type="float" office:value="10" calcext:value-type="float">
            <text:p>10</text:p>
          </table:table-cell>
          <table:table-cell table:style-name="ce45" table:formula="of:=1/([.AS78]*[.AS75])" office:value-type="float" office:value="6.66666666666667" calcext:value-type="float">
            <text:p>6.6666666667</text:p>
          </table:table-cell>
          <table:table-cell table:style-name="ce45" table:formula="of:=1/([.AT78]*[.AT75])" office:value-type="float" office:value="5" calcext:value-type="float">
            <text:p>5</text:p>
          </table:table-cell>
          <table:table-cell table:style-name="ce45" table:formula="of:=1/([.AU78]*[.AU75])" office:value-type="float" office:value="4" calcext:value-type="float">
            <text:p>4</text:p>
          </table:table-cell>
          <table:table-cell table:style-name="ce45" table:formula="of:=1/([.AV78]*[.AV75])" office:value-type="float" office:value="2" calcext:value-type="float">
            <text:p>2</text:p>
          </table:table-cell>
          <table:table-cell table:style-name="ce45" table:formula="of:=1/([.AW78]*[.AW75])" office:value-type="float" office:value="1.25" calcext:value-type="float">
            <text:p>1.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4" office:value-type="float" office:value="50" calcext:value-type="float">
            <text:p>50</text:p>
          </table:table-cell>
          <table:table-cell/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/>
          <table:table-cell table:formula="of:=[.E74]*[.E75]" office:value-type="float" office:value="1000" calcext:value-type="float">
            <text:p>1000</text:p>
          </table:table-cell>
          <table:table-cell table:formula="of:=[.F74]*[.F75]" office:value-type="float" office:value="500" calcext:value-type="float">
            <text:p>500</text:p>
          </table:table-cell>
          <table:table-cell table:formula="of:=[.G74]*[.G75]" office:value-type="float" office:value="333.333333333333" calcext:value-type="float">
            <text:p>333.3333333333</text:p>
          </table:table-cell>
          <table:table-cell table:style-name="ce35" table:formula="of:=[.H74]*[.H75]" office:value-type="float" office:value="250" calcext:value-type="float">
            <text:p>250</text:p>
          </table:table-cell>
          <table:table-cell table:style-name="ce35" table:formula="of:=[.I74]*[.I75]" office:value-type="float" office:value="200" calcext:value-type="float">
            <text:p>200</text:p>
          </table:table-cell>
          <table:table-cell table:style-name="ce35" table:formula="of:=[.J74]*[.J75]" office:value-type="float" office:value="100" calcext:value-type="float">
            <text:p>100</text:p>
          </table:table-cell>
          <table:table-cell table:style-name="ce35" table:formula="of:=[.K74]*[.K75]" office:value-type="float" office:value="62.5" calcext:value-type="float">
            <text:p>62.5</text:p>
          </table:table-cell>
          <table:table-cell/>
          <table:table-cell table:formula="of:=[.M74]*[.M75]" office:value-type="float" office:value="1000" calcext:value-type="float">
            <text:p>1000</text:p>
          </table:table-cell>
          <table:table-cell table:formula="of:=[.N74]*[.N75]" office:value-type="float" office:value="1000" calcext:value-type="float">
            <text:p>1000</text:p>
          </table:table-cell>
          <table:table-cell table:formula="of:=[.O74]*[.O75]" office:value-type="float" office:value="1000" calcext:value-type="float">
            <text:p>1000</text:p>
          </table:table-cell>
          <table:table-cell table:formula="of:=[.P74]*[.P75]" office:value-type="float" office:value="1000" calcext:value-type="float">
            <text:p>1000</text:p>
          </table:table-cell>
          <table:table-cell table:formula="of:=[.Q74]*[.Q75]" office:value-type="float" office:value="1000" calcext:value-type="float">
            <text:p>1000</text:p>
          </table:table-cell>
          <table:table-cell table:formula="of:=[.R74]*[.R75]" office:value-type="float" office:value="1000" calcext:value-type="float">
            <text:p>1000</text:p>
          </table:table-cell>
          <table:table-cell table:formula="of:=[.S74]*[.S75]" office:value-type="float" office:value="1000" calcext:value-type="float">
            <text:p>1000</text:p>
          </table:table-cell>
          <table:table-cell table:formula="of:=[.T74]*[.T75]" office:value-type="float" office:value="1000" calcext:value-type="float">
            <text:p>1000</text:p>
          </table:table-cell>
          <table:table-cell table:formula="of:=[.U74]*[.U75]" office:value-type="float" office:value="1000" calcext:value-type="float">
            <text:p>1000</text:p>
          </table:table-cell>
          <table:table-cell table:formula="of:=[.V74]*[.V75]" office:value-type="float" office:value="1000" calcext:value-type="float">
            <text:p>1000</text:p>
          </table:table-cell>
          <table:table-cell table:formula="of:=[.W74]*[.W75]" office:value-type="float" office:value="1000" calcext:value-type="float">
            <text:p>1000</text:p>
          </table:table-cell>
          <table:table-cell table:formula="of:=[.X74]*[.X75]" office:value-type="float" office:value="1000" calcext:value-type="float">
            <text:p>1000</text:p>
          </table:table-cell>
          <table:table-cell table:formula="of:=[.Y74]*[.Y75]" office:value-type="float" office:value="1000" calcext:value-type="float">
            <text:p>1000</text:p>
          </table:table-cell>
          <table:table-cell table:number-columns-repeated="2"/>
          <table:table-cell table:formula="of:=[.AB74]*[.AB75]" office:value-type="float" office:value="1000" calcext:value-type="float">
            <text:p>1000</text:p>
          </table:table-cell>
          <table:table-cell table:formula="of:=[.AC74]*[.AC75]" office:value-type="float" office:value="500" calcext:value-type="float">
            <text:p>500</text:p>
          </table:table-cell>
          <table:table-cell table:formula="of:=[.AD74]*[.AD75]" office:value-type="float" office:value="333.333333333333" calcext:value-type="float">
            <text:p>333.3333333333</text:p>
          </table:table-cell>
          <table:table-cell table:formula="of:=[.AE74]*[.AE75]" office:value-type="float" office:value="250" calcext:value-type="float">
            <text:p>250</text:p>
          </table:table-cell>
          <table:table-cell table:formula="of:=[.AF74]*[.AF75]" office:value-type="float" office:value="200" calcext:value-type="float">
            <text:p>200</text:p>
          </table:table-cell>
          <table:table-cell table:formula="of:=[.AG74]*[.AG75]" office:value-type="float" office:value="100" calcext:value-type="float">
            <text:p>100</text:p>
          </table:table-cell>
          <table:table-cell table:style-name="ce40" table:formula="of:=[.AH74]*[.AH75]" office:value-type="float" office:value="62.5" calcext:value-type="float">
            <text:p>62.5</text:p>
          </table:table-cell>
          <table:table-cell table:number-columns-repeated="8"/>
          <table:table-cell table:formula="of:=[.AQ74]*[.AQ75]" office:value-type="float" office:value="1000" calcext:value-type="float">
            <text:p>1000</text:p>
          </table:table-cell>
          <table:table-cell table:formula="of:=[.AR74]*[.AR75]" office:value-type="float" office:value="500" calcext:value-type="float">
            <text:p>500</text:p>
          </table:table-cell>
          <table:table-cell table:formula="of:=[.AS74]*[.AS75]" office:value-type="float" office:value="333.333333333333" calcext:value-type="float">
            <text:p>333.3333333333</text:p>
          </table:table-cell>
          <table:table-cell table:formula="of:=[.AT74]*[.AT75]" office:value-type="float" office:value="250" calcext:value-type="float">
            <text:p>250</text:p>
          </table:table-cell>
          <table:table-cell table:formula="of:=[.AU74]*[.AU75]" office:value-type="float" office:value="200" calcext:value-type="float">
            <text:p>200</text:p>
          </table:table-cell>
          <table:table-cell table:formula="of:=[.AV74]*[.AV75]" office:value-type="float" office:value="100" calcext:value-type="float">
            <text:p>100</text:p>
          </table:table-cell>
          <table:table-cell table:style-name="ce40" table:formula="of:=[.AW74]*[.AW75]" office:value-type="float" office:value="62.5" calcext:value-type="float">
            <text:p>6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34" office:value-type="float" office:value="0.001" calcext:value-type="float">
            <text:p>0.001</text:p>
          </table:table-cell>
          <table:table-cell table:style-name="ce36" table:formula="of:=[.$D78]*[.E69]" office:value-type="float" office:value="0.001" calcext:value-type="float">
            <text:p>0.001</text:p>
          </table:table-cell>
          <table:table-cell table:style-name="ce36" table:formula="of:=[.$D78]*[.F69]" office:value-type="float" office:value="0.002" calcext:value-type="float">
            <text:p>0.002</text:p>
          </table:table-cell>
          <table:table-cell table:style-name="ce36" table:formula="of:=[.$D78]*[.G69]" office:value-type="float" office:value="0.003" calcext:value-type="float">
            <text:p>0.003</text:p>
          </table:table-cell>
          <table:table-cell table:style-name="ce36" table:formula="of:=[.$D78]*[.H69]" office:value-type="float" office:value="0.004" calcext:value-type="float">
            <text:p>0.004</text:p>
          </table:table-cell>
          <table:table-cell table:style-name="ce36" table:formula="of:=[.$D78]*[.I69]" office:value-type="float" office:value="0.005" calcext:value-type="float">
            <text:p>0.005</text:p>
          </table:table-cell>
          <table:table-cell table:style-name="ce36" table:formula="of:=[.$D78]*[.J69]" office:value-type="float" office:value="0.01" calcext:value-type="float">
            <text:p>0.01</text:p>
          </table:table-cell>
          <table:table-cell table:style-name="ce36" table:formula="of:=[.$D78]*[.K69]" office:value-type="float" office:value="0.016" calcext:value-type="float">
            <text:p>0.016</text:p>
          </table:table-cell>
          <table:table-cell/>
          <table:table-cell table:formula="of:=1/[.M77]" office:value-type="float" office:value="0.001" calcext:value-type="float">
            <text:p>0.001</text:p>
          </table:table-cell>
          <table:table-cell table:formula="of:=1/[.N77]" office:value-type="float" office:value="0.001" calcext:value-type="float">
            <text:p>0.001</text:p>
          </table:table-cell>
          <table:table-cell table:formula="of:=1/[.O77]" office:value-type="float" office:value="0.001" calcext:value-type="float">
            <text:p>0.001</text:p>
          </table:table-cell>
          <table:table-cell table:formula="of:=1/[.P77]" office:value-type="float" office:value="0.001" calcext:value-type="float">
            <text:p>0.001</text:p>
          </table:table-cell>
          <table:table-cell table:formula="of:=1/[.Q77]" office:value-type="float" office:value="0.001" calcext:value-type="float">
            <text:p>0.001</text:p>
          </table:table-cell>
          <table:table-cell table:formula="of:=1/[.R77]" office:value-type="float" office:value="0.001" calcext:value-type="float">
            <text:p>0.001</text:p>
          </table:table-cell>
          <table:table-cell table:formula="of:=1/[.S77]" office:value-type="float" office:value="0.001" calcext:value-type="float">
            <text:p>0.001</text:p>
          </table:table-cell>
          <table:table-cell table:formula="of:=1/[.T77]" office:value-type="float" office:value="0.001" calcext:value-type="float">
            <text:p>0.001</text:p>
          </table:table-cell>
          <table:table-cell table:formula="of:=1/[.U77]" office:value-type="float" office:value="0.001" calcext:value-type="float">
            <text:p>0.001</text:p>
          </table:table-cell>
          <table:table-cell table:formula="of:=1/[.V77]" office:value-type="float" office:value="0.001" calcext:value-type="float">
            <text:p>0.001</text:p>
          </table:table-cell>
          <table:table-cell table:formula="of:=1/[.W77]" office:value-type="float" office:value="0.001" calcext:value-type="float">
            <text:p>0.001</text:p>
          </table:table-cell>
          <table:table-cell table:formula="of:=1/[.X77]" office:value-type="float" office:value="0.001" calcext:value-type="float">
            <text:p>0.001</text:p>
          </table:table-cell>
          <table:table-cell table:formula="of:=1/[.Y77]" office:value-type="float" office:value="0.001" calcext:value-type="float">
            <text:p>0.001</text:p>
          </table:table-cell>
          <table:table-cell/>
          <table:table-cell table:style-name="ce34" office:value-type="float" office:value="0.001" calcext:value-type="float">
            <text:p>0.001</text:p>
          </table:table-cell>
          <table:table-cell table:style-name="ce36" table:formula="of:=[.$AA78]*[.AB69]" office:value-type="float" office:value="0.001" calcext:value-type="float">
            <text:p>0.001</text:p>
          </table:table-cell>
          <table:table-cell table:style-name="ce36" table:formula="of:=[.$AA78]*[.AC69]" office:value-type="float" office:value="0.002" calcext:value-type="float">
            <text:p>0.002</text:p>
          </table:table-cell>
          <table:table-cell table:style-name="ce36" table:formula="of:=[.$AA78]*[.AD69]" office:value-type="float" office:value="0.003" calcext:value-type="float">
            <text:p>0.003</text:p>
          </table:table-cell>
          <table:table-cell table:style-name="ce36" table:formula="of:=[.$AA78]*[.AE69]" office:value-type="float" office:value="0.004" calcext:value-type="float">
            <text:p>0.004</text:p>
          </table:table-cell>
          <table:table-cell table:style-name="ce36" table:formula="of:=[.$AA78]*[.AF69]" office:value-type="float" office:value="0.005" calcext:value-type="float">
            <text:p>0.005</text:p>
          </table:table-cell>
          <table:table-cell table:style-name="ce36" table:formula="of:=[.$AA78]*[.AG69]" office:value-type="float" office:value="0.01" calcext:value-type="float">
            <text:p>0.01</text:p>
          </table:table-cell>
          <table:table-cell table:style-name="ce36" table:formula="of:=[.$AA78]*[.AH69]" office:value-type="float" office:value="0.016" calcext:value-type="float">
            <text:p>0.016</text:p>
          </table:table-cell>
          <table:table-cell table:number-columns-repeated="7"/>
          <table:table-cell table:style-name="ce34" office:value-type="float" office:value="0.001" calcext:value-type="float">
            <text:p>0.001</text:p>
          </table:table-cell>
          <table:table-cell table:style-name="ce36" table:formula="of:=[.$AA78]*[.AQ69]" office:value-type="float" office:value="0.001" calcext:value-type="float">
            <text:p>0.001</text:p>
          </table:table-cell>
          <table:table-cell table:style-name="ce36" table:formula="of:=[.$AA78]*[.AR69]" office:value-type="float" office:value="0.002" calcext:value-type="float">
            <text:p>0.002</text:p>
          </table:table-cell>
          <table:table-cell table:style-name="ce36" table:formula="of:=[.$AA78]*[.AS69]" office:value-type="float" office:value="0.003" calcext:value-type="float">
            <text:p>0.003</text:p>
          </table:table-cell>
          <table:table-cell table:style-name="ce36" table:formula="of:=[.$AA78]*[.AT69]" office:value-type="float" office:value="0.004" calcext:value-type="float">
            <text:p>0.004</text:p>
          </table:table-cell>
          <table:table-cell table:style-name="ce36" table:formula="of:=[.$AA78]*[.AU69]" office:value-type="float" office:value="0.005" calcext:value-type="float">
            <text:p>0.005</text:p>
          </table:table-cell>
          <table:table-cell table:style-name="ce36" table:formula="of:=[.$AA78]*[.AV69]" office:value-type="float" office:value="0.01" calcext:value-type="float">
            <text:p>0.01</text:p>
          </table:table-cell>
          <table:table-cell table:style-name="ce36" table:formula="of:=[.$AA78]*[.AW69]" office:value-type="float" office:value="0.016" calcext:value-type="float">
            <text:p>0.016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/>
          <table:table-cell table:formula="of:=1/([.E80]*[.E78])" office:value-type="float" office:value="0.476190476190476" calcext:value-type="float">
            <text:p>0.4761904762</text:p>
          </table:table-cell>
          <table:table-cell table:formula="of:=1/([.F80]*[.F78])" office:value-type="float" office:value="0.454545454545455" calcext:value-type="float">
            <text:p>0.4545454545</text:p>
          </table:table-cell>
          <table:table-cell table:formula="of:=1/([.G80]*[.G78])" office:value-type="float" office:value="0.434782608695652" calcext:value-type="float">
            <text:p>0.4347826087</text:p>
          </table:table-cell>
          <table:table-cell table:style-name="ce35" table:formula="of:=1/([.H80]*[.H78])" office:value-type="float" office:value="0.416666666666667" calcext:value-type="float">
            <text:p>0.4166666667</text:p>
          </table:table-cell>
          <table:table-cell table:style-name="ce35" table:formula="of:=1/([.I80]*[.I78])" office:value-type="float" office:value="0.4" calcext:value-type="float">
            <text:p>0.4</text:p>
          </table:table-cell>
          <table:table-cell table:style-name="ce35" table:formula="of:=1/([.J80]*[.J78])" office:value-type="float" office:value="0.333333333333333" calcext:value-type="float">
            <text:p>0.3333333333</text:p>
          </table:table-cell>
          <table:table-cell table:style-name="ce35" table:formula="of:=1/([.K80]*[.K78])" office:value-type="float" office:value="0.277777777777778" calcext:value-type="float">
            <text:p>0.2777777778</text:p>
          </table:table-cell>
          <table:table-cell/>
          <table:table-cell table:formula="of:=1/([.M80]*[.M78])" office:value-type="float" office:value="0.487804878048781" calcext:value-type="float">
            <text:p>0.487804878</text:p>
          </table:table-cell>
          <table:table-cell table:formula="of:=1/([.N80]*[.N78])" office:value-type="float" office:value="0.487804878048781" calcext:value-type="float">
            <text:p>0.487804878</text:p>
          </table:table-cell>
          <table:table-cell table:formula="of:=1/([.O80]*[.O78])" office:value-type="float" office:value="0.487804878048781" calcext:value-type="float">
            <text:p>0.487804878</text:p>
          </table:table-cell>
          <table:table-cell table:formula="of:=1/([.P80]*[.P78])" office:value-type="float" office:value="0.487804878048781" calcext:value-type="float">
            <text:p>0.487804878</text:p>
          </table:table-cell>
          <table:table-cell table:formula="of:=1/([.Q80]*[.Q78])" office:value-type="float" office:value="0.487804878048781" calcext:value-type="float">
            <text:p>0.487804878</text:p>
          </table:table-cell>
          <table:table-cell table:formula="of:=1/([.R80]*[.R78])" office:value-type="float" office:value="0.487804878048781" calcext:value-type="float">
            <text:p>0.487804878</text:p>
          </table:table-cell>
          <table:table-cell table:formula="of:=1/([.S80]*[.S78])" office:value-type="float" office:value="0.487804878048781" calcext:value-type="float">
            <text:p>0.487804878</text:p>
          </table:table-cell>
          <table:table-cell table:formula="of:=1/([.T80]*[.T78])" office:value-type="float" office:value="0.487804878048781" calcext:value-type="float">
            <text:p>0.487804878</text:p>
          </table:table-cell>
          <table:table-cell table:formula="of:=1/([.U80]*[.U78])" office:value-type="float" office:value="0.487804878048781" calcext:value-type="float">
            <text:p>0.487804878</text:p>
          </table:table-cell>
          <table:table-cell table:formula="of:=1/([.V80]*[.V78])" office:value-type="float" office:value="0.487804878048781" calcext:value-type="float">
            <text:p>0.487804878</text:p>
          </table:table-cell>
          <table:table-cell table:formula="of:=1/([.W80]*[.W78])" office:value-type="float" office:value="0.487804878048781" calcext:value-type="float">
            <text:p>0.487804878</text:p>
          </table:table-cell>
          <table:table-cell table:formula="of:=1/([.X80]*[.X78])" office:value-type="float" office:value="0.487804878048781" calcext:value-type="float">
            <text:p>0.487804878</text:p>
          </table:table-cell>
          <table:table-cell table:formula="of:=1/([.Y80]*[.Y78])" office:value-type="float" office:value="0.487804878048781" calcext:value-type="float">
            <text:p>0.487804878</text:p>
          </table:table-cell>
          <table:table-cell table:number-columns-repeated="2"/>
          <table:table-cell table:formula="of:=1/([.AB80]*[.AB78])" office:value-type="float" office:value="0.476190476190476" calcext:value-type="float">
            <text:p>0.4761904762</text:p>
          </table:table-cell>
          <table:table-cell table:formula="of:=1/([.AC80]*[.AC78])" office:value-type="float" office:value="0.454545454545455" calcext:value-type="float">
            <text:p>0.4545454545</text:p>
          </table:table-cell>
          <table:table-cell table:formula="of:=1/([.AD80]*[.AD78])" office:value-type="float" office:value="0.434782608695652" calcext:value-type="float">
            <text:p>0.4347826087</text:p>
          </table:table-cell>
          <table:table-cell table:formula="of:=1/([.AE80]*[.AE78])" office:value-type="float" office:value="0.416666666666667" calcext:value-type="float">
            <text:p>0.4166666667</text:p>
          </table:table-cell>
          <table:table-cell table:formula="of:=1/([.AF80]*[.AF78])" office:value-type="float" office:value="0.4" calcext:value-type="float">
            <text:p>0.4</text:p>
          </table:table-cell>
          <table:table-cell table:formula="of:=1/([.AG80]*[.AG78])" office:value-type="float" office:value="0.333333333333333" calcext:value-type="float">
            <text:p>0.3333333333</text:p>
          </table:table-cell>
          <table:table-cell table:formula="of:=1/([.AH80]*[.AH78])" office:value-type="float" office:value="0.277777777777778" calcext:value-type="float">
            <text:p>0.2777777778</text:p>
          </table:table-cell>
          <table:table-cell table:number-columns-repeated="8"/>
          <table:table-cell table:formula="of:=1/([.AQ80]*[.AQ78])" office:value-type="float" office:value="0.476190476190476" calcext:value-type="float">
            <text:p>0.4761904762</text:p>
          </table:table-cell>
          <table:table-cell table:formula="of:=1/([.AR80]*[.AR78])" office:value-type="float" office:value="0.454545454545455" calcext:value-type="float">
            <text:p>0.4545454545</text:p>
          </table:table-cell>
          <table:table-cell table:formula="of:=1/([.AS80]*[.AS78])" office:value-type="float" office:value="0.434782608695652" calcext:value-type="float">
            <text:p>0.4347826087</text:p>
          </table:table-cell>
          <table:table-cell table:formula="of:=1/([.AT80]*[.AT78])" office:value-type="float" office:value="0.416666666666667" calcext:value-type="float">
            <text:p>0.4166666667</text:p>
          </table:table-cell>
          <table:table-cell table:formula="of:=1/([.AU80]*[.AU78])" office:value-type="float" office:value="0.4" calcext:value-type="float">
            <text:p>0.4</text:p>
          </table:table-cell>
          <table:table-cell table:formula="of:=1/([.AV80]*[.AV78])" office:value-type="float" office:value="0.333333333333333" calcext:value-type="float">
            <text:p>0.3333333333</text:p>
          </table:table-cell>
          <table:table-cell table:formula="of:=1/([.AW80]*[.AW78])" office:value-type="float" office:value="0.277777777777778" calcext:value-type="float">
            <text:p>0.2777777778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/>
          <table:table-cell table:formula="of:=SUM([.E71:.E72])" office:value-type="float" office:value="2100" calcext:value-type="float">
            <text:p>2100</text:p>
          </table:table-cell>
          <table:table-cell table:formula="of:=SUM([.F71:.F72])" office:value-type="float" office:value="1100" calcext:value-type="float">
            <text:p>1100</text:p>
          </table:table-cell>
          <table:table-cell table:formula="of:=SUM([.G71:.G72])" office:value-type="float" office:value="766.666666666667" calcext:value-type="float">
            <text:p>766.6666666667</text:p>
          </table:table-cell>
          <table:table-cell table:style-name="ce35" table:formula="of:=SUM([.H71:.H72])" office:value-type="float" office:value="600" calcext:value-type="float">
            <text:p>600</text:p>
          </table:table-cell>
          <table:table-cell table:style-name="ce35" table:formula="of:=SUM([.I71:.I72])" office:value-type="float" office:value="500" calcext:value-type="float">
            <text:p>500</text:p>
          </table:table-cell>
          <table:table-cell table:style-name="ce35" table:formula="of:=SUM([.J71:.J72])" office:value-type="float" office:value="300" calcext:value-type="float">
            <text:p>300</text:p>
          </table:table-cell>
          <table:table-cell table:style-name="ce35" table:formula="of:=SUM([.K71:.K72])" office:value-type="float" office:value="225" calcext:value-type="float">
            <text:p>225</text:p>
          </table:table-cell>
          <table:table-cell/>
          <table:table-cell table:formula="of:=SUM([.M71:.M72])" office:value-type="float" office:value="2050" calcext:value-type="float">
            <text:p>2050</text:p>
          </table:table-cell>
          <table:table-cell table:formula="of:=SUM([.N71:.N72])" office:value-type="float" office:value="2050" calcext:value-type="float">
            <text:p>2050</text:p>
          </table:table-cell>
          <table:table-cell table:formula="of:=SUM([.O71:.O72])" office:value-type="float" office:value="2050" calcext:value-type="float">
            <text:p>2050</text:p>
          </table:table-cell>
          <table:table-cell table:formula="of:=SUM([.P71:.P72])" office:value-type="float" office:value="2050" calcext:value-type="float">
            <text:p>2050</text:p>
          </table:table-cell>
          <table:table-cell table:formula="of:=SUM([.Q71:.Q72])" office:value-type="float" office:value="2050" calcext:value-type="float">
            <text:p>2050</text:p>
          </table:table-cell>
          <table:table-cell table:formula="of:=SUM([.R71:.R72])" office:value-type="float" office:value="2050" calcext:value-type="float">
            <text:p>2050</text:p>
          </table:table-cell>
          <table:table-cell table:formula="of:=SUM([.S71:.S72])" office:value-type="float" office:value="2050" calcext:value-type="float">
            <text:p>2050</text:p>
          </table:table-cell>
          <table:table-cell table:formula="of:=SUM([.T71:.T72])" office:value-type="float" office:value="2050" calcext:value-type="float">
            <text:p>2050</text:p>
          </table:table-cell>
          <table:table-cell table:formula="of:=SUM([.U71:.U72])" office:value-type="float" office:value="2050" calcext:value-type="float">
            <text:p>2050</text:p>
          </table:table-cell>
          <table:table-cell table:formula="of:=SUM([.V71:.V72])" office:value-type="float" office:value="2050" calcext:value-type="float">
            <text:p>2050</text:p>
          </table:table-cell>
          <table:table-cell table:formula="of:=SUM([.W71:.W72])" office:value-type="float" office:value="2050" calcext:value-type="float">
            <text:p>2050</text:p>
          </table:table-cell>
          <table:table-cell table:formula="of:=SUM([.X71:.X72])" office:value-type="float" office:value="2050" calcext:value-type="float">
            <text:p>2050</text:p>
          </table:table-cell>
          <table:table-cell table:formula="of:=SUM([.Y71:.Y72])" office:value-type="float" office:value="2050" calcext:value-type="float">
            <text:p>2050</text:p>
          </table:table-cell>
          <table:table-cell table:number-columns-repeated="2"/>
          <table:table-cell table:formula="of:=SUM([.AB71:.AB72])" office:value-type="float" office:value="2100" calcext:value-type="float">
            <text:p>2100</text:p>
          </table:table-cell>
          <table:table-cell table:formula="of:=SUM([.AC71:.AC72])" office:value-type="float" office:value="1100" calcext:value-type="float">
            <text:p>1100</text:p>
          </table:table-cell>
          <table:table-cell table:formula="of:=SUM([.AD71:.AD72])" office:value-type="float" office:value="766.666666666667" calcext:value-type="float">
            <text:p>766.6666666667</text:p>
          </table:table-cell>
          <table:table-cell table:formula="of:=SUM([.AE71:.AE72])" office:value-type="float" office:value="600" calcext:value-type="float">
            <text:p>600</text:p>
          </table:table-cell>
          <table:table-cell table:formula="of:=SUM([.AF71:.AF72])" office:value-type="float" office:value="500" calcext:value-type="float">
            <text:p>500</text:p>
          </table:table-cell>
          <table:table-cell table:formula="of:=SUM([.AG71:.AG72])" office:value-type="float" office:value="300" calcext:value-type="float">
            <text:p>300</text:p>
          </table:table-cell>
          <table:table-cell table:formula="of:=SUM([.AH71:.AH72])" office:value-type="float" office:value="225" calcext:value-type="float">
            <text:p>225</text:p>
          </table:table-cell>
          <table:table-cell table:number-columns-repeated="8"/>
          <table:table-cell table:formula="of:=SUM([.AQ71:.AQ72])" office:value-type="float" office:value="2100" calcext:value-type="float">
            <text:p>2100</text:p>
          </table:table-cell>
          <table:table-cell table:formula="of:=SUM([.AR71:.AR72])" office:value-type="float" office:value="1100" calcext:value-type="float">
            <text:p>1100</text:p>
          </table:table-cell>
          <table:table-cell table:formula="of:=SUM([.AS71:.AS72])" office:value-type="float" office:value="766.666666666667" calcext:value-type="float">
            <text:p>766.6666666667</text:p>
          </table:table-cell>
          <table:table-cell table:formula="of:=SUM([.AT71:.AT72])" office:value-type="float" office:value="600" calcext:value-type="float">
            <text:p>600</text:p>
          </table:table-cell>
          <table:table-cell table:formula="of:=SUM([.AU71:.AU72])" office:value-type="float" office:value="500" calcext:value-type="float">
            <text:p>500</text:p>
          </table:table-cell>
          <table:table-cell table:formula="of:=SUM([.AV71:.AV72])" office:value-type="float" office:value="300" calcext:value-type="float">
            <text:p>300</text:p>
          </table:table-cell>
          <table:table-cell table:formula="of:=SUM([.AW71:.AW72])" office:value-type="float" office:value="225" calcext:value-type="float">
            <text:p>2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/>
          <table:table-cell table:formula="of:=1/([.E71]*[.E78])" office:value-type="float" office:value="0.5" calcext:value-type="float">
            <text:p>0.5</text:p>
          </table:table-cell>
          <table:table-cell table:formula="of:=1/([.F71]*[.F78])" office:value-type="float" office:value="0.5" calcext:value-type="float">
            <text:p>0.5</text:p>
          </table:table-cell>
          <table:table-cell table:formula="of:=1/([.G71]*[.G78])" office:value-type="float" office:value="0.5" calcext:value-type="float">
            <text:p>0.5</text:p>
          </table:table-cell>
          <table:table-cell table:style-name="ce35" table:formula="of:=1/([.H71]*[.H78])" office:value-type="float" office:value="0.5" calcext:value-type="float">
            <text:p>0.5</text:p>
          </table:table-cell>
          <table:table-cell table:style-name="ce35" table:formula="of:=1/([.I71]*[.I78])" office:value-type="float" office:value="0.5" calcext:value-type="float">
            <text:p>0.5</text:p>
          </table:table-cell>
          <table:table-cell table:style-name="ce35" table:formula="of:=1/([.J71]*[.J78])" office:value-type="float" office:value="0.5" calcext:value-type="float">
            <text:p>0.5</text:p>
          </table:table-cell>
          <table:table-cell table:style-name="ce35" table:formula="of:=1/([.K71]*[.K78])" office:value-type="float" office:value="0.5" calcext:value-type="float">
            <text:p>0.5</text:p>
          </table:table-cell>
          <table:table-cell/>
          <table:table-cell table:formula="of:=1/([.M71]*[.M78])" office:value-type="float" office:value="0.5" calcext:value-type="float">
            <text:p>0.5</text:p>
          </table:table-cell>
          <table:table-cell table:formula="of:=1/([.N71]*[.N78])" office:value-type="float" office:value="0.5" calcext:value-type="float">
            <text:p>0.5</text:p>
          </table:table-cell>
          <table:table-cell table:formula="of:=1/([.O71]*[.O78])" office:value-type="float" office:value="0.5" calcext:value-type="float">
            <text:p>0.5</text:p>
          </table:table-cell>
          <table:table-cell table:formula="of:=1/([.P71]*[.P78])" office:value-type="float" office:value="0.5" calcext:value-type="float">
            <text:p>0.5</text:p>
          </table:table-cell>
          <table:table-cell table:formula="of:=1/([.Q71]*[.Q78])" office:value-type="float" office:value="0.5" calcext:value-type="float">
            <text:p>0.5</text:p>
          </table:table-cell>
          <table:table-cell table:formula="of:=1/([.R71]*[.R78])" office:value-type="float" office:value="0.5" calcext:value-type="float">
            <text:p>0.5</text:p>
          </table:table-cell>
          <table:table-cell table:formula="of:=1/([.S71]*[.S78])" office:value-type="float" office:value="0.5" calcext:value-type="float">
            <text:p>0.5</text:p>
          </table:table-cell>
          <table:table-cell table:formula="of:=1/([.T71]*[.T78])" office:value-type="float" office:value="0.5" calcext:value-type="float">
            <text:p>0.5</text:p>
          </table:table-cell>
          <table:table-cell table:formula="of:=1/([.U71]*[.U78])" office:value-type="float" office:value="0.5" calcext:value-type="float">
            <text:p>0.5</text:p>
          </table:table-cell>
          <table:table-cell table:formula="of:=1/([.V71]*[.V78])" office:value-type="float" office:value="0.5" calcext:value-type="float">
            <text:p>0.5</text:p>
          </table:table-cell>
          <table:table-cell table:formula="of:=1/([.W71]*[.W78])" office:value-type="float" office:value="0.5" calcext:value-type="float">
            <text:p>0.5</text:p>
          </table:table-cell>
          <table:table-cell table:formula="of:=1/([.X71]*[.X78])" office:value-type="float" office:value="0.5" calcext:value-type="float">
            <text:p>0.5</text:p>
          </table:table-cell>
          <table:table-cell table:formula="of:=1/([.Y71]*[.Y78])" office:value-type="float" office:value="0.5" calcext:value-type="float">
            <text:p>0.5</text:p>
          </table:table-cell>
          <table:table-cell table:number-columns-repeated="2"/>
          <table:table-cell table:formula="of:=1/([.AB71]*[.AB78])" office:value-type="float" office:value="0.5" calcext:value-type="float">
            <text:p>0.5</text:p>
          </table:table-cell>
          <table:table-cell table:formula="of:=1/([.AC71]*[.AC78])" office:value-type="float" office:value="0.5" calcext:value-type="float">
            <text:p>0.5</text:p>
          </table:table-cell>
          <table:table-cell table:formula="of:=1/([.AD71]*[.AD78])" office:value-type="float" office:value="0.5" calcext:value-type="float">
            <text:p>0.5</text:p>
          </table:table-cell>
          <table:table-cell table:formula="of:=1/([.AE71]*[.AE78])" office:value-type="float" office:value="0.5" calcext:value-type="float">
            <text:p>0.5</text:p>
          </table:table-cell>
          <table:table-cell table:formula="of:=1/([.AF71]*[.AF78])" office:value-type="float" office:value="0.5" calcext:value-type="float">
            <text:p>0.5</text:p>
          </table:table-cell>
          <table:table-cell table:formula="of:=1/([.AG71]*[.AG78])" office:value-type="float" office:value="0.5" calcext:value-type="float">
            <text:p>0.5</text:p>
          </table:table-cell>
          <table:table-cell table:formula="of:=1/([.AH71]*[.AH78])" office:value-type="float" office:value="0.5" calcext:value-type="float">
            <text:p>0.5</text:p>
          </table:table-cell>
          <table:table-cell table:number-columns-repeated="8"/>
          <table:table-cell table:formula="of:=1/([.AQ71]*[.AQ78])" office:value-type="float" office:value="0.5" calcext:value-type="float">
            <text:p>0.5</text:p>
          </table:table-cell>
          <table:table-cell table:formula="of:=1/([.AR71]*[.AR78])" office:value-type="float" office:value="0.5" calcext:value-type="float">
            <text:p>0.5</text:p>
          </table:table-cell>
          <table:table-cell table:formula="of:=1/([.AS71]*[.AS78])" office:value-type="float" office:value="0.5" calcext:value-type="float">
            <text:p>0.5</text:p>
          </table:table-cell>
          <table:table-cell table:formula="of:=1/([.AT71]*[.AT78])" office:value-type="float" office:value="0.5" calcext:value-type="float">
            <text:p>0.5</text:p>
          </table:table-cell>
          <table:table-cell table:formula="of:=1/([.AU71]*[.AU78])" office:value-type="float" office:value="0.5" calcext:value-type="float">
            <text:p>0.5</text:p>
          </table:table-cell>
          <table:table-cell table:formula="of:=1/([.AV71]*[.AV78])" office:value-type="float" office:value="0.5" calcext:value-type="float">
            <text:p>0.5</text:p>
          </table:table-cell>
          <table:table-cell table:formula="of:=1/([.AW71]*[.AW78])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4">
            <text:p>TRUTH</text:p>
          </table:table-cell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 table:style-name="ce41" office:value-type="string" calcext:value-type="string">
            <text:p>Prior: f0 =1, J = 40</text:p>
          </table:table-cell>
          <table:table-cell table:number-columns-repeated="7" table:style-name="ce41" office:value-type="float" office:value="10" calcext:value-type="float">
            <text:p>10</text:p>
          </table:table-cell>
          <table:table-cell/>
          <table:table-cell table:style-name="ce47" table:formula="of:=[.Y83]/[.Y69]" office:value-type="float" office:value="0.00625" calcext:value-type="float">
            <text:p>0.00625</text:p>
          </table:table-cell>
          <table:table-cell table:style-name="ce47" table:formula="of:=[.$M83]*[.N69]" office:value-type="float" office:value="0.0078125" calcext:value-type="float">
            <text:p>0.0078125</text:p>
          </table:table-cell>
          <table:table-cell table:style-name="ce47" table:formula="of:=[.$M83]*[.O69]" office:value-type="float" office:value="0.01" calcext:value-type="float">
            <text:p>0.01</text:p>
          </table:table-cell>
          <table:table-cell table:style-name="ce47" table:formula="of:=[.$M83]*[.P69]" office:value-type="float" office:value="0.0125" calcext:value-type="float">
            <text:p>0.0125</text:p>
          </table:table-cell>
          <table:table-cell table:style-name="ce47" table:formula="of:=[.$M83]*[.Q69]" office:value-type="float" office:value="0.015625" calcext:value-type="float">
            <text:p>0.015625</text:p>
          </table:table-cell>
          <table:table-cell table:style-name="ce47" table:formula="of:=[.$M83]*[.R69]" office:value-type="float" office:value="0.025" calcext:value-type="float">
            <text:p>0.025</text:p>
          </table:table-cell>
          <table:table-cell table:style-name="ce47" table:formula="of:=[.$M83]*[.S69]" office:value-type="float" office:value="0.03125" calcext:value-type="float">
            <text:p>0.03125</text:p>
          </table:table-cell>
          <table:table-cell table:style-name="ce47" table:formula="of:=[.$M83]*[.T69]" office:value-type="float" office:value="0.0625" calcext:value-type="float">
            <text:p>0.0625</text:p>
          </table:table-cell>
          <table:table-cell table:style-name="ce47" table:formula="of:=[.$M83]*[.U69]" office:value-type="float" office:value="0.25" calcext:value-type="float">
            <text:p>0.25</text:p>
          </table:table-cell>
          <table:table-cell table:style-name="ce47" table:formula="of:=[.$M83]*[.V69]" office:value-type="float" office:value="0.625" calcext:value-type="float">
            <text:p>0.625</text:p>
          </table:table-cell>
          <table:table-cell table:style-name="ce47" table:formula="of:=[.$M83]*[.W69]" office:value-type="float" office:value="2.5" calcext:value-type="float">
            <text:p>2.5</text:p>
          </table:table-cell>
          <table:table-cell table:style-name="ce47" table:formula="of:=[.$M83]*[.X69]" office:value-type="float" office:value="5" calcext:value-type="float">
            <text:p>5</text:p>
          </table:table-cell>
          <table:table-cell table:style-name="ce47" table:formula="of:=[.E83]" office:value-type="float" office:value="10" calcext:value-type="float">
            <text:p>10</text:p>
          </table:table-cell>
          <table:table-cell table:number-columns-repeated="2"/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number-columns-repeated="7"/>
          <table:table-cell table:style-name="ce47" table:formula="of:=[.AP35]" office:value-type="float" office:value="0.000888888888888889" calcext:value-type="float">
            <text:p>0.0008888889</text:p>
          </table:table-cell>
          <table:table-cell table:style-name="ce40" table:formula="of:=[.AP83]" office:value-type="float" office:value="0.000888888888888889" calcext:value-type="float">
            <text:p>0.0008888889</text:p>
          </table:table-cell>
          <table:table-cell table:style-name="ce40" table:formula="of:=[.AQ83]" office:value-type="float" office:value="0.000888888888888889" calcext:value-type="float">
            <text:p>0.0008888889</text:p>
          </table:table-cell>
          <table:table-cell table:style-name="ce40" table:formula="of:=[.AR83]" office:value-type="float" office:value="0.000888888888888889" calcext:value-type="float">
            <text:p>0.0008888889</text:p>
          </table:table-cell>
          <table:table-cell table:style-name="ce40" table:formula="of:=[.AS83]" office:value-type="float" office:value="0.000888888888888889" calcext:value-type="float">
            <text:p>0.0008888889</text:p>
          </table:table-cell>
          <table:table-cell table:style-name="ce40" table:formula="of:=[.AT83]" office:value-type="float" office:value="0.000888888888888889" calcext:value-type="float">
            <text:p>0.0008888889</text:p>
          </table:table-cell>
          <table:table-cell table:style-name="ce40" table:formula="of:=[.AU83]" office:value-type="float" office:value="0.000888888888888889" calcext:value-type="float">
            <text:p>0.0008888889</text:p>
          </table:table-cell>
          <table:table-cell table:style-name="ce40" table:formula="of:=[.AV83]" office:value-type="float" office:value="0.000888888888888889" calcext:value-type="float">
            <text:p>0.0008888889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formula="of:=0.5/[.M83]" office:value-type="float" office:value="80" calcext:value-type="float">
            <text:p>80</text:p>
          </table:table-cell>
          <table:table-cell table:style-name="ce34" table:formula="of:=0.5/[.N83]" office:value-type="float" office:value="64" calcext:value-type="float">
            <text:p>64</text:p>
          </table:table-cell>
          <table:table-cell table:style-name="ce34" table:formula="of:=0.5/[.O83]" office:value-type="float" office:value="50" calcext:value-type="float">
            <text:p>50</text:p>
          </table:table-cell>
          <table:table-cell table:style-name="ce34" table:formula="of:=0.5/[.P83]" office:value-type="float" office:value="40" calcext:value-type="float">
            <text:p>40</text:p>
          </table:table-cell>
          <table:table-cell table:style-name="ce34" table:formula="of:=0.5/[.Q83]" office:value-type="float" office:value="32" calcext:value-type="float">
            <text:p>32</text:p>
          </table:table-cell>
          <table:table-cell table:style-name="ce34" table:formula="of:=0.5/[.R83]" office:value-type="float" office:value="20" calcext:value-type="float">
            <text:p>20</text:p>
          </table:table-cell>
          <table:table-cell table:style-name="ce34" table:formula="of:=0.5/[.S83]" office:value-type="float" office:value="16" calcext:value-type="float">
            <text:p>16</text:p>
          </table:table-cell>
          <table:table-cell table:style-name="ce34" table:formula="of:=0.5/[.T83]" office:value-type="float" office:value="8" calcext:value-type="float">
            <text:p>8</text:p>
          </table:table-cell>
          <table:table-cell table:style-name="ce34" table:formula="of:=0.5/[.U83]" office:value-type="float" office:value="2" calcext:value-type="float">
            <text:p>2</text:p>
          </table:table-cell>
          <table:table-cell table:style-name="ce34" table:formula="of:=0.5/[.V83]" office:value-type="float" office:value="0.8" calcext:value-type="float">
            <text:p>0.8</text:p>
          </table:table-cell>
          <table:table-cell table:style-name="ce34" table:formula="of:=0.5/[.W83]" office:value-type="float" office:value="0.2" calcext:value-type="float">
            <text:p>0.2</text:p>
          </table:table-cell>
          <table:table-cell table:style-name="ce34" table:formula="of:=0.5/[.X83]" office:value-type="float" office:value="0.1" calcext:value-type="float">
            <text:p>0.1</text:p>
          </table:table-cell>
          <table:table-cell table:style-name="ce34" table:formula="of:=0.5/[.Y83]" office:value-type="float" office:value="0.05" calcext:value-type="float">
            <text:p>0.05</text:p>
          </table:table-cell>
          <table:table-cell table:number-columns-repeated="2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41" office:value-type="float" office:value="4" calcext:value-type="float">
            <text:p>4</text:p>
          </table:table-cell>
          <table:table-cell/>
          <table:table-cell table:style-name="ce47" table:formula="of:=[.Y69]*[.Y85]" office:value-type="float" office:value="6400" calcext:value-type="float">
            <text:p>6400</text:p>
          </table:table-cell>
          <table:table-cell table:style-name="ce47" table:formula="of:=[.$M85]/[.N69]" office:value-type="float" office:value="5120" calcext:value-type="float">
            <text:p>5120</text:p>
          </table:table-cell>
          <table:table-cell table:style-name="ce47" table:formula="of:=[.$M85]/[.O69]" office:value-type="float" office:value="4000" calcext:value-type="float">
            <text:p>4000</text:p>
          </table:table-cell>
          <table:table-cell table:style-name="ce47" table:formula="of:=[.$M85]/[.P69]" office:value-type="float" office:value="3200" calcext:value-type="float">
            <text:p>3200</text:p>
          </table:table-cell>
          <table:table-cell table:style-name="ce47" table:formula="of:=[.$M85]/[.Q69]" office:value-type="float" office:value="2560" calcext:value-type="float">
            <text:p>2560</text:p>
          </table:table-cell>
          <table:table-cell table:style-name="ce47" table:formula="of:=[.$M85]/[.R69]" office:value-type="float" office:value="1600" calcext:value-type="float">
            <text:p>1600</text:p>
          </table:table-cell>
          <table:table-cell table:style-name="ce47" table:formula="of:=[.$M85]/[.S69]" office:value-type="float" office:value="1280" calcext:value-type="float">
            <text:p>1280</text:p>
          </table:table-cell>
          <table:table-cell table:style-name="ce47" table:formula="of:=[.$M85]/[.T69]" office:value-type="float" office:value="640" calcext:value-type="float">
            <text:p>640</text:p>
          </table:table-cell>
          <table:table-cell table:style-name="ce47" table:formula="of:=[.$M85]/[.U69]" office:value-type="float" office:value="160" calcext:value-type="float">
            <text:p>160</text:p>
          </table:table-cell>
          <table:table-cell table:style-name="ce47" table:formula="of:=[.$M85]/[.V69]" office:value-type="float" office:value="64" calcext:value-type="float">
            <text:p>64</text:p>
          </table:table-cell>
          <table:table-cell table:style-name="ce47" table:formula="of:=[.$M85]/[.W69]" office:value-type="float" office:value="16" calcext:value-type="float">
            <text:p>16</text:p>
          </table:table-cell>
          <table:table-cell table:style-name="ce47" table:formula="of:=[.$M85]/[.X69]" office:value-type="float" office:value="8" calcext:value-type="float">
            <text:p>8</text:p>
          </table:table-cell>
          <table:table-cell table:style-name="ce47" table:formula="of:=[.E85]" office:value-type="float" office:value="4" calcext:value-type="float">
            <text:p>4</text:p>
          </table:table-cell>
          <table:table-cell table:number-columns-repeated="2"/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number-columns-repeated="7"/>
          <table:table-cell table:style-name="ce47" table:formula="of:=[.AP37]" office:value-type="float" office:value="123750" calcext:value-type="float">
            <text:p>123750</text:p>
          </table:table-cell>
          <table:table-cell table:style-name="ce40" table:formula="of:=[.AP85]" office:value-type="float" office:value="123750" calcext:value-type="float">
            <text:p>123750</text:p>
          </table:table-cell>
          <table:table-cell table:style-name="ce40" table:formula="of:=[.AQ85]" office:value-type="float" office:value="123750" calcext:value-type="float">
            <text:p>123750</text:p>
          </table:table-cell>
          <table:table-cell table:style-name="ce40" table:formula="of:=[.AR85]" office:value-type="float" office:value="123750" calcext:value-type="float">
            <text:p>123750</text:p>
          </table:table-cell>
          <table:table-cell table:style-name="ce40" table:formula="of:=[.AS85]" office:value-type="float" office:value="123750" calcext:value-type="float">
            <text:p>123750</text:p>
          </table:table-cell>
          <table:table-cell table:style-name="ce40" table:formula="of:=[.AT85]" office:value-type="float" office:value="123750" calcext:value-type="float">
            <text:p>123750</text:p>
          </table:table-cell>
          <table:table-cell table:style-name="ce40" table:formula="of:=[.AU85]" office:value-type="float" office:value="123750" calcext:value-type="float">
            <text:p>123750</text:p>
          </table:table-cell>
          <table:table-cell table:style-name="ce40" table:formula="of:=[.AV85]" office:value-type="float" office:value="123750" calcext:value-type="float">
            <text:p>1237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/>
          <table:table-cell table:formula="of:=[.E85]*[.E83]" office:value-type="float" office:value="40" calcext:value-type="float">
            <text:p>40</text:p>
          </table:table-cell>
          <table:table-cell table:formula="of:=[.F85]*[.F83]" office:value-type="float" office:value="40" calcext:value-type="float">
            <text:p>40</text:p>
          </table:table-cell>
          <table:table-cell table:formula="of:=[.G85]*[.G83]" office:value-type="float" office:value="40" calcext:value-type="float">
            <text:p>40</text:p>
          </table:table-cell>
          <table:table-cell table:style-name="ce35" table:formula="of:=[.H85]*[.H83]" office:value-type="float" office:value="40" calcext:value-type="float">
            <text:p>40</text:p>
          </table:table-cell>
          <table:table-cell table:style-name="ce35" table:formula="of:=[.I85]*[.I83]" office:value-type="float" office:value="40" calcext:value-type="float">
            <text:p>40</text:p>
          </table:table-cell>
          <table:table-cell table:style-name="ce35" table:formula="of:=[.J85]*[.J83]" office:value-type="float" office:value="40" calcext:value-type="float">
            <text:p>40</text:p>
          </table:table-cell>
          <table:table-cell table:style-name="ce35" table:formula="of:=[.K85]*[.K83]" office:value-type="float" office:value="40" calcext:value-type="float">
            <text:p>40</text:p>
          </table:table-cell>
          <table:table-cell/>
          <table:table-cell table:formula="of:=[.M83]*[.M85]" office:value-type="float" office:value="40" calcext:value-type="float">
            <text:p>40</text:p>
          </table:table-cell>
          <table:table-cell table:formula="of:=[.N83]*[.N85]" office:value-type="float" office:value="40" calcext:value-type="float">
            <text:p>40</text:p>
          </table:table-cell>
          <table:table-cell table:formula="of:=[.O83]*[.O85]" office:value-type="float" office:value="40" calcext:value-type="float">
            <text:p>40</text:p>
          </table:table-cell>
          <table:table-cell table:formula="of:=[.P83]*[.P85]" office:value-type="float" office:value="40" calcext:value-type="float">
            <text:p>40</text:p>
          </table:table-cell>
          <table:table-cell table:formula="of:=[.Q83]*[.Q85]" office:value-type="float" office:value="40" calcext:value-type="float">
            <text:p>40</text:p>
          </table:table-cell>
          <table:table-cell table:formula="of:=[.R83]*[.R85]" office:value-type="float" office:value="40" calcext:value-type="float">
            <text:p>40</text:p>
          </table:table-cell>
          <table:table-cell table:formula="of:=[.S83]*[.S85]" office:value-type="float" office:value="40" calcext:value-type="float">
            <text:p>40</text:p>
          </table:table-cell>
          <table:table-cell table:formula="of:=[.T83]*[.T85]" office:value-type="float" office:value="40" calcext:value-type="float">
            <text:p>40</text:p>
          </table:table-cell>
          <table:table-cell table:formula="of:=[.U83]*[.U85]" office:value-type="float" office:value="40" calcext:value-type="float">
            <text:p>40</text:p>
          </table:table-cell>
          <table:table-cell table:formula="of:=[.V83]*[.V85]" office:value-type="float" office:value="40" calcext:value-type="float">
            <text:p>40</text:p>
          </table:table-cell>
          <table:table-cell table:formula="of:=[.W83]*[.W85]" office:value-type="float" office:value="40" calcext:value-type="float">
            <text:p>40</text:p>
          </table:table-cell>
          <table:table-cell table:formula="of:=[.X83]*[.X85]" office:value-type="float" office:value="40" calcext:value-type="float">
            <text:p>40</text:p>
          </table:table-cell>
          <table:table-cell table:formula="of:=[.Y83]*[.Y85]" office:value-type="float" office:value="40" calcext:value-type="float">
            <text:p>40</text:p>
          </table:table-cell>
          <table:table-cell table:number-columns-repeated="2"/>
          <table:table-cell table:formula="of:=[.AB85]*[.AB83]" office:value-type="float" office:value="40" calcext:value-type="float">
            <text:p>40</text:p>
          </table:table-cell>
          <table:table-cell table:formula="of:=[.AC85]*[.AC83]" office:value-type="float" office:value="40" calcext:value-type="float">
            <text:p>40</text:p>
          </table:table-cell>
          <table:table-cell table:formula="of:=[.AD85]*[.AD83]" office:value-type="float" office:value="40" calcext:value-type="float">
            <text:p>40</text:p>
          </table:table-cell>
          <table:table-cell table:formula="of:=[.AE85]*[.AE83]" office:value-type="float" office:value="40" calcext:value-type="float">
            <text:p>40</text:p>
          </table:table-cell>
          <table:table-cell table:formula="of:=[.AF85]*[.AF83]" office:value-type="float" office:value="40" calcext:value-type="float">
            <text:p>40</text:p>
          </table:table-cell>
          <table:table-cell table:formula="of:=[.AG85]*[.AG83]" office:value-type="float" office:value="40" calcext:value-type="float">
            <text:p>40</text:p>
          </table:table-cell>
          <table:table-cell table:formula="of:=[.AH85]*[.AH83]" office:value-type="float" office:value="40" calcext:value-type="float">
            <text:p>40</text:p>
          </table:table-cell>
          <table:table-cell table:number-columns-repeated="8"/>
          <table:table-cell table:formula="of:=[.AQ85]*[.AQ83]" office:value-type="float" office:value="110" calcext:value-type="float">
            <text:p>110</text:p>
          </table:table-cell>
          <table:table-cell table:formula="of:=[.AR85]*[.AR83]" office:value-type="float" office:value="110" calcext:value-type="float">
            <text:p>110</text:p>
          </table:table-cell>
          <table:table-cell table:formula="of:=[.AS85]*[.AS83]" office:value-type="float" office:value="110" calcext:value-type="float">
            <text:p>110</text:p>
          </table:table-cell>
          <table:table-cell table:formula="of:=[.AT85]*[.AT83]" office:value-type="float" office:value="110" calcext:value-type="float">
            <text:p>110</text:p>
          </table:table-cell>
          <table:table-cell table:formula="of:=[.AU85]*[.AU83]" office:value-type="float" office:value="110" calcext:value-type="float">
            <text:p>110</text:p>
          </table:table-cell>
          <table:table-cell table:formula="of:=[.AV85]*[.AV83]" office:value-type="float" office:value="110" calcext:value-type="float">
            <text:p>110</text:p>
          </table:table-cell>
          <table:table-cell table:formula="of:=[.AW85]*[.AW83]" office:value-type="float" office:value="110" calcext:value-type="float">
            <text:p>11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/>
          <table:table-cell table:formula="of:=(1/[.E83])/[.E78]" office:value-type="float" office:value="100" calcext:value-type="float">
            <text:p>100</text:p>
          </table:table-cell>
          <table:table-cell table:formula="of:=(1/[.F83])/[.F78]" office:value-type="float" office:value="50" calcext:value-type="float">
            <text:p>50</text:p>
          </table:table-cell>
          <table:table-cell table:formula="of:=(1/[.G83])/[.G78]" office:value-type="float" office:value="33.3333333333333" calcext:value-type="float">
            <text:p>33.3333333333</text:p>
          </table:table-cell>
          <table:table-cell table:style-name="ce35" table:formula="of:=(1/[.H83])/[.H78]" office:value-type="float" office:value="25" calcext:value-type="float">
            <text:p>25</text:p>
          </table:table-cell>
          <table:table-cell table:style-name="ce35" table:formula="of:=(1/[.I83])/[.I78]" office:value-type="float" office:value="20" calcext:value-type="float">
            <text:p>20</text:p>
          </table:table-cell>
          <table:table-cell table:style-name="ce35" table:formula="of:=(1/[.J83])/[.J78]" office:value-type="float" office:value="10" calcext:value-type="float">
            <text:p>10</text:p>
          </table:table-cell>
          <table:table-cell table:style-name="ce35" table:formula="of:=(1/[.K83])/[.K78]" office:value-type="float" office:value="6.25" calcext:value-type="float">
            <text:p>6.25</text:p>
          </table:table-cell>
          <table:table-cell table:number-columns-repeated="16"/>
          <table:table-cell table:formula="of:=(1/[.AB83])/[.AB78]" office:value-type="float" office:value="1125000" calcext:value-type="float">
            <text:p>1125000</text:p>
          </table:table-cell>
          <table:table-cell table:formula="of:=(1/[.AC83])/[.AC78]" office:value-type="float" office:value="562500" calcext:value-type="float">
            <text:p>562500</text:p>
          </table:table-cell>
          <table:table-cell table:formula="of:=(1/[.AD83])/[.AD78]" office:value-type="float" office:value="375000" calcext:value-type="float">
            <text:p>375000</text:p>
          </table:table-cell>
          <table:table-cell table:formula="of:=(1/[.AE83])/[.AE78]" office:value-type="float" office:value="281250" calcext:value-type="float">
            <text:p>281250</text:p>
          </table:table-cell>
          <table:table-cell table:formula="of:=(1/[.AF83])/[.AF78]" office:value-type="float" office:value="225000" calcext:value-type="float">
            <text:p>225000</text:p>
          </table:table-cell>
          <table:table-cell table:formula="of:=(1/[.AG83])/[.AG78]" office:value-type="float" office:value="112500" calcext:value-type="float">
            <text:p>112500</text:p>
          </table:table-cell>
          <table:table-cell table:formula="of:=(1/[.AH83])/[.AH78]" office:value-type="float" office:value="70312.5" calcext:value-type="float">
            <text:p>70312.5</text:p>
          </table:table-cell>
          <table:table-cell table:number-columns-repeated="8"/>
          <table:table-cell table:formula="of:=(1/[.AQ83])/[.AQ78]" office:value-type="float" office:value="1125000" calcext:value-type="float">
            <text:p>1125000</text:p>
          </table:table-cell>
          <table:table-cell table:formula="of:=(1/[.AR83])/[.AR78]" office:value-type="float" office:value="562500" calcext:value-type="float">
            <text:p>562500</text:p>
          </table:table-cell>
          <table:table-cell table:formula="of:=(1/[.AS83])/[.AS78]" office:value-type="float" office:value="375000" calcext:value-type="float">
            <text:p>375000</text:p>
          </table:table-cell>
          <table:table-cell table:formula="of:=(1/[.AT83])/[.AT78]" office:value-type="float" office:value="281250" calcext:value-type="float">
            <text:p>281250</text:p>
          </table:table-cell>
          <table:table-cell table:formula="of:=(1/[.AU83])/[.AU78]" office:value-type="float" office:value="225000" calcext:value-type="float">
            <text:p>225000</text:p>
          </table:table-cell>
          <table:table-cell table:formula="of:=(1/[.AV83])/[.AV78]" office:value-type="float" office:value="112500" calcext:value-type="float">
            <text:p>112500</text:p>
          </table:table-cell>
          <table:table-cell table:formula="of:=(1/[.AW83])/[.AW78]" office:value-type="float" office:value="70312.5" calcext:value-type="float">
            <text:p>7031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/>
          <table:table-cell table:formula="of:=1/([.E83]*[.E85])" office:value-type="float" office:value="0.025" calcext:value-type="float">
            <text:p>0.025</text:p>
          </table:table-cell>
          <table:table-cell table:formula="of:=1/([.F83]*[.F85])" office:value-type="float" office:value="0.025" calcext:value-type="float">
            <text:p>0.025</text:p>
          </table:table-cell>
          <table:table-cell table:formula="of:=1/([.G83]*[.G85])" office:value-type="float" office:value="0.025" calcext:value-type="float">
            <text:p>0.025</text:p>
          </table:table-cell>
          <table:table-cell table:style-name="ce35" table:formula="of:=1/([.H83]*[.H85])" office:value-type="float" office:value="0.025" calcext:value-type="float">
            <text:p>0.025</text:p>
          </table:table-cell>
          <table:table-cell table:style-name="ce35" table:formula="of:=1/([.I83]*[.I85])" office:value-type="float" office:value="0.025" calcext:value-type="float">
            <text:p>0.025</text:p>
          </table:table-cell>
          <table:table-cell table:style-name="ce35" table:formula="of:=1/([.J83]*[.J85])" office:value-type="float" office:value="0.025" calcext:value-type="float">
            <text:p>0.025</text:p>
          </table:table-cell>
          <table:table-cell table:style-name="ce35" table:formula="of:=1/([.K83]*[.K85])" office:value-type="float" office:value="0.025" calcext:value-type="float">
            <text:p>0.025</text:p>
          </table:table-cell>
          <table:table-cell table:number-columns-repeated="16"/>
          <table:table-cell table:formula="of:=1/([.AB83]*[.AB85])" office:value-type="float" office:value="0.025" calcext:value-type="float">
            <text:p>0.025</text:p>
          </table:table-cell>
          <table:table-cell table:formula="of:=1/([.AC83]*[.AC85])" office:value-type="float" office:value="0.025" calcext:value-type="float">
            <text:p>0.025</text:p>
          </table:table-cell>
          <table:table-cell table:formula="of:=1/([.AD83]*[.AD85])" office:value-type="float" office:value="0.025" calcext:value-type="float">
            <text:p>0.025</text:p>
          </table:table-cell>
          <table:table-cell table:formula="of:=1/([.AE83]*[.AE85])" office:value-type="float" office:value="0.025" calcext:value-type="float">
            <text:p>0.025</text:p>
          </table:table-cell>
          <table:table-cell table:formula="of:=1/([.AF83]*[.AF85])" office:value-type="float" office:value="0.025" calcext:value-type="float">
            <text:p>0.025</text:p>
          </table:table-cell>
          <table:table-cell table:formula="of:=1/([.AG83]*[.AG85])" office:value-type="float" office:value="0.025" calcext:value-type="float">
            <text:p>0.025</text:p>
          </table:table-cell>
          <table:table-cell table:formula="of:=1/([.AH83]*[.AH85])" office:value-type="float" office:value="0.025" calcext:value-type="float">
            <text:p>0.025</text:p>
          </table:table-cell>
          <table:table-cell table:number-columns-repeated="8"/>
          <table:table-cell table:formula="of:=1/([.AQ83]*[.AQ85])" office:value-type="float" office:value="0.00909090909090909" calcext:value-type="float">
            <text:p>0.0090909091</text:p>
          </table:table-cell>
          <table:table-cell table:formula="of:=1/([.AR83]*[.AR85])" office:value-type="float" office:value="0.00909090909090909" calcext:value-type="float">
            <text:p>0.0090909091</text:p>
          </table:table-cell>
          <table:table-cell table:formula="of:=1/([.AS83]*[.AS85])" office:value-type="float" office:value="0.00909090909090909" calcext:value-type="float">
            <text:p>0.0090909091</text:p>
          </table:table-cell>
          <table:table-cell table:formula="of:=1/([.AT83]*[.AT85])" office:value-type="float" office:value="0.00909090909090909" calcext:value-type="float">
            <text:p>0.0090909091</text:p>
          </table:table-cell>
          <table:table-cell table:formula="of:=1/([.AU83]*[.AU85])" office:value-type="float" office:value="0.00909090909090909" calcext:value-type="float">
            <text:p>0.0090909091</text:p>
          </table:table-cell>
          <table:table-cell table:formula="of:=1/([.AV83]*[.AV85])" office:value-type="float" office:value="0.00909090909090909" calcext:value-type="float">
            <text:p>0.0090909091</text:p>
          </table:table-cell>
          <table:table-cell table:formula="of:=1/([.AW83]*[.AW85])" office:value-type="float" office:value="0.00909090909090909" calcext:value-type="float">
            <text:p>0.009090909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/>
          <table:table-cell table:formula="of:=[.E75]/[.E83]" office:value-type="float" office:value="5" calcext:value-type="float">
            <text:p>5</text:p>
          </table:table-cell>
          <table:table-cell table:formula="of:=[.F75]/[.F83]" office:value-type="float" office:value="5" calcext:value-type="float">
            <text:p>5</text:p>
          </table:table-cell>
          <table:table-cell table:formula="of:=[.G75]/[.G83]" office:value-type="float" office:value="5" calcext:value-type="float">
            <text:p>5</text:p>
          </table:table-cell>
          <table:table-cell table:style-name="ce35" table:formula="of:=[.H75]/[.H83]" office:value-type="float" office:value="5" calcext:value-type="float">
            <text:p>5</text:p>
          </table:table-cell>
          <table:table-cell table:style-name="ce35" table:formula="of:=[.I75]/[.I83]" office:value-type="float" office:value="5" calcext:value-type="float">
            <text:p>5</text:p>
          </table:table-cell>
          <table:table-cell table:style-name="ce35" table:formula="of:=[.J75]/[.J83]" office:value-type="float" office:value="5" calcext:value-type="float">
            <text:p>5</text:p>
          </table:table-cell>
          <table:table-cell table:style-name="ce35" table:formula="of:=[.K75]/[.K83]" office:value-type="float" office:value="5" calcext:value-type="float">
            <text:p>5</text:p>
          </table:table-cell>
          <table:table-cell table:number-columns-repeated="16"/>
          <table:table-cell table:formula="of:=[.AB75]/[.AB83]" office:value-type="float" office:value="56250" calcext:value-type="float">
            <text:p>56250</text:p>
          </table:table-cell>
          <table:table-cell table:formula="of:=[.AC75]/[.AC83]" office:value-type="float" office:value="56250" calcext:value-type="float">
            <text:p>56250</text:p>
          </table:table-cell>
          <table:table-cell table:formula="of:=[.AD75]/[.AD83]" office:value-type="float" office:value="56250" calcext:value-type="float">
            <text:p>56250</text:p>
          </table:table-cell>
          <table:table-cell table:formula="of:=[.AE75]/[.AE83]" office:value-type="float" office:value="56250" calcext:value-type="float">
            <text:p>56250</text:p>
          </table:table-cell>
          <table:table-cell table:formula="of:=[.AF75]/[.AF83]" office:value-type="float" office:value="56250" calcext:value-type="float">
            <text:p>56250</text:p>
          </table:table-cell>
          <table:table-cell table:formula="of:=[.AG75]/[.AG83]" office:value-type="float" office:value="56250" calcext:value-type="float">
            <text:p>56250</text:p>
          </table:table-cell>
          <table:table-cell table:formula="of:=[.AH75]/[.AH83]" office:value-type="float" office:value="56250" calcext:value-type="float">
            <text:p>56250</text:p>
          </table:table-cell>
          <table:table-cell table:number-columns-repeated="8"/>
          <table:table-cell table:formula="of:=[.AQ75]/[.AQ83]" office:value-type="float" office:value="56250" calcext:value-type="float">
            <text:p>56250</text:p>
          </table:table-cell>
          <table:table-cell table:formula="of:=[.AR75]/[.AR83]" office:value-type="float" office:value="56250" calcext:value-type="float">
            <text:p>56250</text:p>
          </table:table-cell>
          <table:table-cell table:formula="of:=[.AS75]/[.AS83]" office:value-type="float" office:value="56250" calcext:value-type="float">
            <text:p>56250</text:p>
          </table:table-cell>
          <table:table-cell table:formula="of:=[.AT75]/[.AT83]" office:value-type="float" office:value="56250" calcext:value-type="float">
            <text:p>56250</text:p>
          </table:table-cell>
          <table:table-cell table:formula="of:=[.AU75]/[.AU83]" office:value-type="float" office:value="56250" calcext:value-type="float">
            <text:p>56250</text:p>
          </table:table-cell>
          <table:table-cell table:formula="of:=[.AV75]/[.AV83]" office:value-type="float" office:value="56250" calcext:value-type="float">
            <text:p>56250</text:p>
          </table:table-cell>
          <table:table-cell table:formula="of:=[.AW75]/[.AW83]" office:value-type="float" office:value="56250" calcext:value-type="float">
            <text:p>562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000" calcext:value-type="float">
            <text:p>1000</text:p>
          </table:table-cell>
          <table:table-cell table:number-columns-repeated="8"/>
          <table:table-cell table:number-columns-repeated="7" table:style-name="ce34" office:value-type="float" office:value="1000" calcext:value-type="float">
            <text:p>100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34" office:value-type="float" office:value="-1" calcext:value-type="float">
            <text:p>-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-1" calcext:value-type="float">
            <text:p>-1</text:p>
          </table:table-cell>
          <table:table-cell table:number-columns-repeated="8"/>
          <table:table-cell table:number-columns-repeated="7" table:style-name="ce34" office:value-type="float" office:value="-1" calcext:value-type="float">
            <text:p>-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34" office:value-type="float" office:value="0.01" calcext:value-type="float">
            <text:p>0.0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.01" calcext:value-type="float">
            <text:p>0.01</text:p>
          </table:table-cell>
          <table:table-cell table:number-columns-repeated="8"/>
          <table:table-cell table:number-columns-repeated="7" table:style-name="ce34" office:value-type="float" office:value="0.01" calcext:value-type="float">
            <text:p>0.01</text:p>
          </table:table-cell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/>
          <table:table-cell table:formula="of:=[.E75]" office:value-type="float" office:value="50" calcext:value-type="float">
            <text:p>50</text:p>
          </table:table-cell>
          <table:table-cell table:formula="of:=[.F75]" office:value-type="float" office:value="50" calcext:value-type="float">
            <text:p>50</text:p>
          </table:table-cell>
          <table:table-cell table:formula="of:=[.G75]" office:value-type="float" office:value="50" calcext:value-type="float">
            <text:p>50</text:p>
          </table:table-cell>
          <table:table-cell table:style-name="ce35" table:formula="of:=[.H75]" office:value-type="float" office:value="50" calcext:value-type="float">
            <text:p>50</text:p>
          </table:table-cell>
          <table:table-cell table:style-name="ce35" table:formula="of:=[.I75]" office:value-type="float" office:value="50" calcext:value-type="float">
            <text:p>50</text:p>
          </table:table-cell>
          <table:table-cell table:style-name="ce35" table:formula="of:=[.J75]" office:value-type="float" office:value="50" calcext:value-type="float">
            <text:p>50</text:p>
          </table:table-cell>
          <table:table-cell table:style-name="ce35" table:formula="of:=[.K75]" office:value-type="float" office:value="50" calcext:value-type="float">
            <text:p>50</text:p>
          </table:table-cell>
          <table:table-cell table:number-columns-repeated="16"/>
          <table:table-cell table:formula="of:=[.AB75]" office:value-type="float" office:value="50" calcext:value-type="float">
            <text:p>50</text:p>
          </table:table-cell>
          <table:table-cell table:formula="of:=[.AC75]" office:value-type="float" office:value="50" calcext:value-type="float">
            <text:p>50</text:p>
          </table:table-cell>
          <table:table-cell table:formula="of:=[.AD75]" office:value-type="float" office:value="50" calcext:value-type="float">
            <text:p>50</text:p>
          </table:table-cell>
          <table:table-cell table:formula="of:=[.AE75]" office:value-type="float" office:value="50" calcext:value-type="float">
            <text:p>50</text:p>
          </table:table-cell>
          <table:table-cell table:formula="of:=[.AF75]" office:value-type="float" office:value="50" calcext:value-type="float">
            <text:p>50</text:p>
          </table:table-cell>
          <table:table-cell table:formula="of:=[.AG75]" office:value-type="float" office:value="50" calcext:value-type="float">
            <text:p>50</text:p>
          </table:table-cell>
          <table:table-cell table:formula="of:=[.AH75]" office:value-type="float" office:value="50" calcext:value-type="float">
            <text:p>50</text:p>
          </table:table-cell>
          <table:table-cell table:number-columns-repeated="8"/>
          <table:table-cell table:formula="of:=[.AQ75]" office:value-type="float" office:value="50" calcext:value-type="float">
            <text:p>50</text:p>
          </table:table-cell>
          <table:table-cell table:formula="of:=[.AR75]" office:value-type="float" office:value="50" calcext:value-type="float">
            <text:p>50</text:p>
          </table:table-cell>
          <table:table-cell table:formula="of:=[.AS75]" office:value-type="float" office:value="50" calcext:value-type="float">
            <text:p>50</text:p>
          </table:table-cell>
          <table:table-cell table:formula="of:=[.AT75]" office:value-type="float" office:value="50" calcext:value-type="float">
            <text:p>50</text:p>
          </table:table-cell>
          <table:table-cell table:formula="of:=[.AU75]" office:value-type="float" office:value="50" calcext:value-type="float">
            <text:p>50</text:p>
          </table:table-cell>
          <table:table-cell table:formula="of:=[.AV75]" office:value-type="float" office:value="50" calcext:value-type="float">
            <text:p>50</text:p>
          </table:table-cell>
          <table:table-cell table:formula="of:=[.AW75]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6" office:value-type="float" office:value="0.5" calcext:value-type="float">
            <text:p>0.5</text:p>
          </table:table-cell>
          <table:table-cell/>
          <table:table-cell table:style-name="ce36" table:number-columns-repeated="13"/>
          <table:table-cell table:number-columns-repeated="2"/>
          <table:table-cell table:number-columns-repeated="7" table:style-name="ce36" office:value-type="float" office:value="0.5" calcext:value-type="float">
            <text:p>0.5</text:p>
          </table:table-cell>
          <table:table-cell table:number-columns-repeated="8"/>
          <table:table-cell table:number-columns-repeated="7" table:style-name="ce36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35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35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/>
          <table:table-cell table:formula="of:=[.E97]/[.E98]" office:value-type="float" office:value="100" calcext:value-type="float">
            <text:p>100</text:p>
          </table:table-cell>
          <table:table-cell table:formula="of:=[.F97]/[.F98]" office:value-type="float" office:value="100" calcext:value-type="float">
            <text:p>100</text:p>
          </table:table-cell>
          <table:table-cell table:formula="of:=[.G97]/[.G98]" office:value-type="float" office:value="100" calcext:value-type="float">
            <text:p>100</text:p>
          </table:table-cell>
          <table:table-cell table:style-name="ce35" table:formula="of:=[.H97]/[.H98]" office:value-type="float" office:value="100" calcext:value-type="float">
            <text:p>100</text:p>
          </table:table-cell>
          <table:table-cell table:style-name="ce35" table:formula="of:=[.I97]/[.I98]" office:value-type="float" office:value="100" calcext:value-type="float">
            <text:p>100</text:p>
          </table:table-cell>
          <table:table-cell table:style-name="ce35" table:formula="of:=[.J97]/[.J98]" office:value-type="float" office:value="100" calcext:value-type="float">
            <text:p>100</text:p>
          </table:table-cell>
          <table:table-cell table:style-name="ce35" table:formula="of:=[.K97]/[.K98]" office:value-type="float" office:value="100" calcext:value-type="float">
            <text:p>100</text:p>
          </table:table-cell>
          <table:table-cell table:number-columns-repeated="16"/>
          <table:table-cell table:formula="of:=[.AB97]/[.AB98]" office:value-type="float" office:value="100" calcext:value-type="float">
            <text:p>100</text:p>
          </table:table-cell>
          <table:table-cell table:formula="of:=[.AC97]/[.AC98]" office:value-type="float" office:value="100" calcext:value-type="float">
            <text:p>100</text:p>
          </table:table-cell>
          <table:table-cell table:formula="of:=[.AD97]/[.AD98]" office:value-type="float" office:value="100" calcext:value-type="float">
            <text:p>100</text:p>
          </table:table-cell>
          <table:table-cell table:formula="of:=[.AE97]/[.AE98]" office:value-type="float" office:value="100" calcext:value-type="float">
            <text:p>100</text:p>
          </table:table-cell>
          <table:table-cell table:formula="of:=[.AF97]/[.AF98]" office:value-type="float" office:value="100" calcext:value-type="float">
            <text:p>100</text:p>
          </table:table-cell>
          <table:table-cell table:formula="of:=[.AG97]/[.AG98]" office:value-type="float" office:value="100" calcext:value-type="float">
            <text:p>100</text:p>
          </table:table-cell>
          <table:table-cell table:formula="of:=[.AH97]/[.AH98]" office:value-type="float" office:value="100" calcext:value-type="float">
            <text:p>100</text:p>
          </table:table-cell>
          <table:table-cell table:number-columns-repeated="8"/>
          <table:table-cell table:formula="of:=[.AQ97]/[.AQ98]" office:value-type="float" office:value="100" calcext:value-type="float">
            <text:p>100</text:p>
          </table:table-cell>
          <table:table-cell table:formula="of:=[.AR97]/[.AR98]" office:value-type="float" office:value="100" calcext:value-type="float">
            <text:p>100</text:p>
          </table:table-cell>
          <table:table-cell table:formula="of:=[.AS97]/[.AS98]" office:value-type="float" office:value="100" calcext:value-type="float">
            <text:p>100</text:p>
          </table:table-cell>
          <table:table-cell table:formula="of:=[.AT97]/[.AT98]" office:value-type="float" office:value="100" calcext:value-type="float">
            <text:p>100</text:p>
          </table:table-cell>
          <table:table-cell table:formula="of:=[.AU97]/[.AU98]" office:value-type="float" office:value="100" calcext:value-type="float">
            <text:p>100</text:p>
          </table:table-cell>
          <table:table-cell table:formula="of:=[.AV97]/[.AV98]" office:value-type="float" office:value="100" calcext:value-type="float">
            <text:p>100</text:p>
          </table:table-cell>
          <table:table-cell table:formula="of:=[.AW97]/[.AW98]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34" office:value-type="float" office:value="50" calcext:value-type="float">
            <text:p>5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7" table:style-name="ce34" office:value-type="float" office:value="10000" calcext:value-type="float">
            <text:p>1000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0000" calcext:value-type="float">
            <text:p>10000</text:p>
          </table:table-cell>
          <table:table-cell table:number-columns-repeated="8"/>
          <table:table-cell table:number-columns-repeated="7" table:style-name="ce34" office:value-type="float" office:value="10000" calcext:value-type="float">
            <text:p>10000</text:p>
          </table:table-cell>
          <table:table-cell table:number-columns-repeated="975"/>
        </table:table-row>
        <table:table-row table:style-name="ro1">
          <table:table-cell table:style-name="ce5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42"/>
          <table:table-cell table:style-name="ce16" table:formula="of:=[.E81]/[.E83]" office:value-type="float" office:value="0.05" calcext:value-type="float">
            <text:p>0.05</text:p>
          </table:table-cell>
          <table:table-cell table:style-name="ce16" table:formula="of:=[.F81]/[.F83]" office:value-type="float" office:value="0.05" calcext:value-type="float">
            <text:p>0.05</text:p>
          </table:table-cell>
          <table:table-cell table:style-name="ce16" table:formula="of:=[.G81]/[.G83]" office:value-type="float" office:value="0.05" calcext:value-type="float">
            <text:p>0.05</text:p>
          </table:table-cell>
          <table:table-cell table:style-name="ce16" table:formula="of:=[.H81]/[.H83]" office:value-type="float" office:value="0.05" calcext:value-type="float">
            <text:p>0.05</text:p>
          </table:table-cell>
          <table:table-cell table:style-name="ce16" table:formula="of:=[.I81]/[.I83]" office:value-type="float" office:value="0.05" calcext:value-type="float">
            <text:p>0.05</text:p>
          </table:table-cell>
          <table:table-cell table:style-name="ce16" table:formula="of:=[.J81]/[.J83]" office:value-type="float" office:value="0.05" calcext:value-type="float">
            <text:p>0.05</text:p>
          </table:table-cell>
          <table:table-cell table:style-name="ce16" table:formula="of:=[.K81]/[.K83]" office:value-type="float" office:value="0.05" calcext:value-type="float">
            <text:p>0.05</text:p>
          </table:table-cell>
          <table:table-cell/>
          <table:table-cell table:style-name="ce16" table:formula="of:=[.M81]/[.M83]" office:value-type="float" office:value="80" calcext:value-type="float">
            <text:p>80</text:p>
          </table:table-cell>
          <table:table-cell table:style-name="ce16" table:formula="of:=[.N81]/[.N83]" office:value-type="float" office:value="64" calcext:value-type="float">
            <text:p>64</text:p>
          </table:table-cell>
          <table:table-cell table:style-name="ce16" table:formula="of:=[.O81]/[.O83]" office:value-type="float" office:value="50" calcext:value-type="float">
            <text:p>50</text:p>
          </table:table-cell>
          <table:table-cell table:style-name="ce16" table:formula="of:=[.P81]/[.P83]" office:value-type="float" office:value="40" calcext:value-type="float">
            <text:p>40</text:p>
          </table:table-cell>
          <table:table-cell table:style-name="ce16" table:formula="of:=[.Q81]/[.Q83]" office:value-type="float" office:value="32" calcext:value-type="float">
            <text:p>32</text:p>
          </table:table-cell>
          <table:table-cell table:style-name="ce16" table:formula="of:=[.R81]/[.R83]" office:value-type="float" office:value="20" calcext:value-type="float">
            <text:p>20</text:p>
          </table:table-cell>
          <table:table-cell table:style-name="ce16" table:formula="of:=[.S81]/[.S83]" office:value-type="float" office:value="16" calcext:value-type="float">
            <text:p>16</text:p>
          </table:table-cell>
          <table:table-cell table:style-name="ce16" table:formula="of:=[.T81]/[.T83]" office:value-type="float" office:value="8" calcext:value-type="float">
            <text:p>8</text:p>
          </table:table-cell>
          <table:table-cell table:style-name="ce16" table:formula="of:=[.U81]/[.U83]" office:value-type="float" office:value="2" calcext:value-type="float">
            <text:p>2</text:p>
          </table:table-cell>
          <table:table-cell table:style-name="ce16" table:formula="of:=[.V81]/[.V83]" office:value-type="float" office:value="0.8" calcext:value-type="float">
            <text:p>0.8</text:p>
          </table:table-cell>
          <table:table-cell table:style-name="ce16" table:formula="of:=[.W81]/[.W83]" office:value-type="float" office:value="0.2" calcext:value-type="float">
            <text:p>0.2</text:p>
          </table:table-cell>
          <table:table-cell table:style-name="ce16" table:formula="of:=[.X81]/[.X83]" office:value-type="float" office:value="0.1" calcext:value-type="float">
            <text:p>0.1</text:p>
          </table:table-cell>
          <table:table-cell table:style-name="ce16" table:formula="of:=[.Y81]/[.Y83]" office:value-type="float" office:value="0.05" calcext:value-type="float">
            <text:p>0.05</text:p>
          </table:table-cell>
          <table:table-cell/>
          <table:table-cell table:style-name="ce42"/>
          <table:table-cell table:style-name="ce16" table:formula="of:=[.AB81]/[.AB83]" office:value-type="float" office:value="562.5" calcext:value-type="float">
            <text:p>562.5</text:p>
          </table:table-cell>
          <table:table-cell table:style-name="ce16" table:formula="of:=[.AC81]/[.AC83]" office:value-type="float" office:value="562.5" calcext:value-type="float">
            <text:p>562.5</text:p>
          </table:table-cell>
          <table:table-cell table:style-name="ce16" table:formula="of:=[.AD81]/[.AD83]" office:value-type="float" office:value="562.5" calcext:value-type="float">
            <text:p>562.5</text:p>
          </table:table-cell>
          <table:table-cell table:style-name="ce16" table:formula="of:=[.AE81]/[.AE83]" office:value-type="float" office:value="562.5" calcext:value-type="float">
            <text:p>562.5</text:p>
          </table:table-cell>
          <table:table-cell table:style-name="ce16" table:formula="of:=[.AF81]/[.AF83]" office:value-type="float" office:value="562.5" calcext:value-type="float">
            <text:p>562.5</text:p>
          </table:table-cell>
          <table:table-cell table:style-name="ce16" table:formula="of:=[.AG81]/[.AG83]" office:value-type="float" office:value="562.5" calcext:value-type="float">
            <text:p>562.5</text:p>
          </table:table-cell>
          <table:table-cell table:style-name="ce16" table:formula="of:=[.AH81]/[.AH83]" office:value-type="float" office:value="562.5" calcext:value-type="float">
            <text:p>562.5</text:p>
          </table:table-cell>
          <table:table-cell table:number-columns-repeated="7"/>
          <table:table-cell table:style-name="ce42"/>
          <table:table-cell table:style-name="ce16" table:formula="of:=[.AQ81]/[.AQ83]" office:value-type="float" office:value="562.5" calcext:value-type="float">
            <text:p>562.5</text:p>
          </table:table-cell>
          <table:table-cell table:style-name="ce16" table:formula="of:=[.AR81]/[.AR83]" office:value-type="float" office:value="562.5" calcext:value-type="float">
            <text:p>562.5</text:p>
          </table:table-cell>
          <table:table-cell table:style-name="ce16" table:formula="of:=[.AS81]/[.AS83]" office:value-type="float" office:value="562.5" calcext:value-type="float">
            <text:p>562.5</text:p>
          </table:table-cell>
          <table:table-cell table:style-name="ce16" table:formula="of:=[.AT81]/[.AT83]" office:value-type="float" office:value="562.5" calcext:value-type="float">
            <text:p>562.5</text:p>
          </table:table-cell>
          <table:table-cell table:style-name="ce16" table:formula="of:=[.AU81]/[.AU83]" office:value-type="float" office:value="562.5" calcext:value-type="float">
            <text:p>562.5</text:p>
          </table:table-cell>
          <table:table-cell table:style-name="ce16" table:formula="of:=[.AV81]/[.AV83]" office:value-type="float" office:value="562.5" calcext:value-type="float">
            <text:p>562.5</text:p>
          </table:table-cell>
          <table:table-cell table:style-name="ce16" table:formula="of:=[.AW81]/[.AW83]" office:value-type="float" office:value="562.5" calcext:value-type="float">
            <text:p>562.5</text:p>
          </table:table-cell>
          <table:table-cell table:number-columns-repeated="975"/>
        </table:table-row>
        <table:table-row table:style-name="ro1">
          <table:covered-table-cell table:style-name="ce6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42"/>
          <table:table-cell table:style-name="ce16" table:formula="of:=[.E85]/[.E101]" office:value-type="float" office:value="0.04" calcext:value-type="float">
            <text:p>0.04</text:p>
          </table:table-cell>
          <table:table-cell table:style-name="ce16" table:formula="of:=[.F85]/[.F101]" office:value-type="float" office:value="0.04" calcext:value-type="float">
            <text:p>0.04</text:p>
          </table:table-cell>
          <table:table-cell table:style-name="ce16" table:formula="of:=[.G85]/[.G101]" office:value-type="float" office:value="0.04" calcext:value-type="float">
            <text:p>0.04</text:p>
          </table:table-cell>
          <table:table-cell table:style-name="ce16" table:formula="of:=[.H85]/[.H101]" office:value-type="float" office:value="0.04" calcext:value-type="float">
            <text:p>0.04</text:p>
          </table:table-cell>
          <table:table-cell table:style-name="ce16" table:formula="of:=[.I85]/[.I101]" office:value-type="float" office:value="0.04" calcext:value-type="float">
            <text:p>0.04</text:p>
          </table:table-cell>
          <table:table-cell table:style-name="ce16" table:formula="of:=[.J85]/[.J101]" office:value-type="float" office:value="0.04" calcext:value-type="float">
            <text:p>0.04</text:p>
          </table:table-cell>
          <table:table-cell table:style-name="ce16" table:formula="of:=[.K85]/[.K101]" office:value-type="float" office:value="0.04" calcext:value-type="float">
            <text:p>0.04</text:p>
          </table:table-cell>
          <table:table-cell/>
          <table:table-cell table:style-name="ce16" table:formula="of:=[.M85]/[.M101]" office:value-type="string" office:string-value="" calcext:value-type="error">
            <text:p>#DIV/0!</text:p>
          </table:table-cell>
          <table:table-cell table:style-name="ce16" table:number-columns-repeated="12"/>
          <table:table-cell/>
          <table:table-cell table:style-name="ce42"/>
          <table:table-cell table:style-name="ce16" table:formula="of:=[.AB85]/[.AB101]" office:value-type="float" office:value="450" calcext:value-type="float">
            <text:p>450</text:p>
          </table:table-cell>
          <table:table-cell table:style-name="ce16" table:formula="of:=[.AC85]/[.AC101]" office:value-type="float" office:value="450" calcext:value-type="float">
            <text:p>450</text:p>
          </table:table-cell>
          <table:table-cell table:style-name="ce16" table:formula="of:=[.AD85]/[.AD101]" office:value-type="float" office:value="450" calcext:value-type="float">
            <text:p>450</text:p>
          </table:table-cell>
          <table:table-cell table:style-name="ce16" table:formula="of:=[.AE85]/[.AE101]" office:value-type="float" office:value="450" calcext:value-type="float">
            <text:p>450</text:p>
          </table:table-cell>
          <table:table-cell table:style-name="ce16" table:formula="of:=[.AF85]/[.AF101]" office:value-type="float" office:value="450" calcext:value-type="float">
            <text:p>450</text:p>
          </table:table-cell>
          <table:table-cell table:style-name="ce16" table:formula="of:=[.AG85]/[.AG101]" office:value-type="float" office:value="450" calcext:value-type="float">
            <text:p>450</text:p>
          </table:table-cell>
          <table:table-cell table:style-name="ce16" table:formula="of:=[.AH85]/[.AH101]" office:value-type="float" office:value="450" calcext:value-type="float">
            <text:p>450</text:p>
          </table:table-cell>
          <table:table-cell table:number-columns-repeated="7"/>
          <table:table-cell table:style-name="ce42"/>
          <table:table-cell table:style-name="ce16" table:formula="of:=[.AQ85]/[.AQ101]" office:value-type="float" office:value="1237.5" calcext:value-type="float">
            <text:p>1237.5</text:p>
          </table:table-cell>
          <table:table-cell table:style-name="ce16" table:formula="of:=[.AR85]/[.AR101]" office:value-type="float" office:value="1237.5" calcext:value-type="float">
            <text:p>1237.5</text:p>
          </table:table-cell>
          <table:table-cell table:style-name="ce16" table:formula="of:=[.AS85]/[.AS101]" office:value-type="float" office:value="1237.5" calcext:value-type="float">
            <text:p>1237.5</text:p>
          </table:table-cell>
          <table:table-cell table:style-name="ce16" table:formula="of:=[.AT85]/[.AT101]" office:value-type="float" office:value="1237.5" calcext:value-type="float">
            <text:p>1237.5</text:p>
          </table:table-cell>
          <table:table-cell table:style-name="ce16" table:formula="of:=[.AU85]/[.AU101]" office:value-type="float" office:value="1237.5" calcext:value-type="float">
            <text:p>1237.5</text:p>
          </table:table-cell>
          <table:table-cell table:style-name="ce16" table:formula="of:=[.AV85]/[.AV101]" office:value-type="float" office:value="1237.5" calcext:value-type="float">
            <text:p>1237.5</text:p>
          </table:table-cell>
          <table:table-cell table:style-name="ce16" table:formula="of:=[.AW85]/[.AW101]" office:value-type="float" office:value="1237.5" calcext:value-type="float">
            <text:p>1237.5</text:p>
          </table:table-cell>
          <table:table-cell table:number-columns-repeated="975"/>
        </table:table-row>
        <table:table-row table:style-name="ro1">
          <table:covered-table-cell table:style-name="ce6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42"/>
          <table:table-cell table:style-name="ce16" table:formula="of:=[.E98]/[.E83]" office:value-type="float" office:value="0.05" calcext:value-type="float">
            <text:p>0.05</text:p>
          </table:table-cell>
          <table:table-cell table:style-name="ce16" table:formula="of:=[.F98]/[.F83]" office:value-type="float" office:value="0.05" calcext:value-type="float">
            <text:p>0.05</text:p>
          </table:table-cell>
          <table:table-cell table:style-name="ce16" table:formula="of:=[.G98]/[.G83]" office:value-type="float" office:value="0.05" calcext:value-type="float">
            <text:p>0.05</text:p>
          </table:table-cell>
          <table:table-cell table:style-name="ce16" table:formula="of:=[.H98]/[.H83]" office:value-type="float" office:value="0.05" calcext:value-type="float">
            <text:p>0.05</text:p>
          </table:table-cell>
          <table:table-cell table:style-name="ce16" table:formula="of:=[.I98]/[.I83]" office:value-type="float" office:value="0.05" calcext:value-type="float">
            <text:p>0.05</text:p>
          </table:table-cell>
          <table:table-cell table:style-name="ce16" table:formula="of:=[.J98]/[.J83]" office:value-type="float" office:value="0.05" calcext:value-type="float">
            <text:p>0.05</text:p>
          </table:table-cell>
          <table:table-cell table:style-name="ce16" table:formula="of:=[.K98]/[.K83]" office:value-type="float" office:value="0.05" calcext:value-type="float">
            <text:p>0.05</text:p>
          </table:table-cell>
          <table:table-cell/>
          <table:table-cell table:style-name="ce16" table:formula="of:=[.M98]/[.M83]" office:value-type="float" office:value="0" calcext:value-type="float">
            <text:p>0</text:p>
          </table:table-cell>
          <table:table-cell table:style-name="ce16" table:number-columns-repeated="12"/>
          <table:table-cell/>
          <table:table-cell table:style-name="ce42"/>
          <table:table-cell table:style-name="ce16" table:formula="of:=[.AB98]/[.AB83]" office:value-type="float" office:value="562.5" calcext:value-type="float">
            <text:p>562.5</text:p>
          </table:table-cell>
          <table:table-cell table:style-name="ce16" table:formula="of:=[.AC98]/[.AC83]" office:value-type="float" office:value="562.5" calcext:value-type="float">
            <text:p>562.5</text:p>
          </table:table-cell>
          <table:table-cell table:style-name="ce16" table:formula="of:=[.AD98]/[.AD83]" office:value-type="float" office:value="562.5" calcext:value-type="float">
            <text:p>562.5</text:p>
          </table:table-cell>
          <table:table-cell table:style-name="ce16" table:formula="of:=[.AE98]/[.AE83]" office:value-type="float" office:value="562.5" calcext:value-type="float">
            <text:p>562.5</text:p>
          </table:table-cell>
          <table:table-cell table:style-name="ce16" table:formula="of:=[.AF98]/[.AF83]" office:value-type="float" office:value="562.5" calcext:value-type="float">
            <text:p>562.5</text:p>
          </table:table-cell>
          <table:table-cell table:style-name="ce16" table:formula="of:=[.AG98]/[.AG83]" office:value-type="float" office:value="562.5" calcext:value-type="float">
            <text:p>562.5</text:p>
          </table:table-cell>
          <table:table-cell table:style-name="ce16" table:formula="of:=[.AH98]/[.AH83]" office:value-type="float" office:value="562.5" calcext:value-type="float">
            <text:p>562.5</text:p>
          </table:table-cell>
          <table:table-cell table:number-columns-repeated="7"/>
          <table:table-cell table:style-name="ce42"/>
          <table:table-cell table:style-name="ce16" table:formula="of:=[.AQ98]/[.AQ83]" office:value-type="float" office:value="562.5" calcext:value-type="float">
            <text:p>562.5</text:p>
          </table:table-cell>
          <table:table-cell table:style-name="ce16" table:formula="of:=[.AR98]/[.AR83]" office:value-type="float" office:value="562.5" calcext:value-type="float">
            <text:p>562.5</text:p>
          </table:table-cell>
          <table:table-cell table:style-name="ce16" table:formula="of:=[.AS98]/[.AS83]" office:value-type="float" office:value="562.5" calcext:value-type="float">
            <text:p>562.5</text:p>
          </table:table-cell>
          <table:table-cell table:style-name="ce16" table:formula="of:=[.AT98]/[.AT83]" office:value-type="float" office:value="562.5" calcext:value-type="float">
            <text:p>562.5</text:p>
          </table:table-cell>
          <table:table-cell table:style-name="ce16" table:formula="of:=[.AU98]/[.AU83]" office:value-type="float" office:value="562.5" calcext:value-type="float">
            <text:p>562.5</text:p>
          </table:table-cell>
          <table:table-cell table:style-name="ce16" table:formula="of:=[.AV98]/[.AV83]" office:value-type="float" office:value="562.5" calcext:value-type="float">
            <text:p>562.5</text:p>
          </table:table-cell>
          <table:table-cell table:style-name="ce16" table:formula="of:=[.AW98]/[.AW83]" office:value-type="float" office:value="562.5" calcext:value-type="float">
            <text:p>562.5</text:p>
          </table:table-cell>
          <table:table-cell table:number-columns-repeated="975"/>
        </table:table-row>
      </table:table>
      <table:table table:name="Variant Test Cases" table:style-name="ta1">
        <office:forms form:automatic-focus="false" form:apply-design-mode="false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1021" table:default-cell-style-name="Default"/>
        <table:table-row table:style-name="ro1">
          <table:table-cell table:style-name="ce57" office:value-type="string" calcext:value-type="string">
            <text:p>VARIATION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3" calcext:value-type="float">
            <text:p>13</text:p>
          </table:table-cell>
          <table:table-cell table:style-name="ce69" table:number-columns-repeated="1009"/>
          <table:table-cell table:style-name="ce59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0" calcext:value-type="float">
            <text:p>10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68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1" calcext:value-type="float">
            <text:p>11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Easy f0 for original 1/f noise in test case 8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8"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2" calcext:value-type="float">
            <text:p>12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Ohmic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3" calcext:value-type="float">
            <text:p>13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string" calcext:value-type="string">
            <text:p>10% 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9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9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style-name="ce58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4" calcext:value-type="float">
            <text:p>14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9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9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5" calcext:value-type="float">
            <text:p>15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PERFECT LEARNING + 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58" office:value-type="float" office:value="0.000625" calcext:value-type="float">
            <text:p>0.000625</text:p>
          </table:table-cell>
          <table:table-cell table:style-name="ce58" office:value-type="float" office:value="0.00078125" calcext:value-type="float">
            <text:p>0.00078125</text:p>
          </table:table-cell>
          <table:table-cell table:style-name="ce58" office:value-type="float" office:value="0.001" calcext:value-type="float">
            <text:p>0.001</text:p>
          </table:table-cell>
          <table:table-cell table:style-name="ce58" office:value-type="float" office:value="0.00125" calcext:value-type="float">
            <text:p>0.00125</text:p>
          </table:table-cell>
          <table:table-cell table:style-name="ce58" office:value-type="float" office:value="0.0015625" calcext:value-type="float">
            <text:p>0.0015625</text:p>
          </table:table-cell>
          <table:table-cell table:style-name="ce58" office:value-type="float" office:value="0.0025" calcext:value-type="float">
            <text:p>0.0025</text:p>
          </table:table-cell>
          <table:table-cell table:style-name="ce58" office:value-type="float" office:value="0.003125" calcext:value-type="float">
            <text:p>0.003125</text:p>
          </table:table-cell>
          <table:table-cell table:style-name="ce58" office:value-type="float" office:value="0.00625" calcext:value-type="float">
            <text:p>0.00625</text:p>
          </table:table-cell>
          <table:table-cell table:style-name="ce58" office:value-type="float" office:value="0.025" calcext:value-type="float">
            <text:p>0.025</text:p>
          </table:table-cell>
          <table:table-cell table:style-name="ce58" office:value-type="float" office:value="0.0625" calcext:value-type="float">
            <text:p>0.0625</text:p>
          </table:table-cell>
          <table:table-cell table:style-name="ce58" office:value-type="float" office:value="0.25" calcext:value-type="float">
            <text:p>0.25</text:p>
          </table:table-cell>
          <table:table-cell table:style-name="ce58" office:value-type="float" office:value="0.5" calcext:value-type="float">
            <text:p>0.5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style-name="ce58" office:value-type="float" office:value="64000" calcext:value-type="float">
            <text:p>64000</text:p>
          </table:table-cell>
          <table:table-cell table:style-name="ce58" office:value-type="float" office:value="51200" calcext:value-type="float">
            <text:p>51200</text:p>
          </table:table-cell>
          <table:table-cell table:style-name="ce58" office:value-type="float" office:value="40000" calcext:value-type="float">
            <text:p>40000</text:p>
          </table:table-cell>
          <table:table-cell table:style-name="ce58" office:value-type="float" office:value="32000" calcext:value-type="float">
            <text:p>32000</text:p>
          </table:table-cell>
          <table:table-cell table:style-name="ce58" office:value-type="float" office:value="25600" calcext:value-type="float">
            <text:p>25600</text:p>
          </table:table-cell>
          <table:table-cell table:style-name="ce58" office:value-type="float" office:value="16000" calcext:value-type="float">
            <text:p>16000</text:p>
          </table:table-cell>
          <table:table-cell table:style-name="ce58" office:value-type="float" office:value="12800" calcext:value-type="float">
            <text:p>12800</text:p>
          </table:table-cell>
          <table:table-cell table:style-name="ce58" office:value-type="float" office:value="6400" calcext:value-type="float">
            <text:p>6400</text:p>
          </table:table-cell>
          <table:table-cell table:style-name="ce58" office:value-type="float" office:value="1600" calcext:value-type="float">
            <text:p>1600</text:p>
          </table:table-cell>
          <table:table-cell table:style-name="ce58" office:value-type="float" office:value="640" calcext:value-type="float">
            <text:p>640</text:p>
          </table:table-cell>
          <table:table-cell table:style-name="ce58" office:value-type="float" office:value="160" calcext:value-type="float">
            <text:p>160</text:p>
          </table:table-cell>
          <table:table-cell table:style-name="ce58" office:value-type="float" office:value="80" calcext:value-type="float">
            <text:p>80</text:p>
          </table:table-cell>
          <table:table-cell table:style-name="ce58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2" table:style-name="ce60" office:value-type="float" office:value="0.5" calcext:value-type="float">
            <text:p>0.5</text:p>
          </table:table-cell>
          <table:table-cell table:number-columns-repeated="2" table:style-name="ce67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3" table:style-name="ce60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table:formula="of:=[.B67]/[.B62]" office:value-type="float" office:value="800" calcext:value-type="float">
            <text:p>800</text:p>
          </table:table-cell>
          <table:table-cell table:formula="of:=[.C67]/[.C62]" office:value-type="float" office:value="640" calcext:value-type="float">
            <text:p>640</text:p>
          </table:table-cell>
          <table:table-cell table:formula="of:=[.D67]/[.D62]" office:value-type="float" office:value="500" calcext:value-type="float">
            <text:p>500</text:p>
          </table:table-cell>
          <table:table-cell table:formula="of:=[.E67]/[.E62]" office:value-type="float" office:value="400" calcext:value-type="float">
            <text:p>400</text:p>
          </table:table-cell>
          <table:table-cell table:formula="of:=[.F67]/[.F62]" office:value-type="float" office:value="320" calcext:value-type="float">
            <text:p>320</text:p>
          </table:table-cell>
          <table:table-cell table:formula="of:=[.G67]/[.G62]" office:value-type="float" office:value="200" calcext:value-type="float">
            <text:p>200</text:p>
          </table:table-cell>
          <table:table-cell table:formula="of:=[.H67]/[.H62]" office:value-type="float" office:value="160" calcext:value-type="float">
            <text:p>160</text:p>
          </table:table-cell>
          <table:table-cell table:formula="of:=[.I67]/[.I62]" office:value-type="float" office:value="80" calcext:value-type="float">
            <text:p>80</text:p>
          </table:table-cell>
          <table:table-cell table:formula="of:=[.J67]/[.J62]" office:value-type="float" office:value="20" calcext:value-type="float">
            <text:p>20</text:p>
          </table:table-cell>
          <table:table-cell table:formula="of:=[.K67]/[.K62]" office:value-type="float" office:value="8" calcext:value-type="float">
            <text:p>8</text:p>
          </table:table-cell>
          <table:table-cell table:formula="of:=[.L67]/[.L62]" office:value-type="float" office:value="2" calcext:value-type="float">
            <text:p>2</text:p>
          </table:table-cell>
          <table:table-cell table:formula="of:=[.M67]/[.M62]" office:value-type="float" office:value="1" calcext:value-type="float">
            <text:p>1</text:p>
          </table:table-cell>
          <table:table-cell table:formula="of:=[.N67]/[.N62]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l (Story 1)</text:p>
          </table:table-cell>
          <table:table-cell table:number-columns-repeated="11"/>
          <table:table-cell table:formula="of:=[.M62]/[.M67]" office:value-type="float" office:value="1" calcext:value-type="float">
            <text:p>1</text:p>
          </table:table-cell>
          <table:table-cell table:formula="of:=[.N62]/[.N67]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6" calcext:value-type="float">
            <text:p>16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4888889" calcext:value-type="float">
            <text:p>0.0004888889</text:p>
          </table:table-cell>
          <table:table-cell office:value-type="float" office:value="0.0005555556" calcext:value-type="float">
            <text:p>0.0005555556</text:p>
          </table:table-cell>
          <table:table-cell office:value-type="float" office:value="0.0006666667" calcext:value-type="float">
            <text:p>0.0006666667</text:p>
          </table:table-cell>
          <table:table-cell office:value-type="float" office:value="0.0007777778" calcext:value-type="float">
            <text:p>0.0007777778</text:p>
          </table:table-cell>
          <table:table-cell office:value-type="float" office:value="0.0008888889" calcext:value-type="float">
            <text:p>0.0008888889</text:p>
          </table:table-cell>
          <table:table-cell office:value-type="float" office:value="0.0010222222" calcext:value-type="float">
            <text:p>0.0010222222</text:p>
          </table:table-cell>
          <table:table-cell office:value-type="float" office:value="0.0013777778" calcext:value-type="float">
            <text:p>0.0013777778</text:p>
          </table:table-cell>
          <table:table-cell office:value-type="float" office:value="0.0017377778" calcext:value-type="float">
            <text:p>0.0017377778</text:p>
          </table:table-cell>
          <table:table-cell office:value-type="float" office:value="0.0022222222" calcext:value-type="float">
            <text:p>0.0022222222</text:p>
          </table:table-cell>
          <table:table-cell office:value-type="float" office:value="0.0035555556" calcext:value-type="float">
            <text:p>0.0035555556</text:p>
          </table:table-cell>
          <table:table-cell office:value-type="float" office:value="0.0044444444" calcext:value-type="float">
            <text:p>0.0044444444</text:p>
          </table:table-cell>
          <table:table-cell office:value-type="float" office:value="0.0222222222" calcext:value-type="float">
            <text:p>0.0222222222</text:p>
          </table:table-cell>
          <table:table-cell office:value-type="float" office:value="1.3333333333" calcext:value-type="float">
            <text:p>1.3333333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1818" calcext:value-type="float">
            <text:p>81818</text:p>
          </table:table-cell>
          <table:table-cell office:value-type="float" office:value="72000" calcext:value-type="float">
            <text:p>72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1429" calcext:value-type="float">
            <text:p>51429</text:p>
          </table:table-cell>
          <table:table-cell office:value-type="float" office:value="45000" calcext:value-type="float">
            <text:p>45000</text:p>
          </table:table-cell>
          <table:table-cell office:value-type="float" office:value="39130" calcext:value-type="float">
            <text:p>39130</text:p>
          </table:table-cell>
          <table:table-cell office:value-type="float" office:value="29032" calcext:value-type="float">
            <text:p>29032</text:p>
          </table:table-cell>
          <table:table-cell office:value-type="float" office:value="23018" calcext:value-type="float">
            <text:p>23018</text:p>
          </table:table-cell>
          <table:table-cell office:value-type="float" office:value="18000" calcext:value-type="float">
            <text:p>18000</text:p>
          </table:table-cell>
          <table:table-cell office:value-type="float" office:value="11250" calcext:value-type="float">
            <text:p>11250</text:p>
          </table:table-cell>
          <table:table-cell office:value-type="float" office:value="9000" calcext:value-type="float">
            <text:p>9000</text:p>
          </table:table-cell>
          <table:table-cell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19" office:value-type="string" calcext:value-type="string">
            <text:p>TEST CASE </text:p>
          </table:table-cell>
          <table:table-cell table:style-name="ce19" office:value-type="float" office:value="17" calcext:value-type="float">
            <text:p>17</text:p>
          </table:table-cell>
          <table:table-cell table:style-name="ce65" office:value-type="string" calcext:value-type="string">
            <text:p>BASE CASE</text:p>
          </table:table-cell>
          <table:table-cell table:style-name="ce68" office:value-type="string" calcext:value-type="string">
            <text:p>16V5</text:p>
          </table:table-cell>
          <table:table-cell table:style-name="ce19"/>
          <table:table-cell table:style-name="ce19" office:value-type="string" calcext:value-type="string">
            <text:p>Test_case 17 == takes variant 5 from test_case_16 and tests for different fourier resolution by increasing n_train, and by setting alpha=1000.0, n_predict =100</text:p>
            <text:p/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style-name="ce59" office:value-type="float" office:value="2000" calcext:value-type="float">
            <text:p>2000</text:p>
          </table:table-cell>
          <table:table-cell table:style-name="ce58" office:value-type="float" office:value="4000" calcext:value-type="float">
            <text:p>4000</text:p>
          </table:table-cell>
          <table:table-cell table:style-name="ce58" office:value-type="float" office:value="8000" calcext:value-type="float">
            <text:p>8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5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7]"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8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1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8" calcext:value-type="float">
            <text:p>18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14" calcext:value-type="float">
            <text:p>14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formula="of:=[.B48]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49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50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51]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52]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53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5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55]" office:value-type="float" office:value="0.01" calcext:value-type="float">
            <text:p>0.01</text:p>
          </table:table-cell>
          <table:table-cell table:style-name="ce61" office:value-type="float" office:value="0.025" calcext:value-type="float">
            <text:p>0.025</text:p>
          </table:table-cell>
          <table:table-cell table:style-name="ce61" office:value-type="float" office:value="0.05" calcext:value-type="float">
            <text:p>0.05</text:p>
          </table:table-cell>
          <table:table-cell table:style-name="ce61" office:value-type="float" office:value="0.075" calcext:value-type="float">
            <text:p>0.075</text:p>
          </table:table-cell>
          <table:table-cell table:style-name="ce61" office:value-type="float" office:value="0.1" calcext:value-type="float">
            <text:p>0.1</text:p>
          </table:table-cell>
          <table:table-cell table:style-name="ce61" office:value-type="float" office:value="0.15" calcext:value-type="float">
            <text:p>0.15</text:p>
          </table:table-cell>
          <table:table-cell table:style-name="ce61" office:value-type="float" office:value="0.2" calcext:value-type="float">
            <text:p>0.2</text:p>
          </table:table-cell>
          <table:table-cell table:style-name="ce61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9" calcext:value-type="float">
            <text:p>19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formula="of:=[.B4]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5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7]"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8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1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11]" office:value-type="float" office:value="0.01" calcext:value-type="float">
            <text:p>0.01</text:p>
          </table:table-cell>
          <table:table-cell table:style-name="ce61" office:value-type="float" office:value="0.025" calcext:value-type="float">
            <text:p>0.025</text:p>
          </table:table-cell>
          <table:table-cell table:style-name="ce61" office:value-type="float" office:value="0.05" calcext:value-type="float">
            <text:p>0.05</text:p>
          </table:table-cell>
          <table:table-cell table:style-name="ce61" office:value-type="float" office:value="0.075" calcext:value-type="float">
            <text:p>0.075</text:p>
          </table:table-cell>
          <table:table-cell table:style-name="ce61" office:value-type="float" office:value="0.1" calcext:value-type="float">
            <text:p>0.1</text:p>
          </table:table-cell>
          <table:table-cell table:style-name="ce61" office:value-type="float" office:value="0.15" calcext:value-type="float">
            <text:p>0.15</text:p>
          </table:table-cell>
          <table:table-cell table:style-name="ce61" office:value-type="float" office:value="0.2" calcext:value-type="float">
            <text:p>0.2</text:p>
          </table:table-cell>
          <table:table-cell table:style-name="ce61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0" calcext:value-type="float">
            <text:p>20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17" calcext:value-type="float">
            <text:p>17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2000" calcext:value-type="float">
            <text:p>2000</text:p>
          </table:table-cell>
          <table:table-cell table:style-name="ce61" office:value-type="float" office:value="3000" calcext:value-type="float">
            <text:p>3000</text:p>
          </table:table-cell>
          <table:table-cell table:style-name="ce61" office:value-type="float" office:value="4000" calcext:value-type="float">
            <text:p>4000</text:p>
          </table:table-cell>
          <table:table-cell table:style-name="ce61" office:value-type="float" office:value="5000" calcext:value-type="float">
            <text:p>5000</text:p>
          </table:table-cell>
          <table:table-cell table:style-name="ce61" office:value-type="float" office:value="8000" calcext:value-type="float">
            <text:p>8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16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17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62" office:value-type="float" office:value="0.000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19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20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22]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table:style-name="ce61" table:formula="of:=50*20/[.B117]" office:value-type="float" office:value="1" calcext:value-type="float">
            <text:p>1</text:p>
          </table:table-cell>
          <table:table-cell table:style-name="ce61" table:formula="of:=50*20/[.C117]" office:value-type="float" office:value="0.5" calcext:value-type="float">
            <text:p>0.5</text:p>
          </table:table-cell>
          <table:table-cell table:style-name="ce61" table:formula="of:=50*20/[.D117]" office:value-type="float" office:value="0.333333333333333" calcext:value-type="float">
            <text:p>0.3333333333</text:p>
          </table:table-cell>
          <table:table-cell table:style-name="ce61" table:formula="of:=50*20/[.E117]" office:value-type="float" office:value="0.25" calcext:value-type="float">
            <text:p>0.25</text:p>
          </table:table-cell>
          <table:table-cell table:style-name="ce61" table:formula="of:=50*20/[.F117]" office:value-type="float" office:value="0.2" calcext:value-type="float">
            <text:p>0.2</text:p>
          </table:table-cell>
          <table:table-cell table:style-name="ce61" table:formula="of:=50*20/[.G117]" office:value-type="float" office:value="0.125" calcext:value-type="float">
            <text:p>0.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l (Story 7)</text:p>
          </table:table-cell>
          <table:table-cell table:formula="of:=1000/([.B117]+[.$B$118])" office:value-type="float" office:value="0.909090909090909" calcext:value-type="float">
            <text:p>0.9090909091</text:p>
          </table:table-cell>
          <table:table-cell table:formula="of:=1000/([.C117]+[.$B$118])" office:value-type="float" office:value="0.476190476190476" calcext:value-type="float">
            <text:p>0.4761904762</text:p>
          </table:table-cell>
          <table:table-cell table:formula="of:=1000/([.D117]+[.$B$118])" office:value-type="float" office:value="0.32258064516129" calcext:value-type="float">
            <text:p>0.3225806452</text:p>
          </table:table-cell>
          <table:table-cell table:formula="of:=1000/([.E117]+[.$B$118])" office:value-type="float" office:value="0.24390243902439" calcext:value-type="float">
            <text:p>0.243902439</text:p>
          </table:table-cell>
          <table:table-cell table:formula="of:=1000/([.F117]+[.$B$118])" office:value-type="float" office:value="0.196078431372549" calcext:value-type="float">
            <text:p>0.1960784314</text:p>
          </table:table-cell>
          <table:table-cell table:formula="of:=1000/([.G117]+[.$B$118])" office:value-type="float" office:value="0.123456790123457" calcext:value-type="float">
            <text:p>0.1234567901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1" calcext:value-type="float">
            <text:p>21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20" calcext:value-type="float">
            <text:p>20</text:p>
          </table:table-cell>
          <table:table-cell table:style-name="ce19"/>
          <table:table-cell table:style-name="ce19" office:value-type="string" calcext:value-type="string">
            <text:p>fcutoff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8"/>
          <table:table-cell office:value-type="float" office:value="2000" calcext:value-type="float">
            <text:p>2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0</text:p>
          </table:table-cell>
          <table:table-cell table:formula="of:=[.B29]" office:value-type="float" office:value="0.000888888889" calcext:value-type="float">
            <text:p>0.0008888889</text:p>
          </table:table-cell>
          <table:table-cell table:number-columns-repeated="6"/>
          <table:table-cell office:value-type="string" calcext:value-type="string">
            <text:p>comp aliased </text:p>
          </table:table-cell>
          <table:table-cell/>
          <table:table-cell office:value-type="float" office:value="0.000888888889" calcext:value-type="float">
            <text:p>0.00088888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</text:p>
          </table:table-cell>
          <table:table-cell table:style-name="ce61" office:value-type="float" office:value="20000" calcext:value-type="float">
            <text:p>20000</text:p>
          </table:table-cell>
          <table:table-cell table:style-name="ce61" office:value-type="float" office:value="30000" calcext:value-type="float">
            <text:p>30000</text:p>
          </table:table-cell>
          <table:table-cell table:style-name="ce61" office:value-type="float" office:value="35000" calcext:value-type="float">
            <text:p>35000</text:p>
          </table:table-cell>
          <table:table-cell table:style-name="ce61" office:value-type="float" office:value="40000" calcext:value-type="float">
            <text:p>40000</text:p>
          </table:table-cell>
          <table:table-cell table:style-name="ce61" office:value-type="float" office:value="45000" calcext:value-type="float">
            <text:p>45000</text:p>
          </table:table-cell>
          <table:table-cell table:style-name="ce61" office:value-type="float" office:value="50000" calcext:value-type="float">
            <text:p>50000</text:p>
          </table:table-cell>
          <table:table-cell table:style-name="ce61" office:value-type="float" office:value="55000" calcext:value-type="float">
            <text:p>55000</text:p>
          </table:table-cell>
          <table:table-cell table:style-name="ce61" office:value-type="float" office:value="60000" calcext:value-type="float">
            <text:p>60000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pha</text:p>
          </table:table-cell>
          <table:table-cell table:formula="of:=[.B31]" office:value-type="float" office:value="1000" calcext:value-type="float">
            <text:p>1000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33]" office:value-type="float" office:value="0.01" calcext:value-type="float">
            <text:p>0.01</text:p>
          </table:table-cell>
          <table:table-cell table:number-columns-repeated="8"/>
          <table:table-cell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uttoff</text:p>
          </table:table-cell>
          <table:table-cell table:formula="of:=[.B134]*[.$B$133]" office:value-type="float" office:value="17.77777778" calcext:value-type="float">
            <text:p>17.77777778</text:p>
          </table:table-cell>
          <table:table-cell table:formula="of:=[.C134]*[.$B$133]" office:value-type="float" office:value="26.66666667" calcext:value-type="float">
            <text:p>26.66666667</text:p>
          </table:table-cell>
          <table:table-cell table:formula="of:=[.D134]*[.$B$133]" office:value-type="float" office:value="31.111111115" calcext:value-type="float">
            <text:p>31.111111115</text:p>
          </table:table-cell>
          <table:table-cell table:formula="of:=[.E134]*[.$B$133]" office:value-type="float" office:value="35.55555556" calcext:value-type="float">
            <text:p>35.55555556</text:p>
          </table:table-cell>
          <table:table-cell table:formula="of:=[.F134]*[.$B$133]" office:value-type="float" office:value="40.000000005" calcext:value-type="float">
            <text:p>40.000000005</text:p>
          </table:table-cell>
          <table:table-cell table:formula="of:=[.G134]*[.$B$133]" office:value-type="float" office:value="44.44444445" calcext:value-type="float">
            <text:p>44.44444445</text:p>
          </table:table-cell>
          <table:table-cell table:formula="of:=[.H134]*[.$B$133]" office:value-type="float" office:value="48.888888895" calcext:value-type="float">
            <text:p>48.888888895</text:p>
          </table:table-cell>
          <table:table-cell table:formula="of:=[.I134]*[.$B$133]" office:value-type="float" office:value="53.33333334" calcext:value-type="float">
            <text:p>53.333333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l (Story 6) = f_cuttoff/B (B=50)</text:p>
          </table:table-cell>
          <table:table-cell table:formula="of:=[.B141]/50" office:value-type="float" office:value="0.3555555556" calcext:value-type="float">
            <text:p>0.3555555556</text:p>
          </table:table-cell>
          <table:table-cell table:formula="of:=[.C141]/50" office:value-type="float" office:value="0.5333333334" calcext:value-type="float">
            <text:p>0.5333333334</text:p>
          </table:table-cell>
          <table:table-cell table:formula="of:=[.D141]/50" office:value-type="float" office:value="0.6222222223" calcext:value-type="float">
            <text:p>0.6222222223</text:p>
          </table:table-cell>
          <table:table-cell table:formula="of:=[.E141]/50" office:value-type="float" office:value="0.7111111112" calcext:value-type="float">
            <text:p>0.7111111112</text:p>
          </table:table-cell>
          <table:table-cell table:formula="of:=[.F141]/5" office:value-type="float" office:value="8.000000001" calcext:value-type="float">
            <text:p>8.000000001</text:p>
          </table:table-cell>
          <table:table-cell table:formula="of:=[.G141]/50" office:value-type="float" office:value="0.888888889" calcext:value-type="float">
            <text:p>0.888888889</text:p>
          </table:table-cell>
          <table:table-cell table:formula="of:=[.H141]/50" office:value-type="float" office:value="0.9777777779" calcext:value-type="float">
            <text:p>0.9777777779</text:p>
          </table:table-cell>
          <table:table-cell table:formula="of:=[.I141]/50" office:value-type="float" office:value="1.0666666668" calcext:value-type="float">
            <text:p>1.0666666668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2" calcext:value-type="float">
            <text:p>22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21" calcext:value-type="float">
            <text:p>21</text:p>
          </table:table-cell>
          <table:table-cell table:style-name="ce19"/>
          <table:table-cell table:style-name="ce19" office:value-type="string" calcext:value-type="string">
            <text:p>fcutoff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mp aliased</text:p>
          </table:table-cell>
          <table:table-cell office:value-type="string" calcext:value-type="string">
            <text:p>phys. Alia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</text:p>
          </table:table-cell>
          <table:table-cell table:style-name="ce61" office:value-type="float" office:value="5000" calcext:value-type="float">
            <text:p>5000</text:p>
          </table:table-cell>
          <table:table-cell table:style-name="ce61" office:value-type="float" office:value="10000" calcext:value-type="float">
            <text:p>10000</text:p>
          </table:table-cell>
          <table:table-cell table:style-name="ce61" office:value-type="float" office:value="80000" calcext:value-type="float">
            <text:p>80000</text:p>
          </table:table-cell>
          <table:table-cell table:style-name="ce61" office:value-type="float" office:value="800000" calcext:value-type="float">
            <text:p>80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uttoff</text:p>
          </table:table-cell>
          <table:table-cell table:formula="of:=[.B149]*[.$B$133]" office:value-type="float" office:value="4.444444445" calcext:value-type="float">
            <text:p>4.444444445</text:p>
          </table:table-cell>
          <table:table-cell table:formula="of:=[.C149]*[.$B$148]" office:value-type="float" office:value="8.88888889" calcext:value-type="float">
            <text:p>8.88888889</text:p>
          </table:table-cell>
          <table:table-cell table:formula="of:=[.D149]*[.$B$148]" office:value-type="float" office:value="71.11111112" calcext:value-type="float">
            <text:p>71.11111112</text:p>
          </table:table-cell>
          <table:table-cell table:formula="of:=[.E149]*[.$B$148]" office:value-type="float" office:value="711.1111112" calcext:value-type="float">
            <text:p>711.1111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l (Story 6) = f_cuttoff/B (B=50)</text:p>
          </table:table-cell>
          <table:table-cell table:formula="of:=[.B156]/50" office:value-type="float" office:value="0.0888888889" calcext:value-type="float">
            <text:p>0.0888888889</text:p>
          </table:table-cell>
          <table:table-cell table:formula="of:=[.C156]/50" office:value-type="float" office:value="0.1777777778" calcext:value-type="float">
            <text:p>0.1777777778</text:p>
          </table:table-cell>
          <table:table-cell table:formula="of:=[.D156]/50" office:value-type="float" office:value="1.4222222224" calcext:value-type="float">
            <text:p>1.4222222224</text:p>
          </table:table-cell>
          <table:table-cell table:formula="of:=[.E156]/50" office:value-type="float" office:value="14.222222224" calcext:value-type="float">
            <text:p>14.222222224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3" calcext:value-type="float">
            <text:p>23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Detailed investigation of how maxmimal prediction stps fwd (where KF is better than Zero Mean) changes as we undersample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5"/>
          <table:table-cell office:value-type="string" calcext:value-type="string">
            <text:p># Start and end cases are variants 11 and 12 of Test Case 15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61" office:value-type="float" office:value="0.25" calcext:value-type="float">
            <text:p>0.25</text:p>
          </table:table-cell>
          <table:table-cell table:style-name="ce61" office:value-type="float" office:value="0.3" calcext:value-type="float">
            <text:p>0.3</text:p>
          </table:table-cell>
          <table:table-cell table:style-name="ce61" office:value-type="float" office:value="0.35" calcext:value-type="float">
            <text:p>0.35</text:p>
          </table:table-cell>
          <table:table-cell table:style-name="ce61" office:value-type="float" office:value="0.4" calcext:value-type="float">
            <text:p>0.4</text:p>
          </table:table-cell>
          <table:table-cell table:style-name="ce61" office:value-type="float" office:value="0.45" calcext:value-type="float">
            <text:p>0.45</text:p>
          </table:table-cell>
          <table:table-cell table:style-name="ce61" office:value-type="float" office:value="0.48" calcext:value-type="float">
            <text:p>0.48</text:p>
          </table:table-cell>
          <table:table-cell table:style-name="ce61" office:value-type="float" office:value="0.49" calcext:value-type="float">
            <text:p>0.49</text:p>
          </table:table-cell>
          <table:table-cell table:style-name="ce61" office:value-type="float" office:value="0.493" calcext:value-type="float">
            <text:p>0.493</text:p>
          </table:table-cell>
          <table:table-cell table:style-name="ce61" office:value-type="float" office:value="0.495" calcext:value-type="float">
            <text:p>0.495</text:p>
          </table:table-cell>
          <table:table-cell table:style-name="ce61" office:value-type="float" office:value="0.497" calcext:value-type="float">
            <text:p>0.497</text:p>
          </table:table-cell>
          <table:table-cell table:style-name="ce61" office:value-type="float" office:value="0.499" calcext:value-type="float">
            <text:p>0.499</text:p>
          </table:table-cell>
          <table:table-cell table:style-name="ce61" office:value-type="float" office:value="0.49999" calcext:value-type="float">
            <text:p>0.49999</text:p>
          </table:table-cell>
          <table:table-cell table:style-name="ce61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style-name="ce61" office:value-type="float" office:value="160" calcext:value-type="float">
            <text:p>160</text:p>
          </table:table-cell>
          <table:table-cell table:style-name="ce66" table:formula="of:=40/[.C163]" office:value-type="float" office:value="133.333333333333" calcext:value-type="float">
            <text:p>133</text:p>
          </table:table-cell>
          <table:table-cell table:style-name="ce66" table:formula="of:=40/[.D163]" office:value-type="float" office:value="114.285714285714" calcext:value-type="float">
            <text:p>114</text:p>
          </table:table-cell>
          <table:table-cell table:style-name="ce66" table:formula="of:=40/[.E163]" office:value-type="float" office:value="100" calcext:value-type="float">
            <text:p>100</text:p>
          </table:table-cell>
          <table:table-cell table:style-name="ce66" table:formula="of:=40/[.F163]" office:value-type="float" office:value="88.8888888888889" calcext:value-type="float">
            <text:p>89</text:p>
          </table:table-cell>
          <table:table-cell table:style-name="ce66" table:formula="of:=40/[.G163]" office:value-type="float" office:value="83.3333333333333" calcext:value-type="float">
            <text:p>83</text:p>
          </table:table-cell>
          <table:table-cell table:style-name="ce66" table:formula="of:=40/[.H163]" office:value-type="float" office:value="81.6326530612245" calcext:value-type="float">
            <text:p>82</text:p>
          </table:table-cell>
          <table:table-cell table:style-name="ce66" table:formula="of:=40/[.I163]" office:value-type="float" office:value="81.1359026369168" calcext:value-type="float">
            <text:p>81</text:p>
          </table:table-cell>
          <table:table-cell table:style-name="ce66" table:formula="of:=40/[.J163]" office:value-type="float" office:value="80.8080808080808" calcext:value-type="float">
            <text:p>81</text:p>
          </table:table-cell>
          <table:table-cell table:style-name="ce66" table:formula="of:=40/[.K163]" office:value-type="float" office:value="80.4828973843058" calcext:value-type="float">
            <text:p>80</text:p>
          </table:table-cell>
          <table:table-cell table:style-name="ce66" table:formula="of:=40/[.L163]" office:value-type="float" office:value="80.1603206412826" calcext:value-type="float">
            <text:p>80</text:p>
          </table:table-cell>
          <table:table-cell table:style-name="ce66" table:formula="of:=40/[.M163]" office:value-type="float" office:value="80.0016000320006" calcext:value-type="float">
            <text:p>80</text:p>
          </table:table-cell>
          <table:table-cell table:style-name="ce66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13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l (Story 1)</text:p>
          </table:table-cell>
          <table:table-cell table:number-columns-repeated="6"/>
          <table:table-cell table:formula="of:=[.H163]/[.H168]" office:value-type="float" office:value="0.98" calcext:value-type="float">
            <text:p>0.98</text:p>
          </table:table-cell>
          <table:table-cell table:formula="of:=[.I163]/[.I168]" office:value-type="float" office:value="0.986" calcext:value-type="float">
            <text:p>0.986</text:p>
          </table:table-cell>
          <table:table-cell table:formula="of:=[.J163]/[.J168]" office:value-type="float" office:value="0.99" calcext:value-type="float">
            <text:p>0.99</text:p>
          </table:table-cell>
          <table:table-cell table:formula="of:=[.K163]/[.K168]" office:value-type="float" office:value="0.994" calcext:value-type="float">
            <text:p>0.994</text:p>
          </table:table-cell>
          <table:table-cell table:formula="of:=[.L163]/[.L168]" office:value-type="float" office:value="0.998" calcext:value-type="float">
            <text:p>0.998</text:p>
          </table:table-cell>
          <table:table-cell table:formula="of:=[.M163]/[.M168]" office:value-type="float" office:value="0.99998" calcext:value-type="float">
            <text:p>0.99998</text:p>
          </table:table-cell>
          <table:table-cell table:formula="of:=[.N163]/[.N168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4" calcext:value-type="float">
            <text:p>24</text:p>
          </table:table-cell>
          <table:table-cell table:style-name="ce65" office:value-type="string" calcext:value-type="string">
            <text:p>BASE CASE</text:p>
          </table:table-cell>
          <table:table-cell table:style-name="ce68" office:value-type="string" calcext:value-type="string">
            <text:p>23v10</text:p>
          </table:table-cell>
          <table:table-cell table:style-name="ce19"/>
          <table:table-cell table:style-name="ce19" office:value-type="string" calcext:value-type="string">
            <text:p>Detailed investigation of how maxmimal prediction stps fwd (where KF is better than Zero Mean) changes as we undersample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number-columns-repeated="7"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497" calcext:value-type="float">
            <text:p>0.4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office:value-type="float" office:value="0.25" calcext:value-type="float">
            <text:p>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_cutoff</text:p>
          </table:table-cell>
          <table:table-cell table:style-name="ce63" table:formula="of:=[.B177]*[.$B$176]" office:value-type="float" office:value="9.94" calcext:value-type="float">
            <text:p>9.94</text:p>
          </table:table-cell>
          <table:table-cell table:style-name="ce63" table:formula="of:=[.C177]*[.$B$176]" office:value-type="float" office:value="19.88" calcext:value-type="float">
            <text:p>19.88</text:p>
          </table:table-cell>
          <table:table-cell table:style-name="ce63" table:formula="of:=[.D177]*[.$B$176]" office:value-type="float" office:value="29.82" calcext:value-type="float">
            <text:p>29.82</text:p>
          </table:table-cell>
          <table:table-cell table:style-name="ce63" table:formula="of:=[.E177]*[.$B$176]" office:value-type="float" office:value="39.76" calcext:value-type="float">
            <text:p>39.76</text:p>
          </table:table-cell>
          <table:table-cell table:style-name="ce63" table:formula="of:=[.F177]*[.$B$176]" office:value-type="float" office:value="49.7" calcext:value-type="float">
            <text:p>49.7</text:p>
          </table:table-cell>
          <table:table-cell table:style-name="ce63" table:formula="of:=[.G177]*[.$B$176]" office:value-type="float" office:value="59.64" calcext:value-type="float">
            <text:p>59.64</text:p>
          </table:table-cell>
          <table:table-cell table:style-name="ce63" table:formula="of:=[.H177]*[.$B$176]" office:value-type="float" office:value="99.4" calcext:value-type="float">
            <text:p>99.4</text:p>
          </table:table-cell>
          <table:table-cell table:style-name="ce63" table:formula="of:=[.I177]*[.$B$176]" office:value-type="float" office:value="39.76" calcext:value-type="float">
            <text:p>39.76</text:p>
          </table:table-cell>
          <table:table-cell table:style-name="ce63" table:formula="of:=[.J177]*[.$B$176]" office:value-type="float" office:value="39.76" calcext:value-type="float">
            <text:p>39.76</text:p>
          </table:table-cell>
          <table:table-cell table:style-name="ce63" table:formula="of:=[.K177]*[.$B$176]" office:value-type="float" office:value="39.76" calcext:value-type="float">
            <text:p>39.76</text:p>
          </table:table-cell>
          <table:table-cell table:style-name="ce63" table:formula="of:=[.L177]*[.$B$176]" office:value-type="float" office:value="39.76" calcext:value-type="float">
            <text:p>39.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al (Story 2) = f_cutoff / B (B=50)</text:p>
          </table:table-cell>
          <table:table-cell table:style-name="ce63" table:formula="of:=[.B183]/50" office:value-type="float" office:value="0.1988" calcext:value-type="float">
            <text:p>0.1988</text:p>
          </table:table-cell>
          <table:table-cell table:style-name="ce63" table:formula="of:=[.C183]/50" office:value-type="float" office:value="0.3976" calcext:value-type="float">
            <text:p>0.3976</text:p>
          </table:table-cell>
          <table:table-cell table:style-name="ce63" table:formula="of:=[.D183]/50" office:value-type="float" office:value="0.5964" calcext:value-type="float">
            <text:p>0.5964</text:p>
          </table:table-cell>
          <table:table-cell table:style-name="ce63" table:formula="of:=[.E183]/50" office:value-type="float" office:value="0.7952" calcext:value-type="float">
            <text:p>0.7952</text:p>
          </table:table-cell>
          <table:table-cell table:style-name="ce63" table:formula="of:=[.F183]/50" office:value-type="float" office:value="0.994" calcext:value-type="float">
            <text:p>0.994</text:p>
          </table:table-cell>
          <table:table-cell table:style-name="ce63" table:formula="of:=[.G183]/50" office:value-type="float" office:value="1.1928" calcext:value-type="float">
            <text:p>1.1928</text:p>
          </table:table-cell>
          <table:table-cell table:style-name="ce63" table:formula="of:=[.H183]/50" office:value-type="float" office:value="1.988" calcext:value-type="float">
            <text:p>1.988</text:p>
          </table:table-cell>
          <table:table-cell table:style-name="ce63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Dial (Story 3) = Delta s</text:p>
          </table:table-cell>
          <table:table-cell/>
          <table:table-cell table:style-name="ce63" table:number-columns-repeated="2"/>
          <table:table-cell table:style-name="ce63" table:formula="of:=1/(([.E173]+[.$B$174])*0.001)" office:value-type="float" office:value="0.487804878048781" calcext:value-type="float">
            <text:p>0.487804878</text:p>
          </table:table-cell>
          <table:table-cell table:style-name="ce63" table:number-columns-repeated="3"/>
          <table:table-cell table:style-name="ce63" table:formula="of:=1/(([.I173]+[.$B$174])*0.001)" office:value-type="float" office:value="1.81818181818182" calcext:value-type="float">
            <text:p>1.8181818182</text:p>
          </table:table-cell>
          <table:table-cell table:style-name="ce63" table:formula="of:=1/(([.J173]+[.$B$174])*0.001)" office:value-type="float" office:value="0.952380952380952" calcext:value-type="float">
            <text:p>0.9523809524</text:p>
          </table:table-cell>
          <table:table-cell table:style-name="ce63" table:formula="of:=1/(([.K173]+[.$B$174])*0.001)" office:value-type="float" office:value="0.327868852459016" calcext:value-type="float">
            <text:p>0.3278688525</text:p>
          </table:table-cell>
          <table:table-cell table:style-name="ce63" table:formula="of:=1/(([.L173]+[.$B$174])*0.001)" office:value-type="float" office:value="0.246913580246914" calcext:value-type="float">
            <text:p>0.2469135802</text:p>
          </table:table-cell>
          <table:table-cell table:number-columns-repeated="1012"/>
        </table:table-row>
        <table:table-row table:style-name="ro1">
          <table:table-cell table:style-name="ce19" table:number-columns-repeated="2"/>
          <table:table-cell table:style-name="ce65"/>
          <table:table-cell table:style-name="ce68"/>
          <table:table-cell table:style-name="ce19" table:number-columns-repeated="1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164]*[.B163]" office:value-type="float" office:value="40" calcext:value-type="float">
            <text:p>40</text:p>
          </table:table-cell>
          <table:table-cell table:formula="of:=[.C164]*[.C163]" office:value-type="float" office:value="39.9999999999999" calcext:value-type="float">
            <text:p>40</text:p>
          </table:table-cell>
          <table:table-cell table:formula="of:=[.D164]*[.D163]" office:value-type="float" office:value="39.9999999999999" calcext:value-type="float">
            <text:p>40</text:p>
          </table:table-cell>
          <table:table-cell table:formula="of:=[.E164]*[.E163]" office:value-type="float" office:value="40" calcext:value-type="float">
            <text:p>40</text:p>
          </table:table-cell>
          <table:table-cell table:formula="of:=[.F164]*[.F163]" office:value-type="float" office:value="40" calcext:value-type="float">
            <text:p>40</text:p>
          </table:table-cell>
          <table:table-cell table:formula="of:=[.C164]*[.C163]" office:value-type="float" office:value="39.9999999999999" calcext:value-type="float">
            <text:p>40</text:p>
          </table:table-cell>
          <table:table-cell table:formula="of:=[.D164]*[.D163]" office:value-type="float" office:value="39.9999999999999" calcext:value-type="float">
            <text:p>40</text:p>
          </table:table-cell>
          <table:table-cell table:formula="of:=[.E164]*[.E163]" office:value-type="float" office:value="40" calcext:value-type="float">
            <text:p>40</text:p>
          </table:table-cell>
          <table:table-cell table:formula="of:=[.F164]*[.F163]" office:value-type="float" office:value="40" calcext:value-type="float">
            <text:p>40</text:p>
          </table:table-cell>
          <table:table-cell table:formula="of:=[.G164]*[.G163]" office:value-type="float" office:value="40" calcext:value-type="float">
            <text:p>40</text:p>
          </table:table-cell>
          <table:table-cell table:formula="of:=[.L164]*[.L163]" office:value-type="float" office:value="40" calcext:value-type="float">
            <text:p>40</text:p>
          </table:table-cell>
          <table:table-cell table:formula="of:=[.M164]*[.M163]" office:value-type="float" office:value="40" calcext:value-type="float">
            <text:p>40</text:p>
          </table:table-cell>
          <table:table-cell table:formula="of:=[.N164]*[.N163]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999" calcext:value-type="float">
            <text:p>0.49999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/>
          <table:table-cell table:formula="of:=[.B190]*[.B191]" office:value-type="float" office:value="40" calcext:value-type="float">
            <text:p>40</text:p>
          </table:table-cell>
          <table:table-cell table:formula="of:=[.C190]*[.C191]" office:value-type="float" office:value="39.9" calcext:value-type="float">
            <text:p>39.9</text:p>
          </table:table-cell>
          <table:table-cell table:formula="of:=[.D190]*[.D191]" office:value-type="float" office:value="39.9" calcext:value-type="float">
            <text:p>39.9</text:p>
          </table:table-cell>
          <table:table-cell table:formula="of:=[.E190]*[.E191]" office:value-type="float" office:value="40" calcext:value-type="float">
            <text:p>40</text:p>
          </table:table-cell>
          <table:table-cell table:formula="of:=[.F190]*[.F191]" office:value-type="float" office:value="40.05" calcext:value-type="float">
            <text:p>40.05</text:p>
          </table:table-cell>
          <table:table-cell table:formula="of:=[.G190]*[.G191]" office:value-type="float" office:value="39.84" calcext:value-type="float">
            <text:p>39.84</text:p>
          </table:table-cell>
          <table:table-cell table:formula="of:=[.H190]*[.H191]" office:value-type="float" office:value="40.18" calcext:value-type="float">
            <text:p>40.18</text:p>
          </table:table-cell>
          <table:table-cell table:formula="of:=[.I190]*[.I191]" office:value-type="float" office:value="39.933" calcext:value-type="float">
            <text:p>39.933</text:p>
          </table:table-cell>
          <table:table-cell table:formula="of:=[.J190]*[.J191]" office:value-type="float" office:value="40.095" calcext:value-type="float">
            <text:p>40.095</text:p>
          </table:table-cell>
          <table:table-cell table:formula="of:=[.K190]*[.K191]" office:value-type="float" office:value="39.76" calcext:value-type="float">
            <text:p>39.76</text:p>
          </table:table-cell>
          <table:table-cell table:formula="of:=[.L190]*[.L191]" office:value-type="float" office:value="39.92" calcext:value-type="float">
            <text:p>39.92</text:p>
          </table:table-cell>
          <table:table-cell table:formula="of:=[.M190]*[.M191]" office:value-type="float" office:value="39.9992" calcext:value-type="float">
            <text:p>39.9992</text:p>
          </table:table-cell>
          <table:table-cell table:formula="of:=[.N190]*[.N191]" office:value-type="float" office:value="40" calcext:value-type="float">
            <text:p>40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/>
          <table:table-cell table:number-columns-repeated="7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/>
          <table:table-cell table:formula="of:=[.B197]*[.B196]" office:value-type="float" office:value="10" calcext:value-type="float">
            <text:p>10</text:p>
          </table:table-cell>
          <table:table-cell table:formula="of:=[.C197]*[.C196]" office:value-type="float" office:value="20" calcext:value-type="float">
            <text:p>20</text:p>
          </table:table-cell>
          <table:table-cell table:formula="of:=[.D197]*[.D196]" office:value-type="float" office:value="30" calcext:value-type="float">
            <text:p>30</text:p>
          </table:table-cell>
          <table:table-cell table:formula="of:=[.E197]*[.E196]" office:value-type="float" office:value="40" calcext:value-type="float">
            <text:p>40</text:p>
          </table:table-cell>
          <table:table-cell table:formula="of:=[.F197]*[.F196]" office:value-type="float" office:value="50" calcext:value-type="float">
            <text:p>50</text:p>
          </table:table-cell>
          <table:table-cell table:formula="of:=[.G197]*[.G196]" office:value-type="float" office:value="60" calcext:value-type="float">
            <text:p>60</text:p>
          </table:table-cell>
          <table:table-cell table:formula="of:=[.H197]*[.H196]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4" table:formula="of:=[.B198]/[.$B$148]" office:value-type="float" office:value="11249.9999985938" calcext:value-type="float">
            <text:p>11250.0</text:p>
          </table:table-cell>
          <table:table-cell table:style-name="ce64" table:formula="of:=[.C198]/[.$B$148]" office:value-type="float" office:value="22499.9999971875" calcext:value-type="float">
            <text:p>22500.0</text:p>
          </table:table-cell>
          <table:table-cell table:style-name="ce64" table:formula="of:=[.D198]/[.$B$148]" office:value-type="float" office:value="33749.9999957812" calcext:value-type="float">
            <text:p>33750.0</text:p>
          </table:table-cell>
          <table:table-cell table:style-name="ce64" table:formula="of:=[.E198]/[.$B$148]" office:value-type="float" office:value="44999.999994375" calcext:value-type="float">
            <text:p>45000.0</text:p>
          </table:table-cell>
          <table:table-cell table:style-name="ce64" table:formula="of:=[.F198]/[.$B$148]" office:value-type="float" office:value="56249.9999929687" calcext:value-type="float">
            <text:p>56250.0</text:p>
          </table:table-cell>
          <table:table-cell table:style-name="ce64" table:formula="of:=[.G198]/[.$B$148]" office:value-type="float" office:value="67499.9999915625" calcext:value-type="float">
            <text:p>67500.0</text:p>
          </table:table-cell>
          <table:table-cell table:style-name="ce64" table:formula="of:=[.H198]/[.$B$148]" office:value-type="float" office:value="112499.999985938" calcext:value-type="float">
            <text:p>112500.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6" calcext:value-type="float">
            <text:p>26</text:p>
          </table:table-cell>
          <table:table-cell table:style-name="ce65" office:value-type="string" calcext:value-type="string">
            <text:p>BASE CASE</text:p>
          </table:table-cell>
          <table:table-cell table:style-name="ce68" office:value-type="string" calcext:value-type="string">
            <text:p>15v2</text:p>
          </table:table-cell>
          <table:table-cell table:style-name="ce19"/>
          <table:table-cell table:style-name="ce19" office:value-type="string" calcext:value-type="string">
            <text:p>New investigation to replicate test case 14 for a higher J (i.e. variation 2 of test case 15).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8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8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63" table:number-columns-repeated="11"/>
          <table:table-cell table:number-columns-repeated="1012"/>
        </table:table-row>
        <table:table-row table:style-name="ro1">
          <table:table-cell table:number-columns-repeated="2"/>
          <table:table-cell table:style-name="ce63" table:number-columns-repeated="10"/>
          <table:table-cell table:number-columns-repeated="1012"/>
        </table:table-row>
        <table:table-row table:style-name="ro1">
          <table:table-cell table:style-name="ce19" table:number-columns-repeated="2"/>
          <table:table-cell table:style-name="ce65"/>
          <table:table-cell table:style-name="ce68"/>
          <table:table-cell table:style-name="ce19" table:number-columns-repeated="10"/>
          <table:table-cell table:number-columns-repeated="1010"/>
        </table:table-row>
      </table:table>
      <table:table table:name="Figures" table:style-name="ta1">
        <office:forms form:automatic-focus="false" form:apply-design-mode="false"/>
        <table:table-column table:style-name="co8" table:default-cell-style-name="ce73"/>
        <table:table-column table:style-name="co8" table:number-columns-repeated="4" table:default-cell-style-name="ce30"/>
        <table:table-column table:style-name="co11" table:default-cell-style-name="ce30"/>
        <table:table-column table:style-name="co8" table:default-cell-style-name="Default"/>
        <table:table-column table:style-name="co8" table:default-cell-style-name="ce73"/>
        <table:table-column table:style-name="co8" table:number-columns-repeated="4" table:default-cell-style-name="ce30"/>
        <table:table-column table:style-name="co12" table:default-cell-style-name="ce30"/>
        <table:table-row table:style-name="ro1">
          <table:table-cell table:style-name="ce70" office:value-type="string" calcext:value-type="string">
            <text:p>KEY: Compare with LS Filter + Identical Cases</text:p>
          </table:table-cell>
          <table:table-cell table:style-name="ce78" table:number-columns-repeated="5"/>
          <table:table-cell/>
          <table:table-cell table:style-name="ce86"/>
          <table:table-cell table:number-columns-repeated="5"/>
        </table:table-row>
        <table:table-row table:style-name="ro1">
          <table:table-cell table:style-name="ce71" office:value-type="string" calcext:value-type="string">
            <text:p>KEY: Compare with LS Filter</text:p>
          </table:table-cell>
          <table:table-cell table:style-name="ce79" table:number-columns-repeated="5"/>
          <table:table-cell/>
          <table:table-cell table:style-name="ce86"/>
          <table:table-cell table:number-columns-repeated="5"/>
        </table:table-row>
        <table:table-row table:style-name="ro1">
          <table:table-cell table:style-name="ce30"/>
          <table:table-cell table:number-columns-repeated="6"/>
          <table:table-cell table:style-name="ce30"/>
          <table:table-cell table:number-columns-repeated="5"/>
        </table:table-row>
        <table:table-row table:style-name="ro1">
          <table:table-cell table:style-name="ce72" office:value-type="string" calcext:value-type="string" table:number-columns-spanned="6" table:number-rows-spanned="1">
            <text:p>From Perfect to Imperfect Learning for White Noise </text:p>
          </table:table-cell>
          <table:covered-table-cell table:number-columns-repeated="5" table:style-name="ce80"/>
          <table:table-cell/>
          <table:table-cell table:style-name="ce76" office:value-type="string" calcext:value-type="string" table:number-columns-spanned="6" table:number-rows-spanned="1">
            <text:p>Increased Delta T (fs) for Perfect Learning with 1/f Noise (J=4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1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85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estCase</text:p>
          </table:table-cell>
          <table:table-cell table:style-name="ce79" office:value-type="float" office:value="7" calcext:value-type="float">
            <text:p>7</text:p>
          </table:table-cell>
          <table:table-cell table:number-columns-repeated="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8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Variations</text:p>
          </table:table-cell>
          <table:table-cell table:style-name="ce7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</table:table-row>
        <table:table-row table:style-name="ro4">
          <table:table-cell table:style-name="ce74" office:value-type="string" calcext:value-type="string" table:number-columns-spanned="6" table:number-rows-spanned="1">
            <text:p>n_predict = 5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74" office:value-type="string" calcext:value-type="string" table:number-columns-spanned="6" table:number-rows-spanned="1">
            <text:p>n_predict = 100 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text:s/>(f0/wb)</text:p>
          </table:table-cell>
          <table:table-cell table:formula="of:=['Variant Test Cases'.N70]" office:value-type="float" office:value="2" calcext:value-type="float">
            <text:p>2</text:p>
          </table:table-cell>
          <table:table-cell table:formula="of:=['Variant Test Cases'.M70]" office:value-type="float" office:value="1" calcext:value-type="float">
            <text:p>1</text:p>
          </table:table-cell>
          <table:table-cell table:formula="of:=['Variant Test Cases'.L170]" office:value-type="float" office:value="0.998" calcext:value-type="float">
            <text:p>0.998</text:p>
          </table:table-cell>
          <table:table-cell table:formula="of:=['Variant Test Cases'.K170]" office:value-type="float" office:value="0.994" calcext:value-type="float">
            <text:p>0.994</text:p>
          </table:table-cell>
          <table:table-cell table:formula="of:=['Variant Test Cases'.J170]" office:value-type="float" office:value="0.99" calcext:value-type="float">
            <text:p>0.99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predict_2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2" office:value-type="string" calcext:value-type="string" table:number-columns-spanned="6" table:number-rows-spanned="1">
            <text:p>Increasing f_cutoff/B for Imperfect Learning for White Noise</text:p>
          </table:table-cell>
          <table:covered-table-cell table:number-columns-repeated="5" table:style-name="ce80"/>
          <table:table-cell/>
          <table:table-cell table:style-name="ce77" office:value-type="string" calcext:value-type="string" table:number-columns-spanned="6" table:number-rows-spanned="1">
            <text:p>Increasing Delta T (fs) for Imperfect Learning for Sev. Undersampled <text:s/>1/f noise</text:p>
          </table:table-cell>
          <table:covered-table-cell table:number-columns-repeated="5" table:style-name="ce80"/>
        </table:table-row>
        <table:table-row table:style-name="ro1">
          <table:table-cell office:value-type="string" calcext:value-type="string">
            <text:p>Figname</text:p>
          </table:table-cell>
          <table:table-cell table:style-name="ce81" office:value-type="string" calcext:value-type="string">
            <text:p>Story 2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84" office:value-type="string" calcext:value-type="string">
            <text:p>24==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string" calcext:value-type="string">
            <text:p>TestCase</text:p>
          </table:table-cell>
          <table:table-cell table:style-name="ce79" office:value-type="float" office:value="8" calcext:value-type="float">
            <text:p>8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4==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ariations</text:p>
          </table:table-cell>
          <table:table-cell table:style-name="ce7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</table:table-row>
        <table:table-row table:style-name="ro5">
          <table:table-cell table:style-name="ce75" office:value-type="string" calcext:value-type="string" table:number-columns-spanned="6" table:number-rows-spanned="1">
            <text:p>n_predict = 50</text:p>
            <text:p>Max loss (KF Ensemble Avg) = 10**3</text:p>
            <text:p>Min, Max loss (Histograms) = 10**(-2, 6)</text:p>
            <text:p>Max Amp / PSD needs to be higher than 1</text:p>
          </table:table-cell>
          <table:covered-table-cell table:number-columns-repeated="5"/>
          <table:table-cell/>
          <table:table-cell table:style-name="ce7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84]" office:value-type="float" office:value="0.1988" calcext:value-type="float">
            <text:p>0.1988</text:p>
          </table:table-cell>
          <table:table-cell table:formula="of:=['Variant Test Cases'.C184]" office:value-type="float" office:value="0.3976" calcext:value-type="float">
            <text:p>0.3976</text:p>
          </table:table-cell>
          <table:table-cell table:formula="of:=['Variant Test Cases'.E184]" office:value-type="float" office:value="0.7952" calcext:value-type="float">
            <text:p>0.7952</text:p>
          </table:table-cell>
          <table:table-cell table:formula="of:=['Variant Test Cases'.G184]" office:value-type="float" office:value="1.1928" calcext:value-type="float">
            <text:p>1.1928</text:p>
          </table:table-cell>
          <table:table-cell table:formula="of:=['Variant Test Cases'.H184]" office:value-type="float" office:value="1.988" calcext:value-type="float">
            <text:p>1.988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predict_2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2" office:value-type="string" calcext:value-type="string" table:number-columns-spanned="6" table:number-rows-spanned="1">
            <text:p>Increasing Fourier Resolution (and bdelta) for Imperfect Learning for White Noise</text:p>
          </table:table-cell>
          <table:covered-table-cell table:number-columns-repeated="5" table:style-name="ce80"/>
          <table:table-cell/>
          <table:table-cell table:style-name="ce77" office:value-type="string" calcext:value-type="string" table:number-columns-spanned="6" table:number-rows-spanned="1">
            <text:p>Increasing Delta T (fs) for Imperfect Learning for Sev. Undersampled <text:s/>White Noise</text:p>
          </table:table-cell>
          <table:covered-table-cell table:number-columns-repeated="5" table:style-name="ce80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3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84" office:value-type="string" calcext:value-type="string">
            <text:p>24==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string" calcext:value-type="string">
            <text:p>TestCase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84" office:value-type="string" calcext:value-type="string">
            <text:p>4==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Variations</text:p>
          </table:table-cell>
          <table:table-cell table:style-name="ce7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</table:table-row>
        <table:table-row table:style-name="ro6">
          <table:table-cell table:style-name="ce74" office:value-type="string" calcext:value-type="string" table:number-columns-spanned="6" table:number-rows-spanned="1">
            <text:p>n_predict = 5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7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2, 9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I185]" office:value-type="float" office:value="1.81818181818182" calcext:value-type="float">
            <text:p>1.8181818182</text:p>
          </table:table-cell>
          <table:table-cell table:formula="of:=['Variant Test Cases'.J185]" office:value-type="float" office:value="0.952380952380952" calcext:value-type="float">
            <text:p>0.9523809524</text:p>
          </table:table-cell>
          <table:table-cell table:formula="of:=['Variant Test Cases'.E185]" office:value-type="float" office:value="0.487804878048781" calcext:value-type="float">
            <text:p>0.487804878</text:p>
          </table:table-cell>
          <table:table-cell table:formula="of:=['Variant Test Cases'.K185]" office:value-type="float" office:value="0.327868852459016" calcext:value-type="float">
            <text:p>0.3278688525</text:p>
          </table:table-cell>
          <table:table-cell table:formula="of:=['Variant Test Cases'.L185]" office:value-type="float" office:value="0.246913580246914" calcext:value-type="float">
            <text:p>0.2469135802</text:p>
          </table:table-cell>
          <table:table-cell/>
          <table:table-cell office:value-type="string" calcext:value-type="string">
            <text:p>Dial </text:p>
          </table:table-cell>
          <table:table-cell table:formula="of:=['Variant Test Cases'.B6]" office:value-type="float" office:value="20" calcext:value-type="float">
            <text:p>20</text:p>
          </table:table-cell>
          <table:table-cell table:formula="of:=['Variant Test Cases'.C6]" office:value-type="float" office:value="10" calcext:value-type="float">
            <text:p>10</text:p>
          </table:table-cell>
          <table:table-cell table:formula="of:=['Variant Test Cases'.E6]" office:value-type="float" office:value="5" calcext:value-type="float">
            <text:p>5</text:p>
          </table:table-cell>
          <table:table-cell table:formula="of:=['Variant Test Cases'.G6]" office:value-type="float" office:value="2" calcext:value-type="float">
            <text:p>2</text:p>
          </table:table-cell>
          <table:table-cell table:formula="of:=['Variant Test Cases'.H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predict_2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6" office:value-type="string" calcext:value-type="string" table:number-columns-spanned="6" table:number-rows-spanned="1">
            <text:p>Increasing Msmt Noise for Perfect Learning for White Noise with J =4 </text:p>
          </table:table-cell>
          <table:covered-table-cell table:number-columns-repeated="5" table:style-name="ce80"/>
          <table:table-cell/>
          <table:table-cell table:style-name="ce77" office:value-type="string" calcext:value-type="string" table:number-columns-spanned="6" table:number-rows-spanned="1">
            <text:p>Increasing Delta T (fs) for Imperfect Learning for Sev. Undersampled <text:s/>Ohmic Noise</text:p>
          </table:table-cell>
          <table:covered-table-cell table:number-columns-repeated="5" table:style-name="ce80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4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style-name="ce82" office:value-type="string" calcext:value-type="string">
            <text:p>18=14</text:p>
          </table:table-cell>
          <table:table-cell table:number-columns-repeated="4" office:value-type="float" office:value="18" calcext:value-type="float">
            <text:p>18</text:p>
          </table:table-cell>
          <table:table-cell/>
          <table:table-cell office:value-type="string" calcext:value-type="string">
            <text:p>TestCase</text:p>
          </table:table-cell>
          <table:table-cell table:style-name="ce79" office:value-type="float" office:value="12" calcext:value-type="float">
            <text:p>12</text:p>
          </table:table-cell>
          <table:table-cell table:number-columns-repeated="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table:style-name="ce82" office:value-type="string" calcext:value-type="string">
            <text:p>1=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ariations</text:p>
          </table:table-cell>
          <table:table-cell table:style-name="ce7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</table:table-row>
        <table:table-row table:style-name="ro6">
          <table:table-cell table:style-name="ce7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7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6, 11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02]" office:value-type="float" office:value="0.01" calcext:value-type="float">
            <text:p>0.01</text:p>
          </table:table-cell>
          <table:table-cell table:formula="of:=['Variant Test Cases'.D102]" office:value-type="float" office:value="0.05" calcext:value-type="float">
            <text:p>0.05</text:p>
          </table:table-cell>
          <table:table-cell table:formula="of:=['Variant Test Cases'.F102]" office:value-type="float" office:value="0.1" calcext:value-type="float">
            <text:p>0.1</text:p>
          </table:table-cell>
          <table:table-cell table:formula="of:=['Variant Test Cases'.H102]" office:value-type="float" office:value="0.2" calcext:value-type="float">
            <text:p>0.2</text:p>
          </table:table-cell>
          <table:table-cell table:formula="of:=['Variant Test Cases'.I102]" office:value-type="float" office:value="0.25" calcext:value-type="float">
            <text:p>0.25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testbefore_3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7" office:value-type="string" calcext:value-type="string" table:number-columns-spanned="6" table:number-rows-spanned="1">
            <text:p>Increasing f_cutoff/B for Imperfect Learning for Sev. Undersampled <text:s/>White Noise</text:p>
          </table:table-cell>
          <table:covered-table-cell table:number-columns-repeated="5" table:style-name="ce80"/>
          <table:table-cell/>
          <table:table-cell table:style-name="ce76" office:value-type="string" calcext:value-type="string" table:number-columns-spanned="6" table:number-rows-spanned="1">
            <text:p>Increased Delta T (fs) for Perfect Learning with 1/f Noise and High Msmt Noise(J=4)</text:p>
          </table:table-cell>
          <table:covered-table-cell table:number-columns-repeated="5" table:style-name="ce80"/>
        </table:table-row>
        <table:table-row table:style-name="ro1">
          <table:table-cell office:value-type="string" calcext:value-type="string">
            <text:p>Figname</text:p>
          </table:table-cell>
          <table:table-cell table:style-name="ce81" office:value-type="string" calcext:value-type="string">
            <text:p>Story 6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83" office:value-type="string" calcext:value-type="string">
            <text:p>21=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TestCase</text:p>
          </table:table-cell>
          <table:table-cell table:style-name="ce79" office:value-type="float" office:value="13" calcext:value-type="float">
            <text:p>13</text:p>
          </table:table-cell>
          <table:table-cell table:number-columns-repeated="4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3" office:value-type="string" calcext:value-type="string">
            <text:p>5=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ariations</text:p>
          </table:table-cell>
          <table:table-cell table:style-name="ce7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</table:table-row>
        <table:table-row table:style-name="ro5">
          <table:table-cell table:style-name="ce74" office:value-type="string" calcext:value-type="string" table:number-columns-spanned="6" table:number-rows-spanned="1">
            <text:p>n_predict = 100</text:p>
            <text:p>Max loss (KF Ensemble Avg) = 10**3</text:p>
            <text:p>Min, Max loss (Histograms) = 10**(1, 9)</text:p>
            <text:p>Computationally aliased not physically aliased</text:p>
          </table:table-cell>
          <table:covered-table-cell table:number-columns-repeated="5"/>
          <table:table-cell/>
          <table:table-cell table:style-name="ce7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C157]" office:value-type="float" office:value="0.1777777778" calcext:value-type="float">
            <text:p>0.1777777778</text:p>
          </table:table-cell>
          <table:table-cell table:formula="of:=['Variant Test Cases'.B142]" office:value-type="float" office:value="0.3555555556" calcext:value-type="float">
            <text:p>0.3555555556</text:p>
          </table:table-cell>
          <table:table-cell table:formula="of:=['Variant Test Cases'.F142]" office:value-type="float" office:value="8.000000001" calcext:value-type="float">
            <text:p>8.000000001</text:p>
          </table:table-cell>
          <table:table-cell table:formula="of:=['Variant Test Cases'.I142]" office:value-type="float" office:value="1.0666666668" calcext:value-type="float">
            <text:p>1.0666666668</text:p>
          </table:table-cell>
          <table:table-cell table:formula="of:=['Variant Test Cases'.D157]" office:value-type="float" office:value="1.4222222224" calcext:value-type="float">
            <text:p>1.4222222224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testbefore_3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7" office:value-type="string" calcext:value-type="string" table:number-columns-spanned="6" table:number-rows-spanned="1">
            <text:p>Increasing Fourier Res for Imperfect Learning for Sev. Undersampled <text:s/>White Noise</text:p>
          </table:table-cell>
          <table:covered-table-cell table:number-columns-repeated="5" table:style-name="ce80"/>
          <table:table-cell/>
          <table:table-cell table:style-name="ce76" office:value-type="string" calcext:value-type="string" table:number-columns-spanned="6" table:number-rows-spanned="1">
            <text:p>Increased Delta T (fs) for Perfect Learning with White Noise (J=4)</text:p>
          </table:table-cell>
          <table:covered-table-cell table:number-columns-repeated="5" table:style-name="ce80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7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office:value-type="float" office:value="20" calcext:value-type="float">
            <text:p>20</text:p>
          </table:table-cell>
          <table:table-cell table:style-name="ce83" office:value-type="string" calcext:value-type="string">
            <text:p>20=10</text:p>
          </table:table-cell>
          <table:table-cell table:number-columns-repeated="3" office:value-type="float" office:value="20" calcext:value-type="float">
            <text:p>20</text:p>
          </table:table-cell>
          <table:table-cell/>
          <table:table-cell office:value-type="string" calcext:value-type="string">
            <text:p>TestCase</text:p>
          </table:table-cell>
          <table:table-cell table:style-name="ce87" office:value-type="float" office:value="14" calcext:value-type="float">
            <text:p>14</text:p>
          </table:table-cell>
          <table:table-cell table:number-columns-repeated="4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table:style-name="ce83" office:value-type="string" calcext:value-type="string">
            <text:p>2=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riations</text:p>
          </table:table-cell>
          <table:table-cell table:style-name="ce8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</table:table-row>
        <table:table-row table:style-name="ro6">
          <table:table-cell table:style-name="ce7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1, 9)</text:p>
          </table:table-cell>
          <table:covered-table-cell table:number-columns-repeated="5"/>
          <table:table-cell/>
          <table:table-cell table:style-name="ce7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27]" office:value-type="float" office:value="0.909090909090909" calcext:value-type="float">
            <text:p>0.9090909091</text:p>
          </table:table-cell>
          <table:table-cell table:formula="of:=['Variant Test Cases'.C127]" office:value-type="float" office:value="0.476190476190476" calcext:value-type="float">
            <text:p>0.4761904762</text:p>
          </table:table-cell>
          <table:table-cell table:formula="of:=['Variant Test Cases'.D127]" office:value-type="float" office:value="0.32258064516129" calcext:value-type="float">
            <text:p>0.3225806452</text:p>
          </table:table-cell>
          <table:table-cell table:formula="of:=['Variant Test Cases'.E127]" office:value-type="float" office:value="0.24390243902439" calcext:value-type="float">
            <text:p>0.243902439</text:p>
          </table:table-cell>
          <table:table-cell table:formula="of:=['Variant Test Cases'.F127]" office:value-type="float" office:value="0.196078431372549" calcext:value-type="float">
            <text:p>0.1960784314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testbefore_3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ce30"/>
          <table:table-cell table:number-columns-repeated="5"/>
          <table:table-cell table:style-name="ce30" table:number-columns-repeated="2"/>
          <table:table-cell table:number-columns-repeated="5"/>
        </table:table-row>
        <table:table-row table:style-name="ro1">
          <table:table-cell table:style-name="ce77" office:value-type="string" calcext:value-type="string" table:number-columns-spanned="6" table:number-rows-spanned="1">
            <text:p>Increasing Msmt Noise for Imperfect Learning for Sev. Undersampled <text:s/>White Noise</text:p>
          </table:table-cell>
          <table:covered-table-cell table:number-columns-repeated="5" table:style-name="ce80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Figname</text:p>
          </table:table-cell>
          <table:table-cell table:style-name="ce81" office:value-type="string" calcext:value-type="string">
            <text:p>Story 8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 office:value-type="string" calcext:value-type="string">
            <text:p>TestCase</text:p>
          </table:table-cell>
          <table:table-cell table:style-name="ce83" office:value-type="string" calcext:value-type="string">
            <text:p>19==10</text:p>
          </table:table-cell>
          <table:table-cell table:number-columns-repeated="4" office:value-type="float" office:value="19" calcext:value-type="float">
            <text:p>19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Variations</text:p>
          </table:table-cell>
          <table:table-cell table:style-name="ce83" office:value-type="string" calcext:value-type="string">
            <text:p>1==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6"/>
        </table:table-row>
        <table:table-row table:style-name="ro6">
          <table:table-cell table:style-name="ce7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1,9)</text:p>
          </table:table-cell>
          <table:covered-table-cell table:number-columns-repeated="5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ial 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25" calcext:value-type="float">
            <text:p>0.25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testbefore_3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hadow="none" fo:background-color="transparent" style:print-page-order="ltr" style:scale-to="36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17:55:43.381740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1:24:53.464896175</meta:creation-date>
    <dc:date>2017-05-28T18:45:19.704756121</dc:date>
    <meta:editing-duration>P2DT22H17M50S</meta:editing-duration>
    <meta:editing-cycles>38</meta:editing-cycles>
    <meta:generator>LibreOffice/5.1.6.2$Linux_X86_64 LibreOffice_project/10m0$Build-2</meta:generator>
    <meta:print-date>2017-05-07T11:26:20.058852962</meta:print-date>
    <meta:document-statistic meta:table-count="3" meta:cell-count="4025" meta:object-count="0"/>
  </office:meta>
</office:document-meta>
</file>